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]-[.F$2])^2" office:value-type="float" office:value="0.0176889999999998">
            <text:p>0.017689</text:p>
          </table:table-cell>
          <table:table-cell table:formula="of:=([.B1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]-[.F$2])^2" office:value-type="float" office:value="0.751689000000001">
            <text:p>0.751689</text:p>
          </table:table-cell>
          <table:table-cell table:formula="of:=([.B2]-[.G$2])^2" office:value-type="float" office:value="1.530169">
            <text:p>1.530169</text:p>
          </table:table-cell>
          <table:table-cell/>
          <table:table-cell table:formula="of:=SUM([.A1:.A1000])/1000" office:value-type="float" office:value="16.867">
            <text:p>16.867</text:p>
          </table:table-cell>
          <table:table-cell table:formula="of:=SUM([.B1:.B1000])/1000" office:value-type="float" office:value="14.237">
            <text:p>14.237</text:p>
          </table:table-cell>
          <table:table-cell/>
          <table:table-cell table:formula="of:=SUM([.C1:.C1000])/999" office:value-type="float" office:value="9.91122222222224">
            <text:p>9.9112222222</text:p>
          </table:table-cell>
          <table:table-cell table:formula="of:=SUM([.D1:.D1000])/999" office:value-type="float" office:value="15.4602912912911">
            <text:p>15.46029129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]-[.F$2])^2" office:value-type="float" office:value="0.751689000000001">
            <text:p>0.751689</text:p>
          </table:table-cell>
          <table:table-cell table:formula="of:=([.B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]-[.F$2])^2" office:value-type="float" office:value="0.751689000000001">
            <text:p>0.751689</text:p>
          </table:table-cell>
          <table:table-cell table:formula="of:=([.B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([.A5]-[.F$2])^2" office:value-type="float" office:value="17.081689">
            <text:p>17.081689</text:p>
          </table:table-cell>
          <table:table-cell table:formula="of:=([.B5]-[.G$2])^2" office:value-type="float" office:value="60.264169">
            <text:p>60.264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formula="of:=([.A6]-[.F$2])^2" office:value-type="float" office:value="0.0176889999999998">
            <text:p>0.017689</text:p>
          </table:table-cell>
          <table:table-cell table:formula="of:=([.B6]-[.G$2])^2" office:value-type="float" office:value="45.738169">
            <text:p>45.738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7]-[.F$2])^2" office:value-type="float" office:value="0.0176889999999998">
            <text:p>0.017689</text:p>
          </table:table-cell>
          <table:table-cell table:formula="of:=([.B7]-[.G$2])^2" office:value-type="float" office:value="0.582169">
            <text:p>0.582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]-[.F$2])^2" office:value-type="float" office:value="0.0176889999999998">
            <text:p>0.017689</text:p>
          </table:table-cell>
          <table:table-cell table:formula="of:=([.B8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]-[.F$2])^2" office:value-type="float" office:value="0.0176889999999998">
            <text:p>0.017689</text:p>
          </table:table-cell>
          <table:table-cell table:formula="of:=([.B9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0]-[.F$2])^2" office:value-type="float" office:value="0.751689000000001">
            <text:p>0.751689</text:p>
          </table:table-cell>
          <table:table-cell table:formula="of:=([.B1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11]-[.F$2])^2" office:value-type="float" office:value="3.485689">
            <text:p>3.485689</text:p>
          </table:table-cell>
          <table:table-cell table:formula="of:=([.B1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2]-[.F$2])^2" office:value-type="float" office:value="0.0176889999999998">
            <text:p>0.017689</text:p>
          </table:table-cell>
          <table:table-cell table:formula="of:=([.B12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13]-[.F$2])^2" office:value-type="float" office:value="3.485689">
            <text:p>3.485689</text:p>
          </table:table-cell>
          <table:table-cell table:formula="of:=([.B1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4]-[.F$2])^2" office:value-type="float" office:value="0.0176889999999998">
            <text:p>0.017689</text:p>
          </table:table-cell>
          <table:table-cell table:formula="of:=([.B1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5]-[.F$2])^2" office:value-type="float" office:value="0.751689000000001">
            <text:p>0.751689</text:p>
          </table:table-cell>
          <table:table-cell table:formula="of:=([.B15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6]-[.F$2])^2" office:value-type="float" office:value="0.751689000000001">
            <text:p>0.751689</text:p>
          </table:table-cell>
          <table:table-cell table:formula="of:=([.B16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17]-[.F$2])^2" office:value-type="float" office:value="26.347689">
            <text:p>26.347689</text:p>
          </table:table-cell>
          <table:table-cell table:formula="of:=([.B17]-[.G$2])^2" office:value-type="float" office:value="3.108169">
            <text:p>3.108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8]-[.F$2])^2" office:value-type="float" office:value="0.751689000000001">
            <text:p>0.751689</text:p>
          </table:table-cell>
          <table:table-cell table:formula="of:=([.B1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19]-[.F$2])^2" office:value-type="float" office:value="3.485689">
            <text:p>3.485689</text:p>
          </table:table-cell>
          <table:table-cell table:formula="of:=([.B19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0]-[.F$2])^2" office:value-type="float" office:value="0.751689000000001">
            <text:p>0.751689</text:p>
          </table:table-cell>
          <table:table-cell table:formula="of:=([.B20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table:formula="of:=([.A21]-[.F$2])^2" office:value-type="float" office:value="405.337689">
            <text:p>405.337689</text:p>
          </table:table-cell>
          <table:table-cell table:formula="of:=([.B2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formula="of:=([.A22]-[.F$2])^2" office:value-type="float" office:value="9.81568899999999">
            <text:p>9.815689</text:p>
          </table:table-cell>
          <table:table-cell table:formula="of:=([.B22]-[.G$2])^2" office:value-type="float" office:value="76.790169">
            <text:p>76.7901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formula="of:=([.A23]-[.F$2])^2" office:value-type="float" office:value="9.81568899999999">
            <text:p>9.815689</text:p>
          </table:table-cell>
          <table:table-cell table:formula="of:=([.B23]-[.G$2])^2" office:value-type="float" office:value="76.790169">
            <text:p>76.79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4]-[.F$2])^2" office:value-type="float" office:value="0.751689000000001">
            <text:p>0.751689</text:p>
          </table:table-cell>
          <table:table-cell table:formula="of:=([.B24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table:formula="of:=([.A25]-[.F$2])^2" office:value-type="float" office:value="4.549689">
            <text:p>4.549689</text:p>
          </table:table-cell>
          <table:table-cell table:formula="of:=([.B25]-[.G$2])^2" office:value-type="float" office:value="162.894169">
            <text:p>162.8941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formula="of:=([.A26]-[.F$2])^2" office:value-type="float" office:value="9.81568899999999">
            <text:p>9.815689</text:p>
          </table:table-cell>
          <table:table-cell table:formula="of:=([.B26]-[.G$2])^2" office:value-type="float" office:value="60.264169">
            <text:p>60.264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7]-[.F$2])^2" office:value-type="float" office:value="0.751689000000001">
            <text:p>0.751689</text:p>
          </table:table-cell>
          <table:table-cell table:formula="of:=([.B2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8]-[.F$2])^2" office:value-type="float" office:value="0.751689000000001">
            <text:p>0.751689</text:p>
          </table:table-cell>
          <table:table-cell table:formula="of:=([.B2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9]-[.F$2])^2" office:value-type="float" office:value="0.0176889999999998">
            <text:p>0.017689</text:p>
          </table:table-cell>
          <table:table-cell table:formula="of:=([.B2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0]-[.F$2])^2" office:value-type="float" office:value="0.751689000000001">
            <text:p>0.751689</text:p>
          </table:table-cell>
          <table:table-cell table:formula="of:=([.B3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1]-[.F$2])^2" office:value-type="float" office:value="0.0176889999999998">
            <text:p>0.017689</text:p>
          </table:table-cell>
          <table:table-cell table:formula="of:=([.B3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formula="of:=([.A32]-[.F$2])^2" office:value-type="float" office:value="0.0176889999999998">
            <text:p>0.017689</text:p>
          </table:table-cell>
          <table:table-cell table:formula="of:=([.B32]-[.G$2])^2" office:value-type="float" office:value="45.738169">
            <text:p>45.738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3]-[.F$2])^2" office:value-type="float" office:value="0.751689000000001">
            <text:p>0.751689</text:p>
          </table:table-cell>
          <table:table-cell table:formula="of:=([.B3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4]-[.F$2])^2" office:value-type="float" office:value="0.751689000000001">
            <text:p>0.751689</text:p>
          </table:table-cell>
          <table:table-cell table:formula="of:=([.B3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formula="of:=([.A35]-[.F$2])^2" office:value-type="float" office:value="66.145689">
            <text:p>66.145689</text:p>
          </table:table-cell>
          <table:table-cell table:formula="of:=([.B35]-[.G$2])^2" office:value-type="float" office:value="45.738169">
            <text:p>45.738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6]-[.F$2])^2" office:value-type="float" office:value="0.0176889999999998">
            <text:p>0.017689</text:p>
          </table:table-cell>
          <table:table-cell table:formula="of:=([.B3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7]-[.F$2])^2" office:value-type="float" office:value="0.751689000000001">
            <text:p>0.751689</text:p>
          </table:table-cell>
          <table:table-cell table:formula="of:=([.B3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8]-[.F$2])^2" office:value-type="float" office:value="0.751689000000001">
            <text:p>0.751689</text:p>
          </table:table-cell>
          <table:table-cell table:formula="of:=([.B3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39]-[.F$2])^2" office:value-type="float" office:value="1.283689">
            <text:p>1.283689</text:p>
          </table:table-cell>
          <table:table-cell table:formula="of:=([.B3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0]-[.F$2])^2" office:value-type="float" office:value="0.0176889999999998">
            <text:p>0.017689</text:p>
          </table:table-cell>
          <table:table-cell table:formula="of:=([.B40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1]-[.F$2])^2" office:value-type="float" office:value="0.751689000000001">
            <text:p>0.751689</text:p>
          </table:table-cell>
          <table:table-cell table:formula="of:=([.B4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2]-[.F$2])^2" office:value-type="float" office:value="0.751689000000001">
            <text:p>0.751689</text:p>
          </table:table-cell>
          <table:table-cell table:formula="of:=([.B42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3]-[.F$2])^2" office:value-type="float" office:value="0.0176889999999998">
            <text:p>0.017689</text:p>
          </table:table-cell>
          <table:table-cell table:formula="of:=([.B43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4]-[.F$2])^2" office:value-type="float" office:value="0.751689000000001">
            <text:p>0.751689</text:p>
          </table:table-cell>
          <table:table-cell table:formula="of:=([.B44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5]-[.F$2])^2" office:value-type="float" office:value="0.0176889999999998">
            <text:p>0.017689</text:p>
          </table:table-cell>
          <table:table-cell table:formula="of:=([.B4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6]-[.F$2])^2" office:value-type="float" office:value="1.283689">
            <text:p>1.283689</text:p>
          </table:table-cell>
          <table:table-cell table:formula="of:=([.B4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7]-[.F$2])^2" office:value-type="float" office:value="0.751689000000001">
            <text:p>0.751689</text:p>
          </table:table-cell>
          <table:table-cell table:formula="of:=([.B4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8]-[.F$2])^2" office:value-type="float" office:value="0.751689000000001">
            <text:p>0.751689</text:p>
          </table:table-cell>
          <table:table-cell table:formula="of:=([.B4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49]-[.F$2])^2" office:value-type="float" office:value="3.485689">
            <text:p>3.485689</text:p>
          </table:table-cell>
          <table:table-cell table:formula="of:=([.B4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0]-[.F$2])^2" office:value-type="float" office:value="0.751689000000001">
            <text:p>0.751689</text:p>
          </table:table-cell>
          <table:table-cell table:formula="of:=([.B50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1]-[.F$2])^2" office:value-type="float" office:value="0.0176889999999998">
            <text:p>0.017689</text:p>
          </table:table-cell>
          <table:table-cell table:formula="of:=([.B51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52]-[.F$2])^2" office:value-type="float" office:value="23.687689">
            <text:p>23.687689</text:p>
          </table:table-cell>
          <table:table-cell table:formula="of:=([.B52]-[.G$2])^2" office:value-type="float" office:value="27.426169">
            <text:p>27.42616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53]-[.F$2])^2" office:value-type="float" office:value="34.421689">
            <text:p>34.421689</text:p>
          </table:table-cell>
          <table:table-cell table:formula="of:=([.B53]-[.G$2])^2" office:value-type="float" office:value="17.952169">
            <text:p>17.952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4]-[.F$2])^2" office:value-type="float" office:value="0.0176889999999998">
            <text:p>0.017689</text:p>
          </table:table-cell>
          <table:table-cell table:formula="of:=([.B5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5]-[.F$2])^2" office:value-type="float" office:value="0.0176889999999998">
            <text:p>0.017689</text:p>
          </table:table-cell>
          <table:table-cell table:formula="of:=([.B5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6]-[.F$2])^2" office:value-type="float" office:value="0.0176889999999998">
            <text:p>0.017689</text:p>
          </table:table-cell>
          <table:table-cell table:formula="of:=([.B5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57]-[.F$2])^2" office:value-type="float" office:value="3.485689">
            <text:p>3.485689</text:p>
          </table:table-cell>
          <table:table-cell table:formula="of:=([.B57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8]-[.F$2])^2" office:value-type="float" office:value="0.751689000000001">
            <text:p>0.751689</text:p>
          </table:table-cell>
          <table:table-cell table:formula="of:=([.B5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9]-[.F$2])^2" office:value-type="float" office:value="0.751689000000001">
            <text:p>0.751689</text:p>
          </table:table-cell>
          <table:table-cell table:formula="of:=([.B5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0]-[.F$2])^2" office:value-type="float" office:value="0.751689000000001">
            <text:p>0.751689</text:p>
          </table:table-cell>
          <table:table-cell table:formula="of:=([.B6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61]-[.F$2])^2" office:value-type="float" office:value="3.485689">
            <text:p>3.485689</text:p>
          </table:table-cell>
          <table:table-cell table:formula="of:=([.B61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2]-[.F$2])^2" office:value-type="float" office:value="0.751689000000001">
            <text:p>0.751689</text:p>
          </table:table-cell>
          <table:table-cell table:formula="of:=([.B62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3]-[.F$2])^2" office:value-type="float" office:value="0.0176889999999998">
            <text:p>0.017689</text:p>
          </table:table-cell>
          <table:table-cell table:formula="of:=([.B63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4]-[.F$2])^2" office:value-type="float" office:value="0.751689000000001">
            <text:p>0.751689</text:p>
          </table:table-cell>
          <table:table-cell table:formula="of:=([.B64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65]-[.F$2])^2" office:value-type="float" office:value="3.485689">
            <text:p>3.485689</text:p>
          </table:table-cell>
          <table:table-cell table:formula="of:=([.B6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6]-[.F$2])^2" office:value-type="float" office:value="0.751689000000001">
            <text:p>0.751689</text:p>
          </table:table-cell>
          <table:table-cell table:formula="of:=([.B6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7]-[.F$2])^2" office:value-type="float" office:value="0.751689000000001">
            <text:p>0.751689</text:p>
          </table:table-cell>
          <table:table-cell table:formula="of:=([.B6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8]-[.F$2])^2" office:value-type="float" office:value="0.751689000000001">
            <text:p>0.751689</text:p>
          </table:table-cell>
          <table:table-cell table:formula="of:=([.B6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69]-[.F$2])^2" office:value-type="float" office:value="1.283689">
            <text:p>1.283689</text:p>
          </table:table-cell>
          <table:table-cell table:formula="of:=([.B6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0]-[.F$2])^2" office:value-type="float" office:value="0.751689000000001">
            <text:p>0.751689</text:p>
          </table:table-cell>
          <table:table-cell table:formula="of:=([.B7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1]-[.F$2])^2" office:value-type="float" office:value="0.751689000000001">
            <text:p>0.751689</text:p>
          </table:table-cell>
          <table:table-cell table:formula="of:=([.B7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2]-[.F$2])^2" office:value-type="float" office:value="0.0176889999999998">
            <text:p>0.017689</text:p>
          </table:table-cell>
          <table:table-cell table:formula="of:=([.B7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73]-[.F$2])^2" office:value-type="float" office:value="4.549689">
            <text:p>4.549689</text:p>
          </table:table-cell>
          <table:table-cell table:formula="of:=([.B7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74]-[.F$2])^2" office:value-type="float" office:value="23.687689">
            <text:p>23.687689</text:p>
          </table:table-cell>
          <table:table-cell table:formula="of:=([.B74]-[.G$2])^2" office:value-type="float" office:value="17.952169">
            <text:p>17.952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5]-[.F$2])^2" office:value-type="float" office:value="0.751689000000001">
            <text:p>0.751689</text:p>
          </table:table-cell>
          <table:table-cell table:formula="of:=([.B7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6]-[.F$2])^2" office:value-type="float" office:value="0.751689000000001">
            <text:p>0.751689</text:p>
          </table:table-cell>
          <table:table-cell table:formula="of:=([.B7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77]-[.F$2])^2" office:value-type="float" office:value="0.751689000000001">
            <text:p>0.751689</text:p>
          </table:table-cell>
          <table:table-cell table:formula="of:=([.B77]-[.G$2])^2" office:value-type="float" office:value="5.004169">
            <text:p>5.004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8]-[.F$2])^2" office:value-type="float" office:value="0.751689000000001">
            <text:p>0.751689</text:p>
          </table:table-cell>
          <table:table-cell table:formula="of:=([.B7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9]-[.F$2])^2" office:value-type="float" office:value="0.751689000000001">
            <text:p>0.751689</text:p>
          </table:table-cell>
          <table:table-cell table:formula="of:=([.B7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80]-[.F$2])^2" office:value-type="float" office:value="4.549689">
            <text:p>4.549689</text:p>
          </table:table-cell>
          <table:table-cell table:formula="of:=([.B80]-[.G$2])^2" office:value-type="float" office:value="33.212169">
            <text:p>33.212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1]-[.F$2])^2" office:value-type="float" office:value="0.751689000000001">
            <text:p>0.751689</text:p>
          </table:table-cell>
          <table:table-cell table:formula="of:=([.B8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82]-[.F$2])^2" office:value-type="float" office:value="0.751689000000001">
            <text:p>0.751689</text:p>
          </table:table-cell>
          <table:table-cell table:formula="of:=([.B82]-[.G$2])^2" office:value-type="float" office:value="0.582169">
            <text:p>0.582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3]-[.F$2])^2" office:value-type="float" office:value="0.0176889999999998">
            <text:p>0.017689</text:p>
          </table:table-cell>
          <table:table-cell table:formula="of:=([.B8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4]-[.F$2])^2" office:value-type="float" office:value="0.751689000000001">
            <text:p>0.751689</text:p>
          </table:table-cell>
          <table:table-cell table:formula="of:=([.B8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5]-[.F$2])^2" office:value-type="float" office:value="0.751689000000001">
            <text:p>0.751689</text:p>
          </table:table-cell>
          <table:table-cell table:formula="of:=([.B85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86]-[.F$2])^2" office:value-type="float" office:value="23.687689">
            <text:p>23.687689</text:p>
          </table:table-cell>
          <table:table-cell table:formula="of:=([.B86]-[.G$2])^2" office:value-type="float" office:value="17.952169">
            <text:p>17.952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87]-[.F$2])^2" office:value-type="float" office:value="3.485689">
            <text:p>3.485689</text:p>
          </table:table-cell>
          <table:table-cell table:formula="of:=([.B8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88]-[.F$2])^2" office:value-type="float" office:value="0.0176889999999998">
            <text:p>0.017689</text:p>
          </table:table-cell>
          <table:table-cell table:formula="of:=([.B88]-[.G$2])^2" office:value-type="float" office:value="5.004169">
            <text:p>5.0041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89]-[.F$2])^2" office:value-type="float" office:value="8.219689">
            <text:p>8.219689</text:p>
          </table:table-cell>
          <table:table-cell table:formula="of:=([.B89]-[.G$2])^2" office:value-type="float" office:value="5.004169">
            <text:p>5.0041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table:formula="of:=([.A90]-[.F$2])^2" office:value-type="float" office:value="4.549689">
            <text:p>4.549689</text:p>
          </table:table-cell>
          <table:table-cell table:formula="of:=([.B90]-[.G$2])^2" office:value-type="float" office:value="280.998169">
            <text:p>280.998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1]-[.F$2])^2" office:value-type="float" office:value="0.0176889999999998">
            <text:p>0.017689</text:p>
          </table:table-cell>
          <table:table-cell table:formula="of:=([.B9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2]-[.F$2])^2" office:value-type="float" office:value="0.0176889999999998">
            <text:p>0.017689</text:p>
          </table:table-cell>
          <table:table-cell table:formula="of:=([.B92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3]-[.F$2])^2" office:value-type="float" office:value="0.751689000000001">
            <text:p>0.751689</text:p>
          </table:table-cell>
          <table:table-cell table:formula="of:=([.B9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4]-[.F$2])^2" office:value-type="float" office:value="0.751689000000001">
            <text:p>0.751689</text:p>
          </table:table-cell>
          <table:table-cell table:formula="of:=([.B9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5]-[.F$2])^2" office:value-type="float" office:value="0.751689000000001">
            <text:p>0.751689</text:p>
          </table:table-cell>
          <table:table-cell table:formula="of:=([.B9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6]-[.F$2])^2" office:value-type="float" office:value="0.751689000000001">
            <text:p>0.751689</text:p>
          </table:table-cell>
          <table:table-cell table:formula="of:=([.B96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7]-[.F$2])^2" office:value-type="float" office:value="0.751689000000001">
            <text:p>0.751689</text:p>
          </table:table-cell>
          <table:table-cell table:formula="of:=([.B97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8]-[.F$2])^2" office:value-type="float" office:value="0.751689000000001">
            <text:p>0.751689</text:p>
          </table:table-cell>
          <table:table-cell table:formula="of:=([.B98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9]-[.F$2])^2" office:value-type="float" office:value="0.0176889999999998">
            <text:p>0.017689</text:p>
          </table:table-cell>
          <table:table-cell table:formula="of:=([.B99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00]-[.F$2])^2" office:value-type="float" office:value="0.751689000000001">
            <text:p>0.751689</text:p>
          </table:table-cell>
          <table:table-cell table:formula="of:=([.B10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101]-[.F$2])^2" office:value-type="float" office:value="3.485689">
            <text:p>3.485689</text:p>
          </table:table-cell>
          <table:table-cell table:formula="of:=([.B10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102]-[.F$2])^2" office:value-type="float" office:value="23.687689">
            <text:p>23.687689</text:p>
          </table:table-cell>
          <table:table-cell table:formula="of:=([.B102]-[.G$2])^2" office:value-type="float" office:value="27.426169">
            <text:p>27.42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103]-[.F$2])^2" office:value-type="float" office:value="3.485689">
            <text:p>3.485689</text:p>
          </table:table-cell>
          <table:table-cell table:formula="of:=([.B10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104]-[.F$2])^2" office:value-type="float" office:value="23.687689">
            <text:p>23.687689</text:p>
          </table:table-cell>
          <table:table-cell table:formula="of:=([.B104]-[.G$2])^2" office:value-type="float" office:value="27.426169">
            <text:p>27.42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05]-[.F$2])^2" office:value-type="float" office:value="0.751689000000001">
            <text:p>0.751689</text:p>
          </table:table-cell>
          <table:table-cell table:formula="of:=([.B10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06]-[.F$2])^2" office:value-type="float" office:value="0.0176889999999998">
            <text:p>0.017689</text:p>
          </table:table-cell>
          <table:table-cell table:formula="of:=([.B106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07]-[.F$2])^2" office:value-type="float" office:value="0.751689000000001">
            <text:p>0.751689</text:p>
          </table:table-cell>
          <table:table-cell table:formula="of:=([.B10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08]-[.F$2])^2" office:value-type="float" office:value="0.751689000000001">
            <text:p>0.751689</text:p>
          </table:table-cell>
          <table:table-cell table:formula="of:=([.B10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([.A109]-[.F$2])^2" office:value-type="float" office:value="0.751689000000001">
            <text:p>0.751689</text:p>
          </table:table-cell>
          <table:table-cell table:formula="of:=([.B109]-[.G$2])^2" office:value-type="float" office:value="22.686169">
            <text:p>22.68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110]-[.F$2])^2" office:value-type="float" office:value="3.485689">
            <text:p>3.485689</text:p>
          </table:table-cell>
          <table:table-cell table:formula="of:=([.B110]-[.G$2])^2" office:value-type="float" office:value="5.004169">
            <text:p>5.0041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111]-[.F$2])^2" office:value-type="float" office:value="23.687689">
            <text:p>23.687689</text:p>
          </table:table-cell>
          <table:table-cell table:formula="of:=([.B111]-[.G$2])^2" office:value-type="float" office:value="27.426169">
            <text:p>27.42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12]-[.F$2])^2" office:value-type="float" office:value="0.751689000000001">
            <text:p>0.751689</text:p>
          </table:table-cell>
          <table:table-cell table:formula="of:=([.B11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13]-[.F$2])^2" office:value-type="float" office:value="0.751689000000001">
            <text:p>0.751689</text:p>
          </table:table-cell>
          <table:table-cell table:formula="of:=([.B11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114]-[.F$2])^2" office:value-type="float" office:value="3.485689">
            <text:p>3.485689</text:p>
          </table:table-cell>
          <table:table-cell table:formula="of:=([.B11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15]-[.F$2])^2" office:value-type="float" office:value="0.751689000000001">
            <text:p>0.751689</text:p>
          </table:table-cell>
          <table:table-cell table:formula="of:=([.B11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16]-[.F$2])^2" office:value-type="float" office:value="0.751689000000001">
            <text:p>0.751689</text:p>
          </table:table-cell>
          <table:table-cell table:formula="of:=([.B11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117]-[.F$2])^2" office:value-type="float" office:value="3.485689">
            <text:p>3.485689</text:p>
          </table:table-cell>
          <table:table-cell table:formula="of:=([.B11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18]-[.F$2])^2" office:value-type="float" office:value="23.687689">
            <text:p>23.687689</text:p>
          </table:table-cell>
          <table:table-cell table:formula="of:=([.B118]-[.G$2])^2" office:value-type="float" office:value="17.952169">
            <text:p>17.952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19]-[.F$2])^2" office:value-type="float" office:value="0.751689000000001">
            <text:p>0.751689</text:p>
          </table:table-cell>
          <table:table-cell table:formula="of:=([.B119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20]-[.F$2])^2" office:value-type="float" office:value="0.0176889999999998">
            <text:p>0.017689</text:p>
          </table:table-cell>
          <table:table-cell table:formula="of:=([.B12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f:=([.A121]-[.F$2])^2" office:value-type="float" office:value="4.549689">
            <text:p>4.549689</text:p>
          </table:table-cell>
          <table:table-cell table:formula="of:=([.B121]-[.G$2])^2" office:value-type="float" office:value="60.264169">
            <text:p>60.264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122]-[.F$2])^2" office:value-type="float" office:value="0.751689000000001">
            <text:p>0.751689</text:p>
          </table:table-cell>
          <table:table-cell table:formula="of:=([.B122]-[.G$2])^2" office:value-type="float" office:value="0.582169">
            <text:p>0.582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23]-[.F$2])^2" office:value-type="float" office:value="0.751689000000001">
            <text:p>0.751689</text:p>
          </table:table-cell>
          <table:table-cell table:formula="of:=([.B123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24]-[.F$2])^2" office:value-type="float" office:value="0.751689000000001">
            <text:p>0.751689</text:p>
          </table:table-cell>
          <table:table-cell table:formula="of:=([.B12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25]-[.F$2])^2" office:value-type="float" office:value="0.751689000000001">
            <text:p>0.751689</text:p>
          </table:table-cell>
          <table:table-cell table:formula="of:=([.B125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126]-[.F$2])^2" office:value-type="float" office:value="3.485689">
            <text:p>3.485689</text:p>
          </table:table-cell>
          <table:table-cell table:formula="of:=([.B126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127]-[.F$2])^2" office:value-type="float" office:value="3.485689">
            <text:p>3.485689</text:p>
          </table:table-cell>
          <table:table-cell table:formula="of:=([.B12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formula="of:=([.A128]-[.F$2])^2" office:value-type="float" office:value="147.209689">
            <text:p>147.209689</text:p>
          </table:table-cell>
          <table:table-cell table:formula="of:=([.B128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29]-[.F$2])^2" office:value-type="float" office:value="0.751689000000001">
            <text:p>0.751689</text:p>
          </table:table-cell>
          <table:table-cell table:formula="of:=([.B12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30]-[.F$2])^2" office:value-type="float" office:value="0.751689000000001">
            <text:p>0.751689</text:p>
          </table:table-cell>
          <table:table-cell table:formula="of:=([.B130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31]-[.F$2])^2" office:value-type="float" office:value="8.219689">
            <text:p>8.219689</text:p>
          </table:table-cell>
          <table:table-cell table:formula="of:=([.B131]-[.G$2])^2" office:value-type="float" office:value="10.478169">
            <text:p>10.4781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32]-[.F$2])^2" office:value-type="float" office:value="23.687689">
            <text:p>23.687689</text:p>
          </table:table-cell>
          <table:table-cell table:formula="of:=([.B132]-[.G$2])^2" office:value-type="float" office:value="17.952169">
            <text:p>17.952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33]-[.F$2])^2" office:value-type="float" office:value="0.0176889999999998">
            <text:p>0.017689</text:p>
          </table:table-cell>
          <table:table-cell table:formula="of:=([.B133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34]-[.F$2])^2" office:value-type="float" office:value="0.751689000000001">
            <text:p>0.751689</text:p>
          </table:table-cell>
          <table:table-cell table:formula="of:=([.B13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35]-[.F$2])^2" office:value-type="float" office:value="0.751689000000001">
            <text:p>0.751689</text:p>
          </table:table-cell>
          <table:table-cell table:formula="of:=([.B13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36]-[.F$2])^2" office:value-type="float" office:value="0.751689000000001">
            <text:p>0.751689</text:p>
          </table:table-cell>
          <table:table-cell table:formula="of:=([.B13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37]-[.F$2])^2" office:value-type="float" office:value="0.751689000000001">
            <text:p>0.751689</text:p>
          </table:table-cell>
          <table:table-cell table:formula="of:=([.B13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138]-[.F$2])^2" office:value-type="float" office:value="3.485689">
            <text:p>3.485689</text:p>
          </table:table-cell>
          <table:table-cell table:formula="of:=([.B13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39]-[.F$2])^2" office:value-type="float" office:value="0.751689000000001">
            <text:p>0.751689</text:p>
          </table:table-cell>
          <table:table-cell table:formula="of:=([.B13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40]-[.F$2])^2" office:value-type="float" office:value="0.751689000000001">
            <text:p>0.751689</text:p>
          </table:table-cell>
          <table:table-cell table:formula="of:=([.B14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41]-[.F$2])^2" office:value-type="float" office:value="0.0176889999999998">
            <text:p>0.017689</text:p>
          </table:table-cell>
          <table:table-cell table:formula="of:=([.B14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42]-[.F$2])^2" office:value-type="float" office:value="0.0176889999999998">
            <text:p>0.017689</text:p>
          </table:table-cell>
          <table:table-cell table:formula="of:=([.B142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143]-[.F$2])^2" office:value-type="float" office:value="3.485689">
            <text:p>3.485689</text:p>
          </table:table-cell>
          <table:table-cell table:formula="of:=([.B14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44]-[.F$2])^2" office:value-type="float" office:value="0.0176889999999998">
            <text:p>0.017689</text:p>
          </table:table-cell>
          <table:table-cell table:formula="of:=([.B14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45]-[.F$2])^2" office:value-type="float" office:value="0.751689000000001">
            <text:p>0.751689</text:p>
          </table:table-cell>
          <table:table-cell table:formula="of:=([.B14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table:formula="of:=([.A146]-[.F$2])^2" office:value-type="float" office:value="199.741689">
            <text:p>199.741689</text:p>
          </table:table-cell>
          <table:table-cell table:formula="of:=([.B146]-[.G$2])^2" office:value-type="float" office:value="45.738169">
            <text:p>45.738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47]-[.F$2])^2" office:value-type="float" office:value="0.0176889999999998">
            <text:p>0.017689</text:p>
          </table:table-cell>
          <table:table-cell table:formula="of:=([.B147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48]-[.F$2])^2" office:value-type="float" office:value="0.751689000000001">
            <text:p>0.751689</text:p>
          </table:table-cell>
          <table:table-cell table:formula="of:=([.B14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49]-[.F$2])^2" office:value-type="float" office:value="0.751689000000001">
            <text:p>0.751689</text:p>
          </table:table-cell>
          <table:table-cell table:formula="of:=([.B14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50]-[.F$2])^2" office:value-type="float" office:value="1.283689">
            <text:p>1.283689</text:p>
          </table:table-cell>
          <table:table-cell table:formula="of:=([.B15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51]-[.F$2])^2" office:value-type="float" office:value="0.751689000000001">
            <text:p>0.751689</text:p>
          </table:table-cell>
          <table:table-cell table:formula="of:=([.B15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52]-[.F$2])^2" office:value-type="float" office:value="0.751689000000001">
            <text:p>0.751689</text:p>
          </table:table-cell>
          <table:table-cell table:formula="of:=([.B15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53]-[.F$2])^2" office:value-type="float" office:value="23.687689">
            <text:p>23.687689</text:p>
          </table:table-cell>
          <table:table-cell table:formula="of:=([.B153]-[.G$2])^2" office:value-type="float" office:value="17.952169">
            <text:p>17.952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154]-[.F$2])^2" office:value-type="float" office:value="3.485689">
            <text:p>3.485689</text:p>
          </table:table-cell>
          <table:table-cell table:formula="of:=([.B15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55]-[.F$2])^2" office:value-type="float" office:value="0.751689000000001">
            <text:p>0.751689</text:p>
          </table:table-cell>
          <table:table-cell table:formula="of:=([.B15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56]-[.F$2])^2" office:value-type="float" office:value="0.751689000000001">
            <text:p>0.751689</text:p>
          </table:table-cell>
          <table:table-cell table:formula="of:=([.B15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57]-[.F$2])^2" office:value-type="float" office:value="0.751689000000001">
            <text:p>0.751689</text:p>
          </table:table-cell>
          <table:table-cell table:formula="of:=([.B15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58]-[.F$2])^2" office:value-type="float" office:value="0.751689000000001">
            <text:p>0.751689</text:p>
          </table:table-cell>
          <table:table-cell table:formula="of:=([.B15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59]-[.F$2])^2" office:value-type="float" office:value="1.283689">
            <text:p>1.283689</text:p>
          </table:table-cell>
          <table:table-cell table:formula="of:=([.B15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1">
            <text:p>21</text:p>
          </table:table-cell>
          <table:table-cell table:formula="of:=([.A160]-[.F$2])^2" office:value-type="float" office:value="17.081689">
            <text:p>17.081689</text:p>
          </table:table-cell>
          <table:table-cell table:formula="of:=([.B160]-[.G$2])^2" office:value-type="float" office:value="45.738169">
            <text:p>45.738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61]-[.F$2])^2" office:value-type="float" office:value="0.751689000000001">
            <text:p>0.751689</text:p>
          </table:table-cell>
          <table:table-cell table:formula="of:=([.B16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62]-[.F$2])^2" office:value-type="float" office:value="0.751689000000001">
            <text:p>0.751689</text:p>
          </table:table-cell>
          <table:table-cell table:formula="of:=([.B16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formula="of:=([.A163]-[.F$2])^2" office:value-type="float" office:value="9.81568899999999">
            <text:p>9.815689</text:p>
          </table:table-cell>
          <table:table-cell table:formula="of:=([.B163]-[.G$2])^2" office:value-type="float" office:value="60.264169">
            <text:p>60.264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64]-[.F$2])^2" office:value-type="float" office:value="0.751689000000001">
            <text:p>0.751689</text:p>
          </table:table-cell>
          <table:table-cell table:formula="of:=([.B164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65]-[.F$2])^2" office:value-type="float" office:value="0.751689000000001">
            <text:p>0.751689</text:p>
          </table:table-cell>
          <table:table-cell table:formula="of:=([.B16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166]-[.F$2])^2" office:value-type="float" office:value="23.687689">
            <text:p>23.687689</text:p>
          </table:table-cell>
          <table:table-cell table:formula="of:=([.B166]-[.G$2])^2" office:value-type="float" office:value="27.426169">
            <text:p>27.4261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formula="of:=([.A167]-[.F$2])^2" office:value-type="float" office:value="1.283689">
            <text:p>1.283689</text:p>
          </table:table-cell>
          <table:table-cell table:formula="of:=([.B167]-[.G$2])^2" office:value-type="float" office:value="45.738169">
            <text:p>45.7381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([.A168]-[.F$2])^2" office:value-type="float" office:value="50.879689">
            <text:p>50.879689</text:p>
          </table:table-cell>
          <table:table-cell table:formula="of:=([.B168]-[.G$2])^2" office:value-type="float" office:value="60.264169">
            <text:p>60.264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69]-[.F$2])^2" office:value-type="float" office:value="0.751689000000001">
            <text:p>0.751689</text:p>
          </table:table-cell>
          <table:table-cell table:formula="of:=([.B16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70]-[.F$2])^2" office:value-type="float" office:value="0.751689000000001">
            <text:p>0.751689</text:p>
          </table:table-cell>
          <table:table-cell table:formula="of:=([.B17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171]-[.F$2])^2" office:value-type="float" office:value="3.485689">
            <text:p>3.485689</text:p>
          </table:table-cell>
          <table:table-cell table:formula="of:=([.B171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72]-[.F$2])^2" office:value-type="float" office:value="0.751689000000001">
            <text:p>0.751689</text:p>
          </table:table-cell>
          <table:table-cell table:formula="of:=([.B17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73]-[.F$2])^2" office:value-type="float" office:value="0.751689000000001">
            <text:p>0.751689</text:p>
          </table:table-cell>
          <table:table-cell table:formula="of:=([.B17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74]-[.F$2])^2" office:value-type="float" office:value="0.751689000000001">
            <text:p>0.751689</text:p>
          </table:table-cell>
          <table:table-cell table:formula="of:=([.B174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175]-[.F$2])^2" office:value-type="float" office:value="26.347689">
            <text:p>26.347689</text:p>
          </table:table-cell>
          <table:table-cell table:formula="of:=([.B175]-[.G$2])^2" office:value-type="float" office:value="45.738169">
            <text:p>45.738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76]-[.F$2])^2" office:value-type="float" office:value="0.751689000000001">
            <text:p>0.751689</text:p>
          </table:table-cell>
          <table:table-cell table:formula="of:=([.B17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177]-[.F$2])^2" office:value-type="float" office:value="0.751689000000001">
            <text:p>0.751689</text:p>
          </table:table-cell>
          <table:table-cell table:formula="of:=([.B177]-[.G$2])^2" office:value-type="float" office:value="0.582169">
            <text:p>0.582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78]-[.F$2])^2" office:value-type="float" office:value="0.751689000000001">
            <text:p>0.751689</text:p>
          </table:table-cell>
          <table:table-cell table:formula="of:=([.B178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79]-[.F$2])^2" office:value-type="float" office:value="0.751689000000001">
            <text:p>0.751689</text:p>
          </table:table-cell>
          <table:table-cell table:formula="of:=([.B179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80]-[.F$2])^2" office:value-type="float" office:value="0.751689000000001">
            <text:p>0.751689</text:p>
          </table:table-cell>
          <table:table-cell table:formula="of:=([.B180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81]-[.F$2])^2" office:value-type="float" office:value="0.751689000000001">
            <text:p>0.751689</text:p>
          </table:table-cell>
          <table:table-cell table:formula="of:=([.B18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182]-[.F$2])^2" office:value-type="float" office:value="3.485689">
            <text:p>3.485689</text:p>
          </table:table-cell>
          <table:table-cell table:formula="of:=([.B182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83]-[.F$2])^2" office:value-type="float" office:value="0.751689000000001">
            <text:p>0.751689</text:p>
          </table:table-cell>
          <table:table-cell table:formula="of:=([.B18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84]-[.F$2])^2" office:value-type="float" office:value="0.751689000000001">
            <text:p>0.751689</text:p>
          </table:table-cell>
          <table:table-cell table:formula="of:=([.B18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85]-[.F$2])^2" office:value-type="float" office:value="0.0176889999999998">
            <text:p>0.017689</text:p>
          </table:table-cell>
          <table:table-cell table:formula="of:=([.B18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86]-[.F$2])^2" office:value-type="float" office:value="0.0176889999999998">
            <text:p>0.017689</text:p>
          </table:table-cell>
          <table:table-cell table:formula="of:=([.B18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87]-[.F$2])^2" office:value-type="float" office:value="0.751689000000001">
            <text:p>0.751689</text:p>
          </table:table-cell>
          <table:table-cell table:formula="of:=([.B18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88]-[.F$2])^2" office:value-type="float" office:value="0.0176889999999998">
            <text:p>0.017689</text:p>
          </table:table-cell>
          <table:table-cell table:formula="of:=([.B188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89]-[.F$2])^2" office:value-type="float" office:value="0.0176889999999998">
            <text:p>0.017689</text:p>
          </table:table-cell>
          <table:table-cell table:formula="of:=([.B189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90]-[.F$2])^2" office:value-type="float" office:value="0.0176889999999998">
            <text:p>0.017689</text:p>
          </table:table-cell>
          <table:table-cell table:formula="of:=([.B19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91]-[.F$2])^2" office:value-type="float" office:value="0.751689000000001">
            <text:p>0.751689</text:p>
          </table:table-cell>
          <table:table-cell table:formula="of:=([.B19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92]-[.F$2])^2" office:value-type="float" office:value="0.751689000000001">
            <text:p>0.751689</text:p>
          </table:table-cell>
          <table:table-cell table:formula="of:=([.B19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93]-[.F$2])^2" office:value-type="float" office:value="0.751689000000001">
            <text:p>0.751689</text:p>
          </table:table-cell>
          <table:table-cell table:formula="of:=([.B19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94]-[.F$2])^2" office:value-type="float" office:value="0.751689000000001">
            <text:p>0.751689</text:p>
          </table:table-cell>
          <table:table-cell table:formula="of:=([.B194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95]-[.F$2])^2" office:value-type="float" office:value="0.751689000000001">
            <text:p>0.751689</text:p>
          </table:table-cell>
          <table:table-cell table:formula="of:=([.B195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96]-[.F$2])^2" office:value-type="float" office:value="0.0176889999999998">
            <text:p>0.017689</text:p>
          </table:table-cell>
          <table:table-cell table:formula="of:=([.B19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97]-[.F$2])^2" office:value-type="float" office:value="0.751689000000001">
            <text:p>0.751689</text:p>
          </table:table-cell>
          <table:table-cell table:formula="of:=([.B19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98]-[.F$2])^2" office:value-type="float" office:value="0.0176889999999998">
            <text:p>0.017689</text:p>
          </table:table-cell>
          <table:table-cell table:formula="of:=([.B19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99]-[.F$2])^2" office:value-type="float" office:value="0.751689000000001">
            <text:p>0.751689</text:p>
          </table:table-cell>
          <table:table-cell table:formula="of:=([.B199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00]-[.F$2])^2" office:value-type="float" office:value="0.751689000000001">
            <text:p>0.751689</text:p>
          </table:table-cell>
          <table:table-cell table:formula="of:=([.B200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01]-[.F$2])^2" office:value-type="float" office:value="0.751689000000001">
            <text:p>0.751689</text:p>
          </table:table-cell>
          <table:table-cell table:formula="of:=([.B20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02]-[.F$2])^2" office:value-type="float" office:value="0.751689000000001">
            <text:p>0.751689</text:p>
          </table:table-cell>
          <table:table-cell table:formula="of:=([.B20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203]-[.F$2])^2" office:value-type="float" office:value="23.687689">
            <text:p>23.687689</text:p>
          </table:table-cell>
          <table:table-cell table:formula="of:=([.B203]-[.G$2])^2" office:value-type="float" office:value="17.952169">
            <text:p>17.952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04]-[.F$2])^2" office:value-type="float" office:value="0.751689000000001">
            <text:p>0.751689</text:p>
          </table:table-cell>
          <table:table-cell table:formula="of:=([.B20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05]-[.F$2])^2" office:value-type="float" office:value="0.0176889999999998">
            <text:p>0.017689</text:p>
          </table:table-cell>
          <table:table-cell table:formula="of:=([.B20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formula="of:=([.A206]-[.F$2])^2" office:value-type="float" office:value="50.879689">
            <text:p>50.879689</text:p>
          </table:table-cell>
          <table:table-cell table:formula="of:=([.B206]-[.G$2])^2" office:value-type="float" office:value="315.524169">
            <text:p>315.524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207]-[.F$2])^2" office:value-type="float" office:value="0.751689000000001">
            <text:p>0.751689</text:p>
          </table:table-cell>
          <table:table-cell table:formula="of:=([.B207]-[.G$2])^2" office:value-type="float" office:value="5.004169">
            <text:p>5.004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A208]-[.F$2])^2" office:value-type="float" office:value="0.751689000000001">
            <text:p>0.751689</text:p>
          </table:table-cell>
          <table:table-cell table:formula="of:=([.B208]-[.G$2])^2" office:value-type="float" office:value="14.160169">
            <text:p>14.16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09]-[.F$2])^2" office:value-type="float" office:value="0.751689000000001">
            <text:p>0.751689</text:p>
          </table:table-cell>
          <table:table-cell table:formula="of:=([.B20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10]-[.F$2])^2" office:value-type="float" office:value="0.0176889999999998">
            <text:p>0.017689</text:p>
          </table:table-cell>
          <table:table-cell table:formula="of:=([.B210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11]-[.F$2])^2" office:value-type="float" office:value="0.751689000000001">
            <text:p>0.751689</text:p>
          </table:table-cell>
          <table:table-cell table:formula="of:=([.B21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212]-[.F$2])^2" office:value-type="float" office:value="3.485689">
            <text:p>3.485689</text:p>
          </table:table-cell>
          <table:table-cell table:formula="of:=([.B21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formula="of:=([.A213]-[.F$2])^2" office:value-type="float" office:value="37.613689">
            <text:p>37.613689</text:p>
          </table:table-cell>
          <table:table-cell table:formula="of:=([.B213]-[.G$2])^2" office:value-type="float" office:value="60.264169">
            <text:p>60.264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14]-[.F$2])^2" office:value-type="float" office:value="0.751689000000001">
            <text:p>0.751689</text:p>
          </table:table-cell>
          <table:table-cell table:formula="of:=([.B21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15]-[.F$2])^2" office:value-type="float" office:value="0.751689000000001">
            <text:p>0.751689</text:p>
          </table:table-cell>
          <table:table-cell table:formula="of:=([.B215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16]-[.F$2])^2" office:value-type="float" office:value="0.751689000000001">
            <text:p>0.751689</text:p>
          </table:table-cell>
          <table:table-cell table:formula="of:=([.B21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217]-[.F$2])^2" office:value-type="float" office:value="1.283689">
            <text:p>1.283689</text:p>
          </table:table-cell>
          <table:table-cell table:formula="of:=([.B217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18]-[.F$2])^2" office:value-type="float" office:value="0.0176889999999998">
            <text:p>0.017689</text:p>
          </table:table-cell>
          <table:table-cell table:formula="of:=([.B21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formula="of:=([.A219]-[.F$2])^2" office:value-type="float" office:value="83.411689">
            <text:p>83.411689</text:p>
          </table:table-cell>
          <table:table-cell table:formula="of:=([.B219]-[.G$2])^2" office:value-type="float" office:value="76.790169">
            <text:p>76.79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20]-[.F$2])^2" office:value-type="float" office:value="0.751689000000001">
            <text:p>0.751689</text:p>
          </table:table-cell>
          <table:table-cell table:formula="of:=([.B22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21]-[.F$2])^2" office:value-type="float" office:value="0.751689000000001">
            <text:p>0.751689</text:p>
          </table:table-cell>
          <table:table-cell table:formula="of:=([.B221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22]-[.F$2])^2" office:value-type="float" office:value="0.751689000000001">
            <text:p>0.751689</text:p>
          </table:table-cell>
          <table:table-cell table:formula="of:=([.B22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223]-[.F$2])^2" office:value-type="float" office:value="1.283689">
            <text:p>1.283689</text:p>
          </table:table-cell>
          <table:table-cell table:formula="of:=([.B22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24]-[.F$2])^2" office:value-type="float" office:value="0.0176889999999998">
            <text:p>0.017689</text:p>
          </table:table-cell>
          <table:table-cell table:formula="of:=([.B22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formula="of:=([.A225]-[.F$2])^2" office:value-type="float" office:value="0.751689000000001">
            <text:p>0.751689</text:p>
          </table:table-cell>
          <table:table-cell table:formula="of:=([.B225]-[.G$2])^2" office:value-type="float" office:value="60.264169">
            <text:p>60.264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26]-[.F$2])^2" office:value-type="float" office:value="0.751689000000001">
            <text:p>0.751689</text:p>
          </table:table-cell>
          <table:table-cell table:formula="of:=([.B226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27]-[.F$2])^2" office:value-type="float" office:value="0.751689000000001">
            <text:p>0.751689</text:p>
          </table:table-cell>
          <table:table-cell table:formula="of:=([.B22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28]-[.F$2])^2" office:value-type="float" office:value="0.0176889999999998">
            <text:p>0.017689</text:p>
          </table:table-cell>
          <table:table-cell table:formula="of:=([.B228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29]-[.F$2])^2" office:value-type="float" office:value="0.751689000000001">
            <text:p>0.751689</text:p>
          </table:table-cell>
          <table:table-cell table:formula="of:=([.B22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30]-[.F$2])^2" office:value-type="float" office:value="0.0176889999999998">
            <text:p>0.017689</text:p>
          </table:table-cell>
          <table:table-cell table:formula="of:=([.B23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31]-[.F$2])^2" office:value-type="float" office:value="0.0176889999999998">
            <text:p>0.017689</text:p>
          </table:table-cell>
          <table:table-cell table:formula="of:=([.B23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32]-[.F$2])^2" office:value-type="float" office:value="0.751689000000001">
            <text:p>0.751689</text:p>
          </table:table-cell>
          <table:table-cell table:formula="of:=([.B23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33]-[.F$2])^2" office:value-type="float" office:value="0.751689000000001">
            <text:p>0.751689</text:p>
          </table:table-cell>
          <table:table-cell table:formula="of:=([.B23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234]-[.F$2])^2" office:value-type="float" office:value="3.485689">
            <text:p>3.485689</text:p>
          </table:table-cell>
          <table:table-cell table:formula="of:=([.B23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formula="of:=([.A235]-[.F$2])^2" office:value-type="float" office:value="50.879689">
            <text:p>50.879689</text:p>
          </table:table-cell>
          <table:table-cell table:formula="of:=([.B235]-[.G$2])^2" office:value-type="float" office:value="390.576169">
            <text:p>390.57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36]-[.F$2])^2" office:value-type="float" office:value="0.751689000000001">
            <text:p>0.751689</text:p>
          </table:table-cell>
          <table:table-cell table:formula="of:=([.B23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237]-[.F$2])^2" office:value-type="float" office:value="23.687689">
            <text:p>23.687689</text:p>
          </table:table-cell>
          <table:table-cell table:formula="of:=([.B237]-[.G$2])^2" office:value-type="float" office:value="27.426169">
            <text:p>27.42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38]-[.F$2])^2" office:value-type="float" office:value="0.751689000000001">
            <text:p>0.751689</text:p>
          </table:table-cell>
          <table:table-cell table:formula="of:=([.B238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239]-[.F$2])^2" office:value-type="float" office:value="3.485689">
            <text:p>3.485689</text:p>
          </table:table-cell>
          <table:table-cell table:formula="of:=([.B23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40]-[.F$2])^2" office:value-type="float" office:value="0.751689000000001">
            <text:p>0.751689</text:p>
          </table:table-cell>
          <table:table-cell table:formula="of:=([.B24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41]-[.F$2])^2" office:value-type="float" office:value="0.751689000000001">
            <text:p>0.751689</text:p>
          </table:table-cell>
          <table:table-cell table:formula="of:=([.B24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42]-[.F$2])^2" office:value-type="float" office:value="0.751689000000001">
            <text:p>0.751689</text:p>
          </table:table-cell>
          <table:table-cell table:formula="of:=([.B24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243]-[.F$2])^2" office:value-type="float" office:value="9.81568899999999">
            <text:p>9.815689</text:p>
          </table:table-cell>
          <table:table-cell table:formula="of:=([.B243]-[.G$2])^2" office:value-type="float" office:value="3.108169">
            <text:p>3.1081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244]-[.F$2])^2" office:value-type="float" office:value="23.687689">
            <text:p>23.687689</text:p>
          </table:table-cell>
          <table:table-cell table:formula="of:=([.B244]-[.G$2])^2" office:value-type="float" office:value="27.426169">
            <text:p>27.42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45]-[.F$2])^2" office:value-type="float" office:value="0.751689000000001">
            <text:p>0.751689</text:p>
          </table:table-cell>
          <table:table-cell table:formula="of:=([.B24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46]-[.F$2])^2" office:value-type="float" office:value="0.0176889999999998">
            <text:p>0.017689</text:p>
          </table:table-cell>
          <table:table-cell table:formula="of:=([.B24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47]-[.F$2])^2" office:value-type="float" office:value="0.751689000000001">
            <text:p>0.751689</text:p>
          </table:table-cell>
          <table:table-cell table:formula="of:=([.B24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248]-[.F$2])^2" office:value-type="float" office:value="3.485689">
            <text:p>3.485689</text:p>
          </table:table-cell>
          <table:table-cell table:formula="of:=([.B24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49]-[.F$2])^2" office:value-type="float" office:value="0.0176889999999998">
            <text:p>0.017689</text:p>
          </table:table-cell>
          <table:table-cell table:formula="of:=([.B249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50]-[.F$2])^2" office:value-type="float" office:value="0.751689000000001">
            <text:p>0.751689</text:p>
          </table:table-cell>
          <table:table-cell table:formula="of:=([.B250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f:=([.A251]-[.F$2])^2" office:value-type="float" office:value="4.549689">
            <text:p>4.549689</text:p>
          </table:table-cell>
          <table:table-cell table:formula="of:=([.B251]-[.G$2])^2" office:value-type="float" office:value="60.264169">
            <text:p>60.264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52]-[.F$2])^2" office:value-type="float" office:value="0.751689000000001">
            <text:p>0.751689</text:p>
          </table:table-cell>
          <table:table-cell table:formula="of:=([.B25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53]-[.F$2])^2" office:value-type="float" office:value="0.751689000000001">
            <text:p>0.751689</text:p>
          </table:table-cell>
          <table:table-cell table:formula="of:=([.B25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54]-[.F$2])^2" office:value-type="float" office:value="0.751689000000001">
            <text:p>0.751689</text:p>
          </table:table-cell>
          <table:table-cell table:formula="of:=([.B25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55]-[.F$2])^2" office:value-type="float" office:value="0.751689000000001">
            <text:p>0.751689</text:p>
          </table:table-cell>
          <table:table-cell table:formula="of:=([.B255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table:formula="of:=([.A256]-[.F$2])^2" office:value-type="float" office:value="26.347689">
            <text:p>26.347689</text:p>
          </table:table-cell>
          <table:table-cell table:formula="of:=([.B256]-[.G$2])^2" office:value-type="float" office:value="390.576169">
            <text:p>390.57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257]-[.F$2])^2" office:value-type="float" office:value="3.485689">
            <text:p>3.485689</text:p>
          </table:table-cell>
          <table:table-cell table:formula="of:=([.B25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58]-[.F$2])^2" office:value-type="float" office:value="0.0176889999999998">
            <text:p>0.017689</text:p>
          </table:table-cell>
          <table:table-cell table:formula="of:=([.B258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59]-[.F$2])^2" office:value-type="float" office:value="0.751689000000001">
            <text:p>0.751689</text:p>
          </table:table-cell>
          <table:table-cell table:formula="of:=([.B259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60]-[.F$2])^2" office:value-type="float" office:value="0.751689000000001">
            <text:p>0.751689</text:p>
          </table:table-cell>
          <table:table-cell table:formula="of:=([.B260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61]-[.F$2])^2" office:value-type="float" office:value="0.0176889999999998">
            <text:p>0.017689</text:p>
          </table:table-cell>
          <table:table-cell table:formula="of:=([.B261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262]-[.F$2])^2" office:value-type="float" office:value="3.485689">
            <text:p>3.485689</text:p>
          </table:table-cell>
          <table:table-cell table:formula="of:=([.B262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63]-[.F$2])^2" office:value-type="float" office:value="0.751689000000001">
            <text:p>0.751689</text:p>
          </table:table-cell>
          <table:table-cell table:formula="of:=([.B26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64]-[.F$2])^2" office:value-type="float" office:value="0.0176889999999998">
            <text:p>0.017689</text:p>
          </table:table-cell>
          <table:table-cell table:formula="of:=([.B26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65]-[.F$2])^2" office:value-type="float" office:value="0.0176889999999998">
            <text:p>0.017689</text:p>
          </table:table-cell>
          <table:table-cell table:formula="of:=([.B26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66]-[.F$2])^2" office:value-type="float" office:value="0.751689000000001">
            <text:p>0.751689</text:p>
          </table:table-cell>
          <table:table-cell table:formula="of:=([.B26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267]-[.F$2])^2" office:value-type="float" office:value="23.687689">
            <text:p>23.687689</text:p>
          </table:table-cell>
          <table:table-cell table:formula="of:=([.B267]-[.G$2])^2" office:value-type="float" office:value="27.426169">
            <text:p>27.4261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([.A268]-[.F$2])^2" office:value-type="float" office:value="50.879689">
            <text:p>50.879689</text:p>
          </table:table-cell>
          <table:table-cell table:formula="of:=([.B268]-[.G$2])^2" office:value-type="float" office:value="60.264169">
            <text:p>60.264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269]-[.F$2])^2" office:value-type="float" office:value="3.485689">
            <text:p>3.485689</text:p>
          </table:table-cell>
          <table:table-cell table:formula="of:=([.B269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70]-[.F$2])^2" office:value-type="float" office:value="0.751689000000001">
            <text:p>0.751689</text:p>
          </table:table-cell>
          <table:table-cell table:formula="of:=([.B270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271]-[.F$2])^2" office:value-type="float" office:value="3.485689">
            <text:p>3.485689</text:p>
          </table:table-cell>
          <table:table-cell table:formula="of:=([.B27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72]-[.F$2])^2" office:value-type="float" office:value="0.751689000000001">
            <text:p>0.751689</text:p>
          </table:table-cell>
          <table:table-cell table:formula="of:=([.B27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73]-[.F$2])^2" office:value-type="float" office:value="0.0176889999999998">
            <text:p>0.017689</text:p>
          </table:table-cell>
          <table:table-cell table:formula="of:=([.B273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74]-[.F$2])^2" office:value-type="float" office:value="0.751689000000001">
            <text:p>0.751689</text:p>
          </table:table-cell>
          <table:table-cell table:formula="of:=([.B27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75]-[.F$2])^2" office:value-type="float" office:value="0.751689000000001">
            <text:p>0.751689</text:p>
          </table:table-cell>
          <table:table-cell table:formula="of:=([.B27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76]-[.F$2])^2" office:value-type="float" office:value="0.751689000000001">
            <text:p>0.751689</text:p>
          </table:table-cell>
          <table:table-cell table:formula="of:=([.B276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77]-[.F$2])^2" office:value-type="float" office:value="0.751689000000001">
            <text:p>0.751689</text:p>
          </table:table-cell>
          <table:table-cell table:formula="of:=([.B277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78]-[.F$2])^2" office:value-type="float" office:value="0.751689000000001">
            <text:p>0.751689</text:p>
          </table:table-cell>
          <table:table-cell table:formula="of:=([.B27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table:formula="of:=([.A279]-[.F$2])^2" office:value-type="float" office:value="9.81568899999999">
            <text:p>9.815689</text:p>
          </table:table-cell>
          <table:table-cell table:formula="of:=([.B279]-[.G$2])^2" office:value-type="float" office:value="431.102169">
            <text:p>431.102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80]-[.F$2])^2" office:value-type="float" office:value="0.0176889999999998">
            <text:p>0.017689</text:p>
          </table:table-cell>
          <table:table-cell table:formula="of:=([.B28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81]-[.F$2])^2" office:value-type="float" office:value="0.751689000000001">
            <text:p>0.751689</text:p>
          </table:table-cell>
          <table:table-cell table:formula="of:=([.B281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282]-[.F$2])^2" office:value-type="float" office:value="23.687689">
            <text:p>23.687689</text:p>
          </table:table-cell>
          <table:table-cell table:formula="of:=([.B282]-[.G$2])^2" office:value-type="float" office:value="17.952169">
            <text:p>17.952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83]-[.F$2])^2" office:value-type="float" office:value="0.0176889999999998">
            <text:p>0.017689</text:p>
          </table:table-cell>
          <table:table-cell table:formula="of:=([.B28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84]-[.F$2])^2" office:value-type="float" office:value="0.751689000000001">
            <text:p>0.751689</text:p>
          </table:table-cell>
          <table:table-cell table:formula="of:=([.B28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85]-[.F$2])^2" office:value-type="float" office:value="0.751689000000001">
            <text:p>0.751689</text:p>
          </table:table-cell>
          <table:table-cell table:formula="of:=([.B28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86]-[.F$2])^2" office:value-type="float" office:value="0.751689000000001">
            <text:p>0.751689</text:p>
          </table:table-cell>
          <table:table-cell table:formula="of:=([.B286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87]-[.F$2])^2" office:value-type="float" office:value="0.751689000000001">
            <text:p>0.751689</text:p>
          </table:table-cell>
          <table:table-cell table:formula="of:=([.B28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88]-[.F$2])^2" office:value-type="float" office:value="0.0176889999999998">
            <text:p>0.017689</text:p>
          </table:table-cell>
          <table:table-cell table:formula="of:=([.B28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89]-[.F$2])^2" office:value-type="float" office:value="0.0176889999999998">
            <text:p>0.017689</text:p>
          </table:table-cell>
          <table:table-cell table:formula="of:=([.B28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90]-[.F$2])^2" office:value-type="float" office:value="0.0176889999999998">
            <text:p>0.017689</text:p>
          </table:table-cell>
          <table:table-cell table:formula="of:=([.B29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91]-[.F$2])^2" office:value-type="float" office:value="0.751689000000001">
            <text:p>0.751689</text:p>
          </table:table-cell>
          <table:table-cell table:formula="of:=([.B29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92]-[.F$2])^2" office:value-type="float" office:value="0.751689000000001">
            <text:p>0.751689</text:p>
          </table:table-cell>
          <table:table-cell table:formula="of:=([.B29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93]-[.F$2])^2" office:value-type="float" office:value="0.751689000000001">
            <text:p>0.751689</text:p>
          </table:table-cell>
          <table:table-cell table:formula="of:=([.B29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94]-[.F$2])^2" office:value-type="float" office:value="0.751689000000001">
            <text:p>0.751689</text:p>
          </table:table-cell>
          <table:table-cell table:formula="of:=([.B29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95]-[.F$2])^2" office:value-type="float" office:value="0.751689000000001">
            <text:p>0.751689</text:p>
          </table:table-cell>
          <table:table-cell table:formula="of:=([.B29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96]-[.F$2])^2" office:value-type="float" office:value="0.751689000000001">
            <text:p>0.751689</text:p>
          </table:table-cell>
          <table:table-cell table:formula="of:=([.B29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97]-[.F$2])^2" office:value-type="float" office:value="0.0176889999999998">
            <text:p>0.017689</text:p>
          </table:table-cell>
          <table:table-cell table:formula="of:=([.B29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formula="of:=([.A298]-[.F$2])^2" office:value-type="float" office:value="172.475689">
            <text:p>172.475689</text:p>
          </table:table-cell>
          <table:table-cell table:formula="of:=([.B29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99]-[.F$2])^2" office:value-type="float" office:value="0.0176889999999998">
            <text:p>0.017689</text:p>
          </table:table-cell>
          <table:table-cell table:formula="of:=([.B299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table:formula="of:=([.A300]-[.F$2])^2" office:value-type="float" office:value="102.677689">
            <text:p>102.677689</text:p>
          </table:table-cell>
          <table:table-cell table:formula="of:=([.B300]-[.G$2])^2" office:value-type="float" office:value="76.790169">
            <text:p>76.79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301]-[.F$2])^2" office:value-type="float" office:value="3.485689">
            <text:p>3.485689</text:p>
          </table:table-cell>
          <table:table-cell table:formula="of:=([.B301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302]-[.F$2])^2" office:value-type="float" office:value="3.485689">
            <text:p>3.485689</text:p>
          </table:table-cell>
          <table:table-cell table:formula="of:=([.B30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03]-[.F$2])^2" office:value-type="float" office:value="0.751689000000001">
            <text:p>0.751689</text:p>
          </table:table-cell>
          <table:table-cell table:formula="of:=([.B30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04]-[.F$2])^2" office:value-type="float" office:value="0.751689000000001">
            <text:p>0.751689</text:p>
          </table:table-cell>
          <table:table-cell table:formula="of:=([.B30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05]-[.F$2])^2" office:value-type="float" office:value="0.751689000000001">
            <text:p>0.751689</text:p>
          </table:table-cell>
          <table:table-cell table:formula="of:=([.B30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06]-[.F$2])^2" office:value-type="float" office:value="0.0176889999999998">
            <text:p>0.017689</text:p>
          </table:table-cell>
          <table:table-cell table:formula="of:=([.B30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307]-[.F$2])^2" office:value-type="float" office:value="23.687689">
            <text:p>23.687689</text:p>
          </table:table-cell>
          <table:table-cell table:formula="of:=([.B307]-[.G$2])^2" office:value-type="float" office:value="27.426169">
            <text:p>27.4261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308]-[.F$2])^2" office:value-type="float" office:value="23.687689">
            <text:p>23.687689</text:p>
          </table:table-cell>
          <table:table-cell table:formula="of:=([.B308]-[.G$2])^2" office:value-type="float" office:value="27.426169">
            <text:p>27.42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09]-[.F$2])^2" office:value-type="float" office:value="0.751689000000001">
            <text:p>0.751689</text:p>
          </table:table-cell>
          <table:table-cell table:formula="of:=([.B309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310]-[.F$2])^2" office:value-type="float" office:value="3.485689">
            <text:p>3.485689</text:p>
          </table:table-cell>
          <table:table-cell table:formula="of:=([.B310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table:formula="of:=([.A311]-[.F$2])^2" office:value-type="float" office:value="66.145689">
            <text:p>66.145689</text:p>
          </table:table-cell>
          <table:table-cell table:formula="of:=([.B311]-[.G$2])^2" office:value-type="float" office:value="770.784169">
            <text:p>770.784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12]-[.F$2])^2" office:value-type="float" office:value="0.751689000000001">
            <text:p>0.751689</text:p>
          </table:table-cell>
          <table:table-cell table:formula="of:=([.B31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13]-[.F$2])^2" office:value-type="float" office:value="0.751689000000001">
            <text:p>0.751689</text:p>
          </table:table-cell>
          <table:table-cell table:formula="of:=([.B313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14]-[.F$2])^2" office:value-type="float" office:value="0.751689000000001">
            <text:p>0.751689</text:p>
          </table:table-cell>
          <table:table-cell table:formula="of:=([.B31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([.A315]-[.F$2])^2" office:value-type="float" office:value="0.751689000000001">
            <text:p>0.751689</text:p>
          </table:table-cell>
          <table:table-cell table:formula="of:=([.B315]-[.G$2])^2" office:value-type="float" office:value="22.686169">
            <text:p>22.68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16]-[.F$2])^2" office:value-type="float" office:value="0.0176889999999998">
            <text:p>0.017689</text:p>
          </table:table-cell>
          <table:table-cell table:formula="of:=([.B31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17]-[.F$2])^2" office:value-type="float" office:value="0.0176889999999998">
            <text:p>0.017689</text:p>
          </table:table-cell>
          <table:table-cell table:formula="of:=([.B31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18]-[.F$2])^2" office:value-type="float" office:value="0.0176889999999998">
            <text:p>0.017689</text:p>
          </table:table-cell>
          <table:table-cell table:formula="of:=([.B318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19]-[.F$2])^2" office:value-type="float" office:value="0.751689000000001">
            <text:p>0.751689</text:p>
          </table:table-cell>
          <table:table-cell table:formula="of:=([.B319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20]-[.F$2])^2" office:value-type="float" office:value="0.751689000000001">
            <text:p>0.751689</text:p>
          </table:table-cell>
          <table:table-cell table:formula="of:=([.B32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21]-[.F$2])^2" office:value-type="float" office:value="0.751689000000001">
            <text:p>0.751689</text:p>
          </table:table-cell>
          <table:table-cell table:formula="of:=([.B321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22]-[.F$2])^2" office:value-type="float" office:value="0.751689000000001">
            <text:p>0.751689</text:p>
          </table:table-cell>
          <table:table-cell table:formula="of:=([.B322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323]-[.F$2])^2" office:value-type="float" office:value="0.751689000000001">
            <text:p>0.751689</text:p>
          </table:table-cell>
          <table:table-cell table:formula="of:=([.B323]-[.G$2])^2" office:value-type="float" office:value="5.004169">
            <text:p>5.004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24]-[.F$2])^2" office:value-type="float" office:value="0.751689000000001">
            <text:p>0.751689</text:p>
          </table:table-cell>
          <table:table-cell table:formula="of:=([.B32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25]-[.F$2])^2" office:value-type="float" office:value="0.751689000000001">
            <text:p>0.751689</text:p>
          </table:table-cell>
          <table:table-cell table:formula="of:=([.B32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326]-[.F$2])^2" office:value-type="float" office:value="3.485689">
            <text:p>3.485689</text:p>
          </table:table-cell>
          <table:table-cell table:formula="of:=([.B32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1">
            <text:p>21</text:p>
          </table:table-cell>
          <table:table-cell table:formula="of:=([.A327]-[.F$2])^2" office:value-type="float" office:value="17.081689">
            <text:p>17.081689</text:p>
          </table:table-cell>
          <table:table-cell table:formula="of:=([.B327]-[.G$2])^2" office:value-type="float" office:value="45.738169">
            <text:p>45.738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28]-[.F$2])^2" office:value-type="float" office:value="0.751689000000001">
            <text:p>0.751689</text:p>
          </table:table-cell>
          <table:table-cell table:formula="of:=([.B32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29]-[.F$2])^2" office:value-type="float" office:value="0.751689000000001">
            <text:p>0.751689</text:p>
          </table:table-cell>
          <table:table-cell table:formula="of:=([.B329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330]-[.F$2])^2" office:value-type="float" office:value="3.485689">
            <text:p>3.485689</text:p>
          </table:table-cell>
          <table:table-cell table:formula="of:=([.B330]-[.G$2])^2" office:value-type="float" office:value="10.478169">
            <text:p>10.478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31]-[.F$2])^2" office:value-type="float" office:value="0.751689000000001">
            <text:p>0.751689</text:p>
          </table:table-cell>
          <table:table-cell table:formula="of:=([.B33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32]-[.F$2])^2" office:value-type="float" office:value="0.751689000000001">
            <text:p>0.751689</text:p>
          </table:table-cell>
          <table:table-cell table:formula="of:=([.B33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333]-[.F$2])^2" office:value-type="float" office:value="3.485689">
            <text:p>3.485689</text:p>
          </table:table-cell>
          <table:table-cell table:formula="of:=([.B33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table:formula="of:=([.A334]-[.F$2])^2" office:value-type="float" office:value="199.741689">
            <text:p>199.741689</text:p>
          </table:table-cell>
          <table:table-cell table:formula="of:=([.B33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35]-[.F$2])^2" office:value-type="float" office:value="0.751689000000001">
            <text:p>0.751689</text:p>
          </table:table-cell>
          <table:table-cell table:formula="of:=([.B33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36]-[.F$2])^2" office:value-type="float" office:value="0.0176889999999998">
            <text:p>0.017689</text:p>
          </table:table-cell>
          <table:table-cell table:formula="of:=([.B33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37]-[.F$2])^2" office:value-type="float" office:value="0.0176889999999998">
            <text:p>0.017689</text:p>
          </table:table-cell>
          <table:table-cell table:formula="of:=([.B33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38]-[.F$2])^2" office:value-type="float" office:value="0.0176889999999998">
            <text:p>0.017689</text:p>
          </table:table-cell>
          <table:table-cell table:formula="of:=([.B33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39]-[.F$2])^2" office:value-type="float" office:value="0.751689000000001">
            <text:p>0.751689</text:p>
          </table:table-cell>
          <table:table-cell table:formula="of:=([.B33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40]-[.F$2])^2" office:value-type="float" office:value="0.751689000000001">
            <text:p>0.751689</text:p>
          </table:table-cell>
          <table:table-cell table:formula="of:=([.B34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41]-[.F$2])^2" office:value-type="float" office:value="0.751689000000001">
            <text:p>0.751689</text:p>
          </table:table-cell>
          <table:table-cell table:formula="of:=([.B34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342]-[.F$2])^2" office:value-type="float" office:value="3.485689">
            <text:p>3.485689</text:p>
          </table:table-cell>
          <table:table-cell table:formula="of:=([.B34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43]-[.F$2])^2" office:value-type="float" office:value="0.751689000000001">
            <text:p>0.751689</text:p>
          </table:table-cell>
          <table:table-cell table:formula="of:=([.B34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([.A344]-[.F$2])^2" office:value-type="float" office:value="3.485689">
            <text:p>3.485689</text:p>
          </table:table-cell>
          <table:table-cell table:formula="of:=([.B344]-[.G$2])^2" office:value-type="float" office:value="22.686169">
            <text:p>22.68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45]-[.F$2])^2" office:value-type="float" office:value="0.751689000000001">
            <text:p>0.751689</text:p>
          </table:table-cell>
          <table:table-cell table:formula="of:=([.B345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46]-[.F$2])^2" office:value-type="float" office:value="0.0176889999999998">
            <text:p>0.017689</text:p>
          </table:table-cell>
          <table:table-cell table:formula="of:=([.B34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47]-[.F$2])^2" office:value-type="float" office:value="0.751689000000001">
            <text:p>0.751689</text:p>
          </table:table-cell>
          <table:table-cell table:formula="of:=([.B34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48]-[.F$2])^2" office:value-type="float" office:value="0.751689000000001">
            <text:p>0.751689</text:p>
          </table:table-cell>
          <table:table-cell table:formula="of:=([.B34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formula="of:=([.A349]-[.F$2])^2" office:value-type="float" office:value="50.879689">
            <text:p>50.879689</text:p>
          </table:table-cell>
          <table:table-cell table:formula="of:=([.B349]-[.G$2])^2" office:value-type="float" office:value="45.738169">
            <text:p>45.738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50]-[.F$2])^2" office:value-type="float" office:value="0.751689000000001">
            <text:p>0.751689</text:p>
          </table:table-cell>
          <table:table-cell table:formula="of:=([.B35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51]-[.F$2])^2" office:value-type="float" office:value="0.751689000000001">
            <text:p>0.751689</text:p>
          </table:table-cell>
          <table:table-cell table:formula="of:=([.B35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52]-[.F$2])^2" office:value-type="float" office:value="0.751689000000001">
            <text:p>0.751689</text:p>
          </table:table-cell>
          <table:table-cell table:formula="of:=([.B35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53]-[.F$2])^2" office:value-type="float" office:value="0.751689000000001">
            <text:p>0.751689</text:p>
          </table:table-cell>
          <table:table-cell table:formula="of:=([.B35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54]-[.F$2])^2" office:value-type="float" office:value="0.751689000000001">
            <text:p>0.751689</text:p>
          </table:table-cell>
          <table:table-cell table:formula="of:=([.B35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55]-[.F$2])^2" office:value-type="float" office:value="0.751689000000001">
            <text:p>0.751689</text:p>
          </table:table-cell>
          <table:table-cell table:formula="of:=([.B35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356]-[.F$2])^2" office:value-type="float" office:value="3.485689">
            <text:p>3.485689</text:p>
          </table:table-cell>
          <table:table-cell table:formula="of:=([.B356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57]-[.F$2])^2" office:value-type="float" office:value="0.0176889999999998">
            <text:p>0.017689</text:p>
          </table:table-cell>
          <table:table-cell table:formula="of:=([.B35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58]-[.F$2])^2" office:value-type="float" office:value="0.0176889999999998">
            <text:p>0.017689</text:p>
          </table:table-cell>
          <table:table-cell table:formula="of:=([.B358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59]-[.F$2])^2" office:value-type="float" office:value="0.751689000000001">
            <text:p>0.751689</text:p>
          </table:table-cell>
          <table:table-cell table:formula="of:=([.B359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60]-[.F$2])^2" office:value-type="float" office:value="0.751689000000001">
            <text:p>0.751689</text:p>
          </table:table-cell>
          <table:table-cell table:formula="of:=([.B360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61]-[.F$2])^2" office:value-type="float" office:value="0.751689000000001">
            <text:p>0.751689</text:p>
          </table:table-cell>
          <table:table-cell table:formula="of:=([.B36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62]-[.F$2])^2" office:value-type="float" office:value="0.751689000000001">
            <text:p>0.751689</text:p>
          </table:table-cell>
          <table:table-cell table:formula="of:=([.B36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63]-[.F$2])^2" office:value-type="float" office:value="0.751689000000001">
            <text:p>0.751689</text:p>
          </table:table-cell>
          <table:table-cell table:formula="of:=([.B36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364]-[.F$2])^2" office:value-type="float" office:value="0.751689000000001">
            <text:p>0.751689</text:p>
          </table:table-cell>
          <table:table-cell table:formula="of:=([.B364]-[.G$2])^2" office:value-type="float" office:value="5.004169">
            <text:p>5.004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65]-[.F$2])^2" office:value-type="float" office:value="0.751689000000001">
            <text:p>0.751689</text:p>
          </table:table-cell>
          <table:table-cell table:formula="of:=([.B36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formula="of:=([.A366]-[.F$2])^2" office:value-type="float" office:value="4.549689">
            <text:p>4.549689</text:p>
          </table:table-cell>
          <table:table-cell table:formula="of:=([.B366]-[.G$2])^2" office:value-type="float" office:value="45.738169">
            <text:p>45.7381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367]-[.F$2])^2" office:value-type="float" office:value="23.687689">
            <text:p>23.687689</text:p>
          </table:table-cell>
          <table:table-cell table:formula="of:=([.B367]-[.G$2])^2" office:value-type="float" office:value="17.952169">
            <text:p>17.952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68]-[.F$2])^2" office:value-type="float" office:value="0.751689000000001">
            <text:p>0.751689</text:p>
          </table:table-cell>
          <table:table-cell table:formula="of:=([.B36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69]-[.F$2])^2" office:value-type="float" office:value="0.751689000000001">
            <text:p>0.751689</text:p>
          </table:table-cell>
          <table:table-cell table:formula="of:=([.B36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370]-[.F$2])^2" office:value-type="float" office:value="0.751689000000001">
            <text:p>0.751689</text:p>
          </table:table-cell>
          <table:table-cell table:formula="of:=([.B370]-[.G$2])^2" office:value-type="float" office:value="33.212169">
            <text:p>33.2121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formula="of:=([.A371]-[.F$2])^2" office:value-type="float" office:value="4.549689">
            <text:p>4.549689</text:p>
          </table:table-cell>
          <table:table-cell table:formula="of:=([.B371]-[.G$2])^2" office:value-type="float" office:value="45.738169">
            <text:p>45.738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72]-[.F$2])^2" office:value-type="float" office:value="0.751689000000001">
            <text:p>0.751689</text:p>
          </table:table-cell>
          <table:table-cell table:formula="of:=([.B37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73]-[.F$2])^2" office:value-type="float" office:value="0.751689000000001">
            <text:p>0.751689</text:p>
          </table:table-cell>
          <table:table-cell table:formula="of:=([.B373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74]-[.F$2])^2" office:value-type="float" office:value="0.751689000000001">
            <text:p>0.751689</text:p>
          </table:table-cell>
          <table:table-cell table:formula="of:=([.B37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375]-[.F$2])^2" office:value-type="float" office:value="4.549689">
            <text:p>4.549689</text:p>
          </table:table-cell>
          <table:table-cell table:formula="of:=([.B37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76]-[.F$2])^2" office:value-type="float" office:value="0.751689000000001">
            <text:p>0.751689</text:p>
          </table:table-cell>
          <table:table-cell table:formula="of:=([.B37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77]-[.F$2])^2" office:value-type="float" office:value="0.751689000000001">
            <text:p>0.751689</text:p>
          </table:table-cell>
          <table:table-cell table:formula="of:=([.B37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78]-[.F$2])^2" office:value-type="float" office:value="0.0176889999999998">
            <text:p>0.017689</text:p>
          </table:table-cell>
          <table:table-cell table:formula="of:=([.B378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79]-[.F$2])^2" office:value-type="float" office:value="0.751689000000001">
            <text:p>0.751689</text:p>
          </table:table-cell>
          <table:table-cell table:formula="of:=([.B37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table:formula="of:=([.A380]-[.F$2])^2" office:value-type="float" office:value="328.805689">
            <text:p>328.805689</text:p>
          </table:table-cell>
          <table:table-cell table:formula="of:=([.B38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81]-[.F$2])^2" office:value-type="float" office:value="0.751689000000001">
            <text:p>0.751689</text:p>
          </table:table-cell>
          <table:table-cell table:formula="of:=([.B38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382]-[.F$2])^2" office:value-type="float" office:value="26.347689">
            <text:p>26.347689</text:p>
          </table:table-cell>
          <table:table-cell table:formula="of:=([.B382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83]-[.F$2])^2" office:value-type="float" office:value="0.751689000000001">
            <text:p>0.751689</text:p>
          </table:table-cell>
          <table:table-cell table:formula="of:=([.B38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84]-[.F$2])^2" office:value-type="float" office:value="0.751689000000001">
            <text:p>0.751689</text:p>
          </table:table-cell>
          <table:table-cell table:formula="of:=([.B384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formula="of:=([.A385]-[.F$2])^2" office:value-type="float" office:value="50.879689">
            <text:p>50.879689</text:p>
          </table:table-cell>
          <table:table-cell table:formula="of:=([.B385]-[.G$2])^2" office:value-type="float" office:value="45.738169">
            <text:p>45.738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386]-[.F$2])^2" office:value-type="float" office:value="3.485689">
            <text:p>3.485689</text:p>
          </table:table-cell>
          <table:table-cell table:formula="of:=([.B38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87]-[.F$2])^2" office:value-type="float" office:value="0.751689000000001">
            <text:p>0.751689</text:p>
          </table:table-cell>
          <table:table-cell table:formula="of:=([.B38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88]-[.F$2])^2" office:value-type="float" office:value="0.751689000000001">
            <text:p>0.751689</text:p>
          </table:table-cell>
          <table:table-cell table:formula="of:=([.B38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formula="of:=([.A389]-[.F$2])^2" office:value-type="float" office:value="26.347689">
            <text:p>26.347689</text:p>
          </table:table-cell>
          <table:table-cell table:formula="of:=([.B389]-[.G$2])^2" office:value-type="float" office:value="60.264169">
            <text:p>60.2641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formula="of:=([.A390]-[.F$2])^2" office:value-type="float" office:value="66.145689">
            <text:p>66.145689</text:p>
          </table:table-cell>
          <table:table-cell table:formula="of:=([.B390]-[.G$2])^2" office:value-type="float" office:value="60.264169">
            <text:p>60.264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91]-[.F$2])^2" office:value-type="float" office:value="0.0176889999999998">
            <text:p>0.017689</text:p>
          </table:table-cell>
          <table:table-cell table:formula="of:=([.B39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92]-[.F$2])^2" office:value-type="float" office:value="0.751689000000001">
            <text:p>0.751689</text:p>
          </table:table-cell>
          <table:table-cell table:formula="of:=([.B39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93]-[.F$2])^2" office:value-type="float" office:value="0.751689000000001">
            <text:p>0.751689</text:p>
          </table:table-cell>
          <table:table-cell table:formula="of:=([.B39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94]-[.F$2])^2" office:value-type="float" office:value="0.751689000000001">
            <text:p>0.751689</text:p>
          </table:table-cell>
          <table:table-cell table:formula="of:=([.B39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95]-[.F$2])^2" office:value-type="float" office:value="0.751689000000001">
            <text:p>0.751689</text:p>
          </table:table-cell>
          <table:table-cell table:formula="of:=([.B39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96]-[.F$2])^2" office:value-type="float" office:value="0.751689000000001">
            <text:p>0.751689</text:p>
          </table:table-cell>
          <table:table-cell table:formula="of:=([.B396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97]-[.F$2])^2" office:value-type="float" office:value="0.0176889999999998">
            <text:p>0.017689</text:p>
          </table:table-cell>
          <table:table-cell table:formula="of:=([.B397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formula="of:=([.A398]-[.F$2])^2" office:value-type="float" office:value="0.751689000000001">
            <text:p>0.751689</text:p>
          </table:table-cell>
          <table:table-cell table:formula="of:=([.B398]-[.G$2])^2" office:value-type="float" office:value="95.316169">
            <text:p>95.31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99]-[.F$2])^2" office:value-type="float" office:value="0.751689000000001">
            <text:p>0.751689</text:p>
          </table:table-cell>
          <table:table-cell table:formula="of:=([.B39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00]-[.F$2])^2" office:value-type="float" office:value="0.0176889999999998">
            <text:p>0.017689</text:p>
          </table:table-cell>
          <table:table-cell table:formula="of:=([.B40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01]-[.F$2])^2" office:value-type="float" office:value="0.751689000000001">
            <text:p>0.751689</text:p>
          </table:table-cell>
          <table:table-cell table:formula="of:=([.B40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02]-[.F$2])^2" office:value-type="float" office:value="0.0176889999999998">
            <text:p>0.017689</text:p>
          </table:table-cell>
          <table:table-cell table:formula="of:=([.B40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03]-[.F$2])^2" office:value-type="float" office:value="0.751689000000001">
            <text:p>0.751689</text:p>
          </table:table-cell>
          <table:table-cell table:formula="of:=([.B40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04]-[.F$2])^2" office:value-type="float" office:value="0.751689000000001">
            <text:p>0.751689</text:p>
          </table:table-cell>
          <table:table-cell table:formula="of:=([.B40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formula="of:=([.A405]-[.F$2])^2" office:value-type="float" office:value="0.751689000000001">
            <text:p>0.751689</text:p>
          </table:table-cell>
          <table:table-cell table:formula="of:=([.B405]-[.G$2])^2" office:value-type="float" office:value="189.420169">
            <text:p>189.42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06]-[.F$2])^2" office:value-type="float" office:value="0.751689000000001">
            <text:p>0.751689</text:p>
          </table:table-cell>
          <table:table-cell table:formula="of:=([.B406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07]-[.F$2])^2" office:value-type="float" office:value="0.751689000000001">
            <text:p>0.751689</text:p>
          </table:table-cell>
          <table:table-cell table:formula="of:=([.B407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408]-[.F$2])^2" office:value-type="float" office:value="23.687689">
            <text:p>23.687689</text:p>
          </table:table-cell>
          <table:table-cell table:formula="of:=([.B408]-[.G$2])^2" office:value-type="float" office:value="27.426169">
            <text:p>27.42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409]-[.F$2])^2" office:value-type="float" office:value="3.485689">
            <text:p>3.485689</text:p>
          </table:table-cell>
          <table:table-cell table:formula="of:=([.B409]-[.G$2])^2" office:value-type="float" office:value="10.478169">
            <text:p>10.478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10]-[.F$2])^2" office:value-type="float" office:value="0.751689000000001">
            <text:p>0.751689</text:p>
          </table:table-cell>
          <table:table-cell table:formula="of:=([.B41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11]-[.F$2])^2" office:value-type="float" office:value="0.751689000000001">
            <text:p>0.751689</text:p>
          </table:table-cell>
          <table:table-cell table:formula="of:=([.B411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412]-[.F$2])^2" office:value-type="float" office:value="3.485689">
            <text:p>3.485689</text:p>
          </table:table-cell>
          <table:table-cell table:formula="of:=([.B41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13]-[.F$2])^2" office:value-type="float" office:value="0.751689000000001">
            <text:p>0.751689</text:p>
          </table:table-cell>
          <table:table-cell table:formula="of:=([.B413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14]-[.F$2])^2" office:value-type="float" office:value="0.751689000000001">
            <text:p>0.751689</text:p>
          </table:table-cell>
          <table:table-cell table:formula="of:=([.B41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415]-[.F$2])^2" office:value-type="float" office:value="1.283689">
            <text:p>1.283689</text:p>
          </table:table-cell>
          <table:table-cell table:formula="of:=([.B415]-[.G$2])^2" office:value-type="float" office:value="14.160169">
            <text:p>14.1601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416]-[.F$2])^2" office:value-type="float" office:value="9.81568899999999">
            <text:p>9.815689</text:p>
          </table:table-cell>
          <table:table-cell table:formula="of:=([.B41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17]-[.F$2])^2" office:value-type="float" office:value="0.751689000000001">
            <text:p>0.751689</text:p>
          </table:table-cell>
          <table:table-cell table:formula="of:=([.B41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18]-[.F$2])^2" office:value-type="float" office:value="1.283689">
            <text:p>1.283689</text:p>
          </table:table-cell>
          <table:table-cell table:formula="of:=([.B41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19]-[.F$2])^2" office:value-type="float" office:value="0.0176889999999998">
            <text:p>0.017689</text:p>
          </table:table-cell>
          <table:table-cell table:formula="of:=([.B41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20]-[.F$2])^2" office:value-type="float" office:value="0.751689000000001">
            <text:p>0.751689</text:p>
          </table:table-cell>
          <table:table-cell table:formula="of:=([.B420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table:formula="of:=([.A421]-[.F$2])^2" office:value-type="float" office:value="102.677689">
            <text:p>102.677689</text:p>
          </table:table-cell>
          <table:table-cell table:formula="of:=([.B421]-[.G$2])^2" office:value-type="float" office:value="14.160169">
            <text:p>14.16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422]-[.F$2])^2" office:value-type="float" office:value="3.485689">
            <text:p>3.485689</text:p>
          </table:table-cell>
          <table:table-cell table:formula="of:=([.B42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423]-[.F$2])^2" office:value-type="float" office:value="17.081689">
            <text:p>17.081689</text:p>
          </table:table-cell>
          <table:table-cell table:formula="of:=([.B42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24]-[.F$2])^2" office:value-type="float" office:value="0.0176889999999998">
            <text:p>0.017689</text:p>
          </table:table-cell>
          <table:table-cell table:formula="of:=([.B424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25]-[.F$2])^2" office:value-type="float" office:value="0.0176889999999998">
            <text:p>0.017689</text:p>
          </table:table-cell>
          <table:table-cell table:formula="of:=([.B425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26]-[.F$2])^2" office:value-type="float" office:value="0.751689000000001">
            <text:p>0.751689</text:p>
          </table:table-cell>
          <table:table-cell table:formula="of:=([.B426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27]-[.F$2])^2" office:value-type="float" office:value="0.751689000000001">
            <text:p>0.751689</text:p>
          </table:table-cell>
          <table:table-cell table:formula="of:=([.B42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formula="of:=([.A428]-[.F$2])^2" office:value-type="float" office:value="4.549689">
            <text:p>4.549689</text:p>
          </table:table-cell>
          <table:table-cell table:formula="of:=([.B428]-[.G$2])^2" office:value-type="float" office:value="45.738169">
            <text:p>45.738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29]-[.F$2])^2" office:value-type="float" office:value="0.751689000000001">
            <text:p>0.751689</text:p>
          </table:table-cell>
          <table:table-cell table:formula="of:=([.B429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30]-[.F$2])^2" office:value-type="float" office:value="0.751689000000001">
            <text:p>0.751689</text:p>
          </table:table-cell>
          <table:table-cell table:formula="of:=([.B43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31]-[.F$2])^2" office:value-type="float" office:value="0.751689000000001">
            <text:p>0.751689</text:p>
          </table:table-cell>
          <table:table-cell table:formula="of:=([.B43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32]-[.F$2])^2" office:value-type="float" office:value="0.751689000000001">
            <text:p>0.751689</text:p>
          </table:table-cell>
          <table:table-cell table:formula="of:=([.B432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33]-[.F$2])^2" office:value-type="float" office:value="0.751689000000001">
            <text:p>0.751689</text:p>
          </table:table-cell>
          <table:table-cell table:formula="of:=([.B433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34]-[.F$2])^2" office:value-type="float" office:value="0.0176889999999998">
            <text:p>0.017689</text:p>
          </table:table-cell>
          <table:table-cell table:formula="of:=([.B434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435]-[.F$2])^2" office:value-type="float" office:value="17.081689">
            <text:p>17.081689</text:p>
          </table:table-cell>
          <table:table-cell table:formula="of:=([.B435]-[.G$2])^2" office:value-type="float" office:value="0.582169">
            <text:p>0.582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36]-[.F$2])^2" office:value-type="float" office:value="0.751689000000001">
            <text:p>0.751689</text:p>
          </table:table-cell>
          <table:table-cell table:formula="of:=([.B43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37]-[.F$2])^2" office:value-type="float" office:value="0.751689000000001">
            <text:p>0.751689</text:p>
          </table:table-cell>
          <table:table-cell table:formula="of:=([.B43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38]-[.F$2])^2" office:value-type="float" office:value="0.0176889999999998">
            <text:p>0.017689</text:p>
          </table:table-cell>
          <table:table-cell table:formula="of:=([.B438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39]-[.F$2])^2" office:value-type="float" office:value="0.751689000000001">
            <text:p>0.751689</text:p>
          </table:table-cell>
          <table:table-cell table:formula="of:=([.B439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440]-[.F$2])^2" office:value-type="float" office:value="26.347689">
            <text:p>26.347689</text:p>
          </table:table-cell>
          <table:table-cell table:formula="of:=([.B440]-[.G$2])^2" office:value-type="float" office:value="45.738169">
            <text:p>45.7381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([.A441]-[.F$2])^2" office:value-type="float" office:value="50.879689">
            <text:p>50.879689</text:p>
          </table:table-cell>
          <table:table-cell table:formula="of:=([.B441]-[.G$2])^2" office:value-type="float" office:value="60.264169">
            <text:p>60.264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42]-[.F$2])^2" office:value-type="float" office:value="0.751689000000001">
            <text:p>0.751689</text:p>
          </table:table-cell>
          <table:table-cell table:formula="of:=([.B44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43]-[.F$2])^2" office:value-type="float" office:value="0.751689000000001">
            <text:p>0.751689</text:p>
          </table:table-cell>
          <table:table-cell table:formula="of:=([.B44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44]-[.F$2])^2" office:value-type="float" office:value="0.751689000000001">
            <text:p>0.751689</text:p>
          </table:table-cell>
          <table:table-cell table:formula="of:=([.B444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45]-[.F$2])^2" office:value-type="float" office:value="0.751689000000001">
            <text:p>0.751689</text:p>
          </table:table-cell>
          <table:table-cell table:formula="of:=([.B44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46]-[.F$2])^2" office:value-type="float" office:value="0.751689000000001">
            <text:p>0.751689</text:p>
          </table:table-cell>
          <table:table-cell table:formula="of:=([.B44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47]-[.F$2])^2" office:value-type="float" office:value="0.751689000000001">
            <text:p>0.751689</text:p>
          </table:table-cell>
          <table:table-cell table:formula="of:=([.B44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48]-[.F$2])^2" office:value-type="float" office:value="0.751689000000001">
            <text:p>0.751689</text:p>
          </table:table-cell>
          <table:table-cell table:formula="of:=([.B44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49]-[.F$2])^2" office:value-type="float" office:value="1.283689">
            <text:p>1.283689</text:p>
          </table:table-cell>
          <table:table-cell table:formula="of:=([.B44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50]-[.F$2])^2" office:value-type="float" office:value="0.751689000000001">
            <text:p>0.751689</text:p>
          </table:table-cell>
          <table:table-cell table:formula="of:=([.B45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51]-[.F$2])^2" office:value-type="float" office:value="0.0176889999999998">
            <text:p>0.017689</text:p>
          </table:table-cell>
          <table:table-cell table:formula="of:=([.B45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52]-[.F$2])^2" office:value-type="float" office:value="0.751689000000001">
            <text:p>0.751689</text:p>
          </table:table-cell>
          <table:table-cell table:formula="of:=([.B452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formula="of:=([.A453]-[.F$2])^2" office:value-type="float" office:value="17.081689">
            <text:p>17.081689</text:p>
          </table:table-cell>
          <table:table-cell table:formula="of:=([.B453]-[.G$2])^2" office:value-type="float" office:value="390.576169">
            <text:p>390.57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54]-[.F$2])^2" office:value-type="float" office:value="0.0176889999999998">
            <text:p>0.017689</text:p>
          </table:table-cell>
          <table:table-cell table:formula="of:=([.B454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55]-[.F$2])^2" office:value-type="float" office:value="0.751689000000001">
            <text:p>0.751689</text:p>
          </table:table-cell>
          <table:table-cell table:formula="of:=([.B45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([.A456]-[.F$2])^2" office:value-type="float" office:value="9.81568899999999">
            <text:p>9.815689</text:p>
          </table:table-cell>
          <table:table-cell table:formula="of:=([.B456]-[.G$2])^2" office:value-type="float" office:value="45.738169">
            <text:p>45.738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57]-[.F$2])^2" office:value-type="float" office:value="0.0176889999999998">
            <text:p>0.017689</text:p>
          </table:table-cell>
          <table:table-cell table:formula="of:=([.B45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58]-[.F$2])^2" office:value-type="float" office:value="0.751689000000001">
            <text:p>0.751689</text:p>
          </table:table-cell>
          <table:table-cell table:formula="of:=([.B45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59]-[.F$2])^2" office:value-type="float" office:value="0.751689000000001">
            <text:p>0.751689</text:p>
          </table:table-cell>
          <table:table-cell table:formula="of:=([.B45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60]-[.F$2])^2" office:value-type="float" office:value="0.751689000000001">
            <text:p>0.751689</text:p>
          </table:table-cell>
          <table:table-cell table:formula="of:=([.B460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461]-[.F$2])^2" office:value-type="float" office:value="3.485689">
            <text:p>3.485689</text:p>
          </table:table-cell>
          <table:table-cell table:formula="of:=([.B46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62]-[.F$2])^2" office:value-type="float" office:value="0.751689000000001">
            <text:p>0.751689</text:p>
          </table:table-cell>
          <table:table-cell table:formula="of:=([.B462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63]-[.F$2])^2" office:value-type="float" office:value="0.751689000000001">
            <text:p>0.751689</text:p>
          </table:table-cell>
          <table:table-cell table:formula="of:=([.B46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64]-[.F$2])^2" office:value-type="float" office:value="0.751689000000001">
            <text:p>0.751689</text:p>
          </table:table-cell>
          <table:table-cell table:formula="of:=([.B46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465]-[.F$2])^2" office:value-type="float" office:value="23.687689">
            <text:p>23.687689</text:p>
          </table:table-cell>
          <table:table-cell table:formula="of:=([.B465]-[.G$2])^2" office:value-type="float" office:value="27.426169">
            <text:p>27.42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66]-[.F$2])^2" office:value-type="float" office:value="0.751689000000001">
            <text:p>0.751689</text:p>
          </table:table-cell>
          <table:table-cell table:formula="of:=([.B46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67]-[.F$2])^2" office:value-type="float" office:value="0.0176889999999998">
            <text:p>0.017689</text:p>
          </table:table-cell>
          <table:table-cell table:formula="of:=([.B467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68]-[.F$2])^2" office:value-type="float" office:value="0.0176889999999998">
            <text:p>0.017689</text:p>
          </table:table-cell>
          <table:table-cell table:formula="of:=([.B46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69]-[.F$2])^2" office:value-type="float" office:value="0.751689000000001">
            <text:p>0.751689</text:p>
          </table:table-cell>
          <table:table-cell table:formula="of:=([.B46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70]-[.F$2])^2" office:value-type="float" office:value="0.751689000000001">
            <text:p>0.751689</text:p>
          </table:table-cell>
          <table:table-cell table:formula="of:=([.B47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71]-[.F$2])^2" office:value-type="float" office:value="0.751689000000001">
            <text:p>0.751689</text:p>
          </table:table-cell>
          <table:table-cell table:formula="of:=([.B47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472]-[.F$2])^2" office:value-type="float" office:value="34.421689">
            <text:p>34.421689</text:p>
          </table:table-cell>
          <table:table-cell table:formula="of:=([.B472]-[.G$2])^2" office:value-type="float" office:value="17.952169">
            <text:p>17.952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73]-[.F$2])^2" office:value-type="float" office:value="0.0176889999999998">
            <text:p>0.017689</text:p>
          </table:table-cell>
          <table:table-cell table:formula="of:=([.B47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74]-[.F$2])^2" office:value-type="float" office:value="0.751689000000001">
            <text:p>0.751689</text:p>
          </table:table-cell>
          <table:table-cell table:formula="of:=([.B47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table:formula="of:=([.A475]-[.F$2])^2" office:value-type="float" office:value="50.879689">
            <text:p>50.879689</text:p>
          </table:table-cell>
          <table:table-cell table:formula="of:=([.B47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76]-[.F$2])^2" office:value-type="float" office:value="0.751689000000001">
            <text:p>0.751689</text:p>
          </table:table-cell>
          <table:table-cell table:formula="of:=([.B47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77]-[.F$2])^2" office:value-type="float" office:value="0.0176889999999998">
            <text:p>0.017689</text:p>
          </table:table-cell>
          <table:table-cell table:formula="of:=([.B47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78]-[.F$2])^2" office:value-type="float" office:value="0.751689000000001">
            <text:p>0.751689</text:p>
          </table:table-cell>
          <table:table-cell table:formula="of:=([.B478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79]-[.F$2])^2" office:value-type="float" office:value="0.751689000000001">
            <text:p>0.751689</text:p>
          </table:table-cell>
          <table:table-cell table:formula="of:=([.B47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480]-[.F$2])^2" office:value-type="float" office:value="3.485689">
            <text:p>3.485689</text:p>
          </table:table-cell>
          <table:table-cell table:formula="of:=([.B480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481]-[.F$2])^2" office:value-type="float" office:value="0.751689000000001">
            <text:p>0.751689</text:p>
          </table:table-cell>
          <table:table-cell table:formula="of:=([.B481]-[.G$2])^2" office:value-type="float" office:value="5.004169">
            <text:p>5.004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82]-[.F$2])^2" office:value-type="float" office:value="0.751689000000001">
            <text:p>0.751689</text:p>
          </table:table-cell>
          <table:table-cell table:formula="of:=([.B48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83]-[.F$2])^2" office:value-type="float" office:value="0.751689000000001">
            <text:p>0.751689</text:p>
          </table:table-cell>
          <table:table-cell table:formula="of:=([.B48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484]-[.F$2])^2" office:value-type="float" office:value="3.485689">
            <text:p>3.485689</text:p>
          </table:table-cell>
          <table:table-cell table:formula="of:=([.B48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485]-[.F$2])^2" office:value-type="float" office:value="0.751689000000001">
            <text:p>0.751689</text:p>
          </table:table-cell>
          <table:table-cell table:formula="of:=([.B485]-[.G$2])^2" office:value-type="float" office:value="5.004169">
            <text:p>5.0041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486]-[.F$2])^2" office:value-type="float" office:value="4.549689">
            <text:p>4.549689</text:p>
          </table:table-cell>
          <table:table-cell table:formula="of:=([.B486]-[.G$2])^2" office:value-type="float" office:value="0.582169">
            <text:p>0.582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87]-[.F$2])^2" office:value-type="float" office:value="0.751689000000001">
            <text:p>0.751689</text:p>
          </table:table-cell>
          <table:table-cell table:formula="of:=([.B48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488]-[.F$2])^2" office:value-type="float" office:value="17.081689">
            <text:p>17.081689</text:p>
          </table:table-cell>
          <table:table-cell table:formula="of:=([.B48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89]-[.F$2])^2" office:value-type="float" office:value="0.751689000000001">
            <text:p>0.751689</text:p>
          </table:table-cell>
          <table:table-cell table:formula="of:=([.B489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90]-[.F$2])^2" office:value-type="float" office:value="8.219689">
            <text:p>8.219689</text:p>
          </table:table-cell>
          <table:table-cell table:formula="of:=([.B490]-[.G$2])^2" office:value-type="float" office:value="10.478169">
            <text:p>10.478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91]-[.F$2])^2" office:value-type="float" office:value="0.0176889999999998">
            <text:p>0.017689</text:p>
          </table:table-cell>
          <table:table-cell table:formula="of:=([.B491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92]-[.F$2])^2" office:value-type="float" office:value="0.751689000000001">
            <text:p>0.751689</text:p>
          </table:table-cell>
          <table:table-cell table:formula="of:=([.B49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93]-[.F$2])^2" office:value-type="float" office:value="0.0176889999999998">
            <text:p>0.017689</text:p>
          </table:table-cell>
          <table:table-cell table:formula="of:=([.B49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94]-[.F$2])^2" office:value-type="float" office:value="0.0176889999999998">
            <text:p>0.017689</text:p>
          </table:table-cell>
          <table:table-cell table:formula="of:=([.B494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95]-[.F$2])^2" office:value-type="float" office:value="0.751689000000001">
            <text:p>0.751689</text:p>
          </table:table-cell>
          <table:table-cell table:formula="of:=([.B495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([.A496]-[.F$2])^2" office:value-type="float" office:value="17.081689">
            <text:p>17.081689</text:p>
          </table:table-cell>
          <table:table-cell table:formula="of:=([.B496]-[.G$2])^2" office:value-type="float" office:value="60.264169">
            <text:p>60.264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97]-[.F$2])^2" office:value-type="float" office:value="0.751689000000001">
            <text:p>0.751689</text:p>
          </table:table-cell>
          <table:table-cell table:formula="of:=([.B49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98]-[.F$2])^2" office:value-type="float" office:value="0.751689000000001">
            <text:p>0.751689</text:p>
          </table:table-cell>
          <table:table-cell table:formula="of:=([.B49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99]-[.F$2])^2" office:value-type="float" office:value="0.751689000000001">
            <text:p>0.751689</text:p>
          </table:table-cell>
          <table:table-cell table:formula="of:=([.B499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00]-[.F$2])^2" office:value-type="float" office:value="0.751689000000001">
            <text:p>0.751689</text:p>
          </table:table-cell>
          <table:table-cell table:formula="of:=([.B50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01]-[.F$2])^2" office:value-type="float" office:value="0.751689000000001">
            <text:p>0.751689</text:p>
          </table:table-cell>
          <table:table-cell table:formula="of:=([.B501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02]-[.F$2])^2" office:value-type="float" office:value="0.751689000000001">
            <text:p>0.751689</text:p>
          </table:table-cell>
          <table:table-cell table:formula="of:=([.B502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03]-[.F$2])^2" office:value-type="float" office:value="0.751689000000001">
            <text:p>0.751689</text:p>
          </table:table-cell>
          <table:table-cell table:formula="of:=([.B50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04]-[.F$2])^2" office:value-type="float" office:value="0.751689000000001">
            <text:p>0.751689</text:p>
          </table:table-cell>
          <table:table-cell table:formula="of:=([.B504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formula="of:=([.A505]-[.F$2])^2" office:value-type="float" office:value="26.347689">
            <text:p>26.347689</text:p>
          </table:table-cell>
          <table:table-cell table:formula="of:=([.B505]-[.G$2])^2" office:value-type="float" office:value="60.264169">
            <text:p>60.264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506]-[.F$2])^2" office:value-type="float" office:value="3.485689">
            <text:p>3.485689</text:p>
          </table:table-cell>
          <table:table-cell table:formula="of:=([.B50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07]-[.F$2])^2" office:value-type="float" office:value="0.751689000000001">
            <text:p>0.751689</text:p>
          </table:table-cell>
          <table:table-cell table:formula="of:=([.B50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508]-[.F$2])^2" office:value-type="float" office:value="3.485689">
            <text:p>3.485689</text:p>
          </table:table-cell>
          <table:table-cell table:formula="of:=([.B50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509]-[.F$2])^2" office:value-type="float" office:value="3.485689">
            <text:p>3.485689</text:p>
          </table:table-cell>
          <table:table-cell table:formula="of:=([.B509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10]-[.F$2])^2" office:value-type="float" office:value="0.751689000000001">
            <text:p>0.751689</text:p>
          </table:table-cell>
          <table:table-cell table:formula="of:=([.B510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11]-[.F$2])^2" office:value-type="float" office:value="0.751689000000001">
            <text:p>0.751689</text:p>
          </table:table-cell>
          <table:table-cell table:formula="of:=([.B51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512]-[.F$2])^2" office:value-type="float" office:value="14.953689">
            <text:p>14.953689</text:p>
          </table:table-cell>
          <table:table-cell table:formula="of:=([.B512]-[.G$2])^2" office:value-type="float" office:value="5.004169">
            <text:p>5.004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13]-[.F$2])^2" office:value-type="float" office:value="0.751689000000001">
            <text:p>0.751689</text:p>
          </table:table-cell>
          <table:table-cell table:formula="of:=([.B51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14]-[.F$2])^2" office:value-type="float" office:value="0.751689000000001">
            <text:p>0.751689</text:p>
          </table:table-cell>
          <table:table-cell table:formula="of:=([.B51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15]-[.F$2])^2" office:value-type="float" office:value="0.751689000000001">
            <text:p>0.751689</text:p>
          </table:table-cell>
          <table:table-cell table:formula="of:=([.B51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16]-[.F$2])^2" office:value-type="float" office:value="0.0176889999999998">
            <text:p>0.017689</text:p>
          </table:table-cell>
          <table:table-cell table:formula="of:=([.B516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17]-[.F$2])^2" office:value-type="float" office:value="0.751689000000001">
            <text:p>0.751689</text:p>
          </table:table-cell>
          <table:table-cell table:formula="of:=([.B51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18]-[.F$2])^2" office:value-type="float" office:value="0.751689000000001">
            <text:p>0.751689</text:p>
          </table:table-cell>
          <table:table-cell table:formula="of:=([.B51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19]-[.F$2])^2" office:value-type="float" office:value="0.751689000000001">
            <text:p>0.751689</text:p>
          </table:table-cell>
          <table:table-cell table:formula="of:=([.B51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20]-[.F$2])^2" office:value-type="float" office:value="0.751689000000001">
            <text:p>0.751689</text:p>
          </table:table-cell>
          <table:table-cell table:formula="of:=([.B52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21]-[.F$2])^2" office:value-type="float" office:value="0.0176889999999998">
            <text:p>0.017689</text:p>
          </table:table-cell>
          <table:table-cell table:formula="of:=([.B521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522]-[.F$2])^2" office:value-type="float" office:value="3.485689">
            <text:p>3.485689</text:p>
          </table:table-cell>
          <table:table-cell table:formula="of:=([.B522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23]-[.F$2])^2" office:value-type="float" office:value="0.0176889999999998">
            <text:p>0.017689</text:p>
          </table:table-cell>
          <table:table-cell table:formula="of:=([.B523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formula="of:=([.A524]-[.F$2])^2" office:value-type="float" office:value="147.209689">
            <text:p>147.209689</text:p>
          </table:table-cell>
          <table:table-cell table:formula="of:=([.B524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25]-[.F$2])^2" office:value-type="float" office:value="0.751689000000001">
            <text:p>0.751689</text:p>
          </table:table-cell>
          <table:table-cell table:formula="of:=([.B525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26]-[.F$2])^2" office:value-type="float" office:value="0.0176889999999998">
            <text:p>0.017689</text:p>
          </table:table-cell>
          <table:table-cell table:formula="of:=([.B52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27]-[.F$2])^2" office:value-type="float" office:value="0.751689000000001">
            <text:p>0.751689</text:p>
          </table:table-cell>
          <table:table-cell table:formula="of:=([.B527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28]-[.F$2])^2" office:value-type="float" office:value="0.751689000000001">
            <text:p>0.751689</text:p>
          </table:table-cell>
          <table:table-cell table:formula="of:=([.B52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29]-[.F$2])^2" office:value-type="float" office:value="0.751689000000001">
            <text:p>0.751689</text:p>
          </table:table-cell>
          <table:table-cell table:formula="of:=([.B52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30]-[.F$2])^2" office:value-type="float" office:value="0.751689000000001">
            <text:p>0.751689</text:p>
          </table:table-cell>
          <table:table-cell table:formula="of:=([.B53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31]-[.F$2])^2" office:value-type="float" office:value="0.751689000000001">
            <text:p>0.751689</text:p>
          </table:table-cell>
          <table:table-cell table:formula="of:=([.B53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32]-[.F$2])^2" office:value-type="float" office:value="0.751689000000001">
            <text:p>0.751689</text:p>
          </table:table-cell>
          <table:table-cell table:formula="of:=([.B53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33]-[.F$2])^2" office:value-type="float" office:value="0.751689000000001">
            <text:p>0.751689</text:p>
          </table:table-cell>
          <table:table-cell table:formula="of:=([.B53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34]-[.F$2])^2" office:value-type="float" office:value="0.751689000000001">
            <text:p>0.751689</text:p>
          </table:table-cell>
          <table:table-cell table:formula="of:=([.B534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35]-[.F$2])^2" office:value-type="float" office:value="0.751689000000001">
            <text:p>0.751689</text:p>
          </table:table-cell>
          <table:table-cell table:formula="of:=([.B53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36]-[.F$2])^2" office:value-type="float" office:value="0.751689000000001">
            <text:p>0.751689</text:p>
          </table:table-cell>
          <table:table-cell table:formula="of:=([.B53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537]-[.F$2])^2" office:value-type="float" office:value="9.81568899999999">
            <text:p>9.815689</text:p>
          </table:table-cell>
          <table:table-cell table:formula="of:=([.B537]-[.G$2])^2" office:value-type="float" office:value="0.582169">
            <text:p>0.582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38]-[.F$2])^2" office:value-type="float" office:value="0.751689000000001">
            <text:p>0.751689</text:p>
          </table:table-cell>
          <table:table-cell table:formula="of:=([.B53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table:formula="of:=([.A539]-[.F$2])^2" office:value-type="float" office:value="26.347689">
            <text:p>26.347689</text:p>
          </table:table-cell>
          <table:table-cell table:formula="of:=([.B539]-[.G$2])^2" office:value-type="float" office:value="1828.674169">
            <text:p>1828.674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40]-[.F$2])^2" office:value-type="float" office:value="0.751689000000001">
            <text:p>0.751689</text:p>
          </table:table-cell>
          <table:table-cell table:formula="of:=([.B540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41]-[.F$2])^2" office:value-type="float" office:value="0.751689000000001">
            <text:p>0.751689</text:p>
          </table:table-cell>
          <table:table-cell table:formula="of:=([.B54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542]-[.F$2])^2" office:value-type="float" office:value="0.751689000000001">
            <text:p>0.751689</text:p>
          </table:table-cell>
          <table:table-cell table:formula="of:=([.B542]-[.G$2])^2" office:value-type="float" office:value="5.004169">
            <text:p>5.004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43]-[.F$2])^2" office:value-type="float" office:value="0.0176889999999998">
            <text:p>0.017689</text:p>
          </table:table-cell>
          <table:table-cell table:formula="of:=([.B543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44]-[.F$2])^2" office:value-type="float" office:value="0.751689000000001">
            <text:p>0.751689</text:p>
          </table:table-cell>
          <table:table-cell table:formula="of:=([.B54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545]-[.F$2])^2" office:value-type="float" office:value="3.485689">
            <text:p>3.485689</text:p>
          </table:table-cell>
          <table:table-cell table:formula="of:=([.B54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46]-[.F$2])^2" office:value-type="float" office:value="0.751689000000001">
            <text:p>0.751689</text:p>
          </table:table-cell>
          <table:table-cell table:formula="of:=([.B546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547]-[.F$2])^2" office:value-type="float" office:value="3.485689">
            <text:p>3.485689</text:p>
          </table:table-cell>
          <table:table-cell table:formula="of:=([.B547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48]-[.F$2])^2" office:value-type="float" office:value="0.751689000000001">
            <text:p>0.751689</text:p>
          </table:table-cell>
          <table:table-cell table:formula="of:=([.B54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49]-[.F$2])^2" office:value-type="float" office:value="0.751689000000001">
            <text:p>0.751689</text:p>
          </table:table-cell>
          <table:table-cell table:formula="of:=([.B54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50]-[.F$2])^2" office:value-type="float" office:value="0.751689000000001">
            <text:p>0.751689</text:p>
          </table:table-cell>
          <table:table-cell table:formula="of:=([.B55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51]-[.F$2])^2" office:value-type="float" office:value="0.0176889999999998">
            <text:p>0.017689</text:p>
          </table:table-cell>
          <table:table-cell table:formula="of:=([.B55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52]-[.F$2])^2" office:value-type="float" office:value="0.751689000000001">
            <text:p>0.751689</text:p>
          </table:table-cell>
          <table:table-cell table:formula="of:=([.B55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53]-[.F$2])^2" office:value-type="float" office:value="0.0176889999999998">
            <text:p>0.017689</text:p>
          </table:table-cell>
          <table:table-cell table:formula="of:=([.B553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table:formula="of:=([.A554]-[.F$2])^2" office:value-type="float" office:value="26.347689">
            <text:p>26.347689</text:p>
          </table:table-cell>
          <table:table-cell table:formula="of:=([.B554]-[.G$2])^2" office:value-type="float" office:value="352.050169">
            <text:p>352.0501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([.A555]-[.F$2])^2" office:value-type="float" office:value="17.081689">
            <text:p>17.081689</text:p>
          </table:table-cell>
          <table:table-cell table:formula="of:=([.B555]-[.G$2])^2" office:value-type="float" office:value="76.790169">
            <text:p>76.79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56]-[.F$2])^2" office:value-type="float" office:value="0.0176889999999998">
            <text:p>0.017689</text:p>
          </table:table-cell>
          <table:table-cell table:formula="of:=([.B55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57]-[.F$2])^2" office:value-type="float" office:value="0.751689000000001">
            <text:p>0.751689</text:p>
          </table:table-cell>
          <table:table-cell table:formula="of:=([.B55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58]-[.F$2])^2" office:value-type="float" office:value="0.751689000000001">
            <text:p>0.751689</text:p>
          </table:table-cell>
          <table:table-cell table:formula="of:=([.B55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59]-[.F$2])^2" office:value-type="float" office:value="0.751689000000001">
            <text:p>0.751689</text:p>
          </table:table-cell>
          <table:table-cell table:formula="of:=([.B55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table:formula="of:=([.A560]-[.F$2])^2" office:value-type="float" office:value="0.751689000000001">
            <text:p>0.751689</text:p>
          </table:table-cell>
          <table:table-cell table:formula="of:=([.B560]-[.G$2])^2" office:value-type="float" office:value="217.946169">
            <text:p>217.94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61]-[.F$2])^2" office:value-type="float" office:value="0.0176889999999998">
            <text:p>0.017689</text:p>
          </table:table-cell>
          <table:table-cell table:formula="of:=([.B56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62]-[.F$2])^2" office:value-type="float" office:value="0.751689000000001">
            <text:p>0.751689</text:p>
          </table:table-cell>
          <table:table-cell table:formula="of:=([.B562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63]-[.F$2])^2" office:value-type="float" office:value="0.0176889999999998">
            <text:p>0.017689</text:p>
          </table:table-cell>
          <table:table-cell table:formula="of:=([.B563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64]-[.F$2])^2" office:value-type="float" office:value="0.0176889999999998">
            <text:p>0.017689</text:p>
          </table:table-cell>
          <table:table-cell table:formula="of:=([.B56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565]-[.F$2])^2" office:value-type="float" office:value="9.81568899999999">
            <text:p>9.815689</text:p>
          </table:table-cell>
          <table:table-cell table:formula="of:=([.B56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566]-[.F$2])^2" office:value-type="float" office:value="3.485689">
            <text:p>3.485689</text:p>
          </table:table-cell>
          <table:table-cell table:formula="of:=([.B56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67]-[.F$2])^2" office:value-type="float" office:value="0.751689000000001">
            <text:p>0.751689</text:p>
          </table:table-cell>
          <table:table-cell table:formula="of:=([.B567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68]-[.F$2])^2" office:value-type="float" office:value="0.0176889999999998">
            <text:p>0.017689</text:p>
          </table:table-cell>
          <table:table-cell table:formula="of:=([.B56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69]-[.F$2])^2" office:value-type="float" office:value="0.751689000000001">
            <text:p>0.751689</text:p>
          </table:table-cell>
          <table:table-cell table:formula="of:=([.B56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70]-[.F$2])^2" office:value-type="float" office:value="0.0176889999999998">
            <text:p>0.017689</text:p>
          </table:table-cell>
          <table:table-cell table:formula="of:=([.B57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71]-[.F$2])^2" office:value-type="float" office:value="0.0176889999999998">
            <text:p>0.017689</text:p>
          </table:table-cell>
          <table:table-cell table:formula="of:=([.B571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72]-[.F$2])^2" office:value-type="float" office:value="0.0176889999999998">
            <text:p>0.017689</text:p>
          </table:table-cell>
          <table:table-cell table:formula="of:=([.B57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73]-[.F$2])^2" office:value-type="float" office:value="0.751689000000001">
            <text:p>0.751689</text:p>
          </table:table-cell>
          <table:table-cell table:formula="of:=([.B573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74]-[.F$2])^2" office:value-type="float" office:value="0.751689000000001">
            <text:p>0.751689</text:p>
          </table:table-cell>
          <table:table-cell table:formula="of:=([.B57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([.A575]-[.F$2])^2" office:value-type="float" office:value="17.081689">
            <text:p>17.081689</text:p>
          </table:table-cell>
          <table:table-cell table:formula="of:=([.B575]-[.G$2])^2" office:value-type="float" office:value="60.264169">
            <text:p>60.264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76]-[.F$2])^2" office:value-type="float" office:value="0.751689000000001">
            <text:p>0.751689</text:p>
          </table:table-cell>
          <table:table-cell table:formula="of:=([.B576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77]-[.F$2])^2" office:value-type="float" office:value="0.751689000000001">
            <text:p>0.751689</text:p>
          </table:table-cell>
          <table:table-cell table:formula="of:=([.B577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78]-[.F$2])^2" office:value-type="float" office:value="0.751689000000001">
            <text:p>0.751689</text:p>
          </table:table-cell>
          <table:table-cell table:formula="of:=([.B57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79]-[.F$2])^2" office:value-type="float" office:value="0.751689000000001">
            <text:p>0.751689</text:p>
          </table:table-cell>
          <table:table-cell table:formula="of:=([.B57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580]-[.F$2])^2" office:value-type="float" office:value="3.485689">
            <text:p>3.485689</text:p>
          </table:table-cell>
          <table:table-cell table:formula="of:=([.B58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81]-[.F$2])^2" office:value-type="float" office:value="0.751689000000001">
            <text:p>0.751689</text:p>
          </table:table-cell>
          <table:table-cell table:formula="of:=([.B581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82]-[.F$2])^2" office:value-type="float" office:value="0.751689000000001">
            <text:p>0.751689</text:p>
          </table:table-cell>
          <table:table-cell table:formula="of:=([.B582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83]-[.F$2])^2" office:value-type="float" office:value="0.751689000000001">
            <text:p>0.751689</text:p>
          </table:table-cell>
          <table:table-cell table:formula="of:=([.B583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584]-[.F$2])^2" office:value-type="float" office:value="0.0176889999999998">
            <text:p>0.017689</text:p>
          </table:table-cell>
          <table:table-cell table:formula="of:=([.B584]-[.G$2])^2" office:value-type="float" office:value="5.004169">
            <text:p>5.004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85]-[.F$2])^2" office:value-type="float" office:value="0.751689000000001">
            <text:p>0.751689</text:p>
          </table:table-cell>
          <table:table-cell table:formula="of:=([.B58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86]-[.F$2])^2" office:value-type="float" office:value="0.751689000000001">
            <text:p>0.751689</text:p>
          </table:table-cell>
          <table:table-cell table:formula="of:=([.B58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587]-[.F$2])^2" office:value-type="float" office:value="0.751689000000001">
            <text:p>0.751689</text:p>
          </table:table-cell>
          <table:table-cell table:formula="of:=([.B587]-[.G$2])^2" office:value-type="float" office:value="5.004169">
            <text:p>5.004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588]-[.F$2])^2" office:value-type="float" office:value="3.485689">
            <text:p>3.485689</text:p>
          </table:table-cell>
          <table:table-cell table:formula="of:=([.B58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89]-[.F$2])^2" office:value-type="float" office:value="0.751689000000001">
            <text:p>0.751689</text:p>
          </table:table-cell>
          <table:table-cell table:formula="of:=([.B58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90]-[.F$2])^2" office:value-type="float" office:value="0.0176889999999998">
            <text:p>0.017689</text:p>
          </table:table-cell>
          <table:table-cell table:formula="of:=([.B59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formula="of:=([.A591]-[.F$2])^2" office:value-type="float" office:value="0.0176889999999998">
            <text:p>0.017689</text:p>
          </table:table-cell>
          <table:table-cell table:formula="of:=([.B591]-[.G$2])^2" office:value-type="float" office:value="60.264169">
            <text:p>60.264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92]-[.F$2])^2" office:value-type="float" office:value="0.0176889999999998">
            <text:p>0.017689</text:p>
          </table:table-cell>
          <table:table-cell table:formula="of:=([.B592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593]-[.F$2])^2" office:value-type="float" office:value="0.751689000000001">
            <text:p>0.751689</text:p>
          </table:table-cell>
          <table:table-cell table:formula="of:=([.B593]-[.G$2])^2" office:value-type="float" office:value="17.952169">
            <text:p>17.9521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([.A594]-[.F$2])^2" office:value-type="float" office:value="23.687689">
            <text:p>23.687689</text:p>
          </table:table-cell>
          <table:table-cell table:formula="of:=([.B594]-[.G$2])^2" office:value-type="float" office:value="5.004169">
            <text:p>5.004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95]-[.F$2])^2" office:value-type="float" office:value="0.0176889999999998">
            <text:p>0.017689</text:p>
          </table:table-cell>
          <table:table-cell table:formula="of:=([.B595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96]-[.F$2])^2" office:value-type="float" office:value="0.751689000000001">
            <text:p>0.751689</text:p>
          </table:table-cell>
          <table:table-cell table:formula="of:=([.B59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97]-[.F$2])^2" office:value-type="float" office:value="0.751689000000001">
            <text:p>0.751689</text:p>
          </table:table-cell>
          <table:table-cell table:formula="of:=([.B59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98]-[.F$2])^2" office:value-type="float" office:value="0.0176889999999998">
            <text:p>0.017689</text:p>
          </table:table-cell>
          <table:table-cell table:formula="of:=([.B59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formula="of:=([.A599]-[.F$2])^2" office:value-type="float" office:value="9.81568899999999">
            <text:p>9.815689</text:p>
          </table:table-cell>
          <table:table-cell table:formula="of:=([.B599]-[.G$2])^2" office:value-type="float" office:value="60.264169">
            <text:p>60.264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formula="of:=([.A600]-[.F$2])^2" office:value-type="float" office:value="0.751689000000001">
            <text:p>0.751689</text:p>
          </table:table-cell>
          <table:table-cell table:formula="of:=([.B600]-[.G$2])^2" office:value-type="float" office:value="138.368169">
            <text:p>138.368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01]-[.F$2])^2" office:value-type="float" office:value="0.751689000000001">
            <text:p>0.751689</text:p>
          </table:table-cell>
          <table:table-cell table:formula="of:=([.B60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602]-[.F$2])^2" office:value-type="float" office:value="3.485689">
            <text:p>3.485689</text:p>
          </table:table-cell>
          <table:table-cell table:formula="of:=([.B60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603]-[.F$2])^2" office:value-type="float" office:value="3.485689">
            <text:p>3.485689</text:p>
          </table:table-cell>
          <table:table-cell table:formula="of:=([.B60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04]-[.F$2])^2" office:value-type="float" office:value="0.751689000000001">
            <text:p>0.751689</text:p>
          </table:table-cell>
          <table:table-cell table:formula="of:=([.B60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formula="of:=([.A605]-[.F$2])^2" office:value-type="float" office:value="9.81568899999999">
            <text:p>9.815689</text:p>
          </table:table-cell>
          <table:table-cell table:formula="of:=([.B605]-[.G$2])^2" office:value-type="float" office:value="60.264169">
            <text:p>60.264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06]-[.F$2])^2" office:value-type="float" office:value="0.751689000000001">
            <text:p>0.751689</text:p>
          </table:table-cell>
          <table:table-cell table:formula="of:=([.B606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07]-[.F$2])^2" office:value-type="float" office:value="0.751689000000001">
            <text:p>0.751689</text:p>
          </table:table-cell>
          <table:table-cell table:formula="of:=([.B60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08]-[.F$2])^2" office:value-type="float" office:value="0.751689000000001">
            <text:p>0.751689</text:p>
          </table:table-cell>
          <table:table-cell table:formula="of:=([.B60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09]-[.F$2])^2" office:value-type="float" office:value="0.751689000000001">
            <text:p>0.751689</text:p>
          </table:table-cell>
          <table:table-cell table:formula="of:=([.B60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10]-[.F$2])^2" office:value-type="float" office:value="0.751689000000001">
            <text:p>0.751689</text:p>
          </table:table-cell>
          <table:table-cell table:formula="of:=([.B610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11]-[.F$2])^2" office:value-type="float" office:value="0.0176889999999998">
            <text:p>0.017689</text:p>
          </table:table-cell>
          <table:table-cell table:formula="of:=([.B61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12]-[.F$2])^2" office:value-type="float" office:value="0.751689000000001">
            <text:p>0.751689</text:p>
          </table:table-cell>
          <table:table-cell table:formula="of:=([.B61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13]-[.F$2])^2" office:value-type="float" office:value="0.0176889999999998">
            <text:p>0.017689</text:p>
          </table:table-cell>
          <table:table-cell table:formula="of:=([.B613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614]-[.F$2])^2" office:value-type="float" office:value="17.081689">
            <text:p>17.081689</text:p>
          </table:table-cell>
          <table:table-cell table:formula="of:=([.B61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615]-[.F$2])^2" office:value-type="float" office:value="3.485689">
            <text:p>3.485689</text:p>
          </table:table-cell>
          <table:table-cell table:formula="of:=([.B61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616]-[.F$2])^2" office:value-type="float" office:value="23.687689">
            <text:p>23.687689</text:p>
          </table:table-cell>
          <table:table-cell table:formula="of:=([.B616]-[.G$2])^2" office:value-type="float" office:value="17.952169">
            <text:p>17.952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17]-[.F$2])^2" office:value-type="float" office:value="0.751689000000001">
            <text:p>0.751689</text:p>
          </table:table-cell>
          <table:table-cell table:formula="of:=([.B617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618]-[.F$2])^2" office:value-type="float" office:value="3.485689">
            <text:p>3.485689</text:p>
          </table:table-cell>
          <table:table-cell table:formula="of:=([.B61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19]-[.F$2])^2" office:value-type="float" office:value="0.751689000000001">
            <text:p>0.751689</text:p>
          </table:table-cell>
          <table:table-cell table:formula="of:=([.B61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20]-[.F$2])^2" office:value-type="float" office:value="0.0176889999999998">
            <text:p>0.017689</text:p>
          </table:table-cell>
          <table:table-cell table:formula="of:=([.B62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621]-[.F$2])^2" office:value-type="float" office:value="23.687689">
            <text:p>23.687689</text:p>
          </table:table-cell>
          <table:table-cell table:formula="of:=([.B621]-[.G$2])^2" office:value-type="float" office:value="27.426169">
            <text:p>27.42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22]-[.F$2])^2" office:value-type="float" office:value="0.751689000000001">
            <text:p>0.751689</text:p>
          </table:table-cell>
          <table:table-cell table:formula="of:=([.B62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23]-[.F$2])^2" office:value-type="float" office:value="0.0176889999999998">
            <text:p>0.017689</text:p>
          </table:table-cell>
          <table:table-cell table:formula="of:=([.B62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24]-[.F$2])^2" office:value-type="float" office:value="0.0176889999999998">
            <text:p>0.017689</text:p>
          </table:table-cell>
          <table:table-cell table:formula="of:=([.B624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625]-[.F$2])^2" office:value-type="float" office:value="3.485689">
            <text:p>3.485689</text:p>
          </table:table-cell>
          <table:table-cell table:formula="of:=([.B625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26]-[.F$2])^2" office:value-type="float" office:value="0.0176889999999998">
            <text:p>0.017689</text:p>
          </table:table-cell>
          <table:table-cell table:formula="of:=([.B62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27]-[.F$2])^2" office:value-type="float" office:value="0.751689000000001">
            <text:p>0.751689</text:p>
          </table:table-cell>
          <table:table-cell table:formula="of:=([.B62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28]-[.F$2])^2" office:value-type="float" office:value="0.751689000000001">
            <text:p>0.751689</text:p>
          </table:table-cell>
          <table:table-cell table:formula="of:=([.B62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29]-[.F$2])^2" office:value-type="float" office:value="0.751689000000001">
            <text:p>0.751689</text:p>
          </table:table-cell>
          <table:table-cell table:formula="of:=([.B62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30]-[.F$2])^2" office:value-type="float" office:value="0.751689000000001">
            <text:p>0.751689</text:p>
          </table:table-cell>
          <table:table-cell table:formula="of:=([.B630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31]-[.F$2])^2" office:value-type="float" office:value="8.219689">
            <text:p>8.219689</text:p>
          </table:table-cell>
          <table:table-cell table:formula="of:=([.B631]-[.G$2])^2" office:value-type="float" office:value="5.004169">
            <text:p>5.004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32]-[.F$2])^2" office:value-type="float" office:value="0.751689000000001">
            <text:p>0.751689</text:p>
          </table:table-cell>
          <table:table-cell table:formula="of:=([.B632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633]-[.F$2])^2" office:value-type="float" office:value="3.485689">
            <text:p>3.485689</text:p>
          </table:table-cell>
          <table:table-cell table:formula="of:=([.B633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34]-[.F$2])^2" office:value-type="float" office:value="0.751689000000001">
            <text:p>0.751689</text:p>
          </table:table-cell>
          <table:table-cell table:formula="of:=([.B63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table:formula="of:=([.A635]-[.F$2])^2" office:value-type="float" office:value="199.741689">
            <text:p>199.741689</text:p>
          </table:table-cell>
          <table:table-cell table:formula="of:=([.B635]-[.G$2])^2" office:value-type="float" office:value="76.790169">
            <text:p>76.79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36]-[.F$2])^2" office:value-type="float" office:value="0.751689000000001">
            <text:p>0.751689</text:p>
          </table:table-cell>
          <table:table-cell table:formula="of:=([.B63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37]-[.F$2])^2" office:value-type="float" office:value="0.0176889999999998">
            <text:p>0.017689</text:p>
          </table:table-cell>
          <table:table-cell table:formula="of:=([.B63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38]-[.F$2])^2" office:value-type="float" office:value="0.751689000000001">
            <text:p>0.751689</text:p>
          </table:table-cell>
          <table:table-cell table:formula="of:=([.B63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639]-[.F$2])^2" office:value-type="float" office:value="3.485689">
            <text:p>3.485689</text:p>
          </table:table-cell>
          <table:table-cell table:formula="of:=([.B63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40]-[.F$2])^2" office:value-type="float" office:value="8.219689">
            <text:p>8.219689</text:p>
          </table:table-cell>
          <table:table-cell table:formula="of:=([.B640]-[.G$2])^2" office:value-type="float" office:value="10.478169">
            <text:p>10.478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41]-[.F$2])^2" office:value-type="float" office:value="0.0176889999999998">
            <text:p>0.017689</text:p>
          </table:table-cell>
          <table:table-cell table:formula="of:=([.B641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42]-[.F$2])^2" office:value-type="float" office:value="0.751689000000001">
            <text:p>0.751689</text:p>
          </table:table-cell>
          <table:table-cell table:formula="of:=([.B64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43]-[.F$2])^2" office:value-type="float" office:value="0.751689000000001">
            <text:p>0.751689</text:p>
          </table:table-cell>
          <table:table-cell table:formula="of:=([.B64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44]-[.F$2])^2" office:value-type="float" office:value="0.0176889999999998">
            <text:p>0.017689</text:p>
          </table:table-cell>
          <table:table-cell table:formula="of:=([.B64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45]-[.F$2])^2" office:value-type="float" office:value="0.0176889999999998">
            <text:p>0.017689</text:p>
          </table:table-cell>
          <table:table-cell table:formula="of:=([.B64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([.A646]-[.F$2])^2" office:value-type="float" office:value="102.677689">
            <text:p>102.677689</text:p>
          </table:table-cell>
          <table:table-cell table:formula="of:=([.B64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([.A647]-[.F$2])^2" office:value-type="float" office:value="17.081689">
            <text:p>17.081689</text:p>
          </table:table-cell>
          <table:table-cell table:formula="of:=([.B647]-[.G$2])^2" office:value-type="float" office:value="76.790169">
            <text:p>76.7901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648]-[.F$2])^2" office:value-type="float" office:value="1.283689">
            <text:p>1.283689</text:p>
          </table:table-cell>
          <table:table-cell table:formula="of:=([.B64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649]-[.F$2])^2" office:value-type="float" office:value="14.953689">
            <text:p>14.953689</text:p>
          </table:table-cell>
          <table:table-cell table:formula="of:=([.B649]-[.G$2])^2" office:value-type="float" office:value="17.952169">
            <text:p>17.952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50]-[.F$2])^2" office:value-type="float" office:value="0.751689000000001">
            <text:p>0.751689</text:p>
          </table:table-cell>
          <table:table-cell table:formula="of:=([.B650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51]-[.F$2])^2" office:value-type="float" office:value="0.0176889999999998">
            <text:p>0.017689</text:p>
          </table:table-cell>
          <table:table-cell table:formula="of:=([.B651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52]-[.F$2])^2" office:value-type="float" office:value="0.0176889999999998">
            <text:p>0.017689</text:p>
          </table:table-cell>
          <table:table-cell table:formula="of:=([.B65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53]-[.F$2])^2" office:value-type="float" office:value="0.751689000000001">
            <text:p>0.751689</text:p>
          </table:table-cell>
          <table:table-cell table:formula="of:=([.B65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54]-[.F$2])^2" office:value-type="float" office:value="8.219689">
            <text:p>8.219689</text:p>
          </table:table-cell>
          <table:table-cell table:formula="of:=([.B654]-[.G$2])^2" office:value-type="float" office:value="10.478169">
            <text:p>10.478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55]-[.F$2])^2" office:value-type="float" office:value="0.751689000000001">
            <text:p>0.751689</text:p>
          </table:table-cell>
          <table:table-cell table:formula="of:=([.B655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f:=([.A656]-[.F$2])^2" office:value-type="float" office:value="4.549689">
            <text:p>4.549689</text:p>
          </table:table-cell>
          <table:table-cell table:formula="of:=([.B656]-[.G$2])^2" office:value-type="float" office:value="60.264169">
            <text:p>60.264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57]-[.F$2])^2" office:value-type="float" office:value="0.751689000000001">
            <text:p>0.751689</text:p>
          </table:table-cell>
          <table:table-cell table:formula="of:=([.B65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658]-[.F$2])^2" office:value-type="float" office:value="3.485689">
            <text:p>3.485689</text:p>
          </table:table-cell>
          <table:table-cell table:formula="of:=([.B65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659]-[.F$2])^2" office:value-type="float" office:value="26.347689">
            <text:p>26.347689</text:p>
          </table:table-cell>
          <table:table-cell table:formula="of:=([.B659]-[.G$2])^2" office:value-type="float" office:value="45.738169">
            <text:p>45.738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660]-[.F$2])^2" office:value-type="float" office:value="3.485689">
            <text:p>3.485689</text:p>
          </table:table-cell>
          <table:table-cell table:formula="of:=([.B660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661]-[.F$2])^2" office:value-type="float" office:value="0.751689000000001">
            <text:p>0.751689</text:p>
          </table:table-cell>
          <table:table-cell table:formula="of:=([.B661]-[.G$2])^2" office:value-type="float" office:value="5.004169">
            <text:p>5.0041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662]-[.F$2])^2" office:value-type="float" office:value="23.687689">
            <text:p>23.687689</text:p>
          </table:table-cell>
          <table:table-cell table:formula="of:=([.B662]-[.G$2])^2" office:value-type="float" office:value="17.952169">
            <text:p>17.952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63]-[.F$2])^2" office:value-type="float" office:value="0.751689000000001">
            <text:p>0.751689</text:p>
          </table:table-cell>
          <table:table-cell table:formula="of:=([.B66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64]-[.F$2])^2" office:value-type="float" office:value="0.751689000000001">
            <text:p>0.751689</text:p>
          </table:table-cell>
          <table:table-cell table:formula="of:=([.B66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65]-[.F$2])^2" office:value-type="float" office:value="0.751689000000001">
            <text:p>0.751689</text:p>
          </table:table-cell>
          <table:table-cell table:formula="of:=([.B665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666]-[.F$2])^2" office:value-type="float" office:value="23.687689">
            <text:p>23.687689</text:p>
          </table:table-cell>
          <table:table-cell table:formula="of:=([.B666]-[.G$2])^2" office:value-type="float" office:value="17.952169">
            <text:p>17.952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([.A667]-[.F$2])^2" office:value-type="float" office:value="3.485689">
            <text:p>3.485689</text:p>
          </table:table-cell>
          <table:table-cell table:formula="of:=([.B667]-[.G$2])^2" office:value-type="float" office:value="17.952169">
            <text:p>17.952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68]-[.F$2])^2" office:value-type="float" office:value="0.751689000000001">
            <text:p>0.751689</text:p>
          </table:table-cell>
          <table:table-cell table:formula="of:=([.B66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669]-[.F$2])^2" office:value-type="float" office:value="3.485689">
            <text:p>3.485689</text:p>
          </table:table-cell>
          <table:table-cell table:formula="of:=([.B669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70]-[.F$2])^2" office:value-type="float" office:value="0.751689000000001">
            <text:p>0.751689</text:p>
          </table:table-cell>
          <table:table-cell table:formula="of:=([.B67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71]-[.F$2])^2" office:value-type="float" office:value="0.751689000000001">
            <text:p>0.751689</text:p>
          </table:table-cell>
          <table:table-cell table:formula="of:=([.B67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72]-[.F$2])^2" office:value-type="float" office:value="0.0176889999999998">
            <text:p>0.017689</text:p>
          </table:table-cell>
          <table:table-cell table:formula="of:=([.B67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73]-[.F$2])^2" office:value-type="float" office:value="0.751689000000001">
            <text:p>0.751689</text:p>
          </table:table-cell>
          <table:table-cell table:formula="of:=([.B67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formula="of:=([.A674]-[.F$2])^2" office:value-type="float" office:value="26.347689">
            <text:p>26.347689</text:p>
          </table:table-cell>
          <table:table-cell table:formula="of:=([.B674]-[.G$2])^2" office:value-type="float" office:value="60.264169">
            <text:p>60.264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75]-[.F$2])^2" office:value-type="float" office:value="0.751689000000001">
            <text:p>0.751689</text:p>
          </table:table-cell>
          <table:table-cell table:formula="of:=([.B675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676]-[.F$2])^2" office:value-type="float" office:value="26.347689">
            <text:p>26.347689</text:p>
          </table:table-cell>
          <table:table-cell table:formula="of:=([.B676]-[.G$2])^2" office:value-type="float" office:value="45.738169">
            <text:p>45.738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77]-[.F$2])^2" office:value-type="float" office:value="0.751689000000001">
            <text:p>0.751689</text:p>
          </table:table-cell>
          <table:table-cell table:formula="of:=([.B677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formula="of:=([.A678]-[.F$2])^2" office:value-type="float" office:value="4.549689">
            <text:p>4.549689</text:p>
          </table:table-cell>
          <table:table-cell table:formula="of:=([.B678]-[.G$2])^2" office:value-type="float" office:value="45.738169">
            <text:p>45.738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79]-[.F$2])^2" office:value-type="float" office:value="0.751689000000001">
            <text:p>0.751689</text:p>
          </table:table-cell>
          <table:table-cell table:formula="of:=([.B67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80]-[.F$2])^2" office:value-type="float" office:value="0.751689000000001">
            <text:p>0.751689</text:p>
          </table:table-cell>
          <table:table-cell table:formula="of:=([.B68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81]-[.F$2])^2" office:value-type="float" office:value="0.0176889999999998">
            <text:p>0.017689</text:p>
          </table:table-cell>
          <table:table-cell table:formula="of:=([.B68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682]-[.F$2])^2" office:value-type="float" office:value="50.879689">
            <text:p>50.879689</text:p>
          </table:table-cell>
          <table:table-cell table:formula="of:=([.B682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683]-[.F$2])^2" office:value-type="float" office:value="3.485689">
            <text:p>3.485689</text:p>
          </table:table-cell>
          <table:table-cell table:formula="of:=([.B683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684]-[.F$2])^2" office:value-type="float" office:value="3.485689">
            <text:p>3.485689</text:p>
          </table:table-cell>
          <table:table-cell table:formula="of:=([.B684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85]-[.F$2])^2" office:value-type="float" office:value="0.751689000000001">
            <text:p>0.751689</text:p>
          </table:table-cell>
          <table:table-cell table:formula="of:=([.B68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86]-[.F$2])^2" office:value-type="float" office:value="0.751689000000001">
            <text:p>0.751689</text:p>
          </table:table-cell>
          <table:table-cell table:formula="of:=([.B686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87]-[.F$2])^2" office:value-type="float" office:value="0.0176889999999998">
            <text:p>0.017689</text:p>
          </table:table-cell>
          <table:table-cell table:formula="of:=([.B687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A688]-[.F$2])^2" office:value-type="float" office:value="0.751689000000001">
            <text:p>0.751689</text:p>
          </table:table-cell>
          <table:table-cell table:formula="of:=([.B688]-[.G$2])^2" office:value-type="float" office:value="14.160169">
            <text:p>14.16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89]-[.F$2])^2" office:value-type="float" office:value="0.751689000000001">
            <text:p>0.751689</text:p>
          </table:table-cell>
          <table:table-cell table:formula="of:=([.B68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90]-[.F$2])^2" office:value-type="float" office:value="0.0176889999999998">
            <text:p>0.017689</text:p>
          </table:table-cell>
          <table:table-cell table:formula="of:=([.B69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91]-[.F$2])^2" office:value-type="float" office:value="0.751689000000001">
            <text:p>0.751689</text:p>
          </table:table-cell>
          <table:table-cell table:formula="of:=([.B69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92]-[.F$2])^2" office:value-type="float" office:value="0.0176889999999998">
            <text:p>0.017689</text:p>
          </table:table-cell>
          <table:table-cell table:formula="of:=([.B69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93]-[.F$2])^2" office:value-type="float" office:value="0.751689000000001">
            <text:p>0.751689</text:p>
          </table:table-cell>
          <table:table-cell table:formula="of:=([.B69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94]-[.F$2])^2" office:value-type="float" office:value="0.751689000000001">
            <text:p>0.751689</text:p>
          </table:table-cell>
          <table:table-cell table:formula="of:=([.B69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formula="of:=([.A695]-[.F$2])^2" office:value-type="float" office:value="0.0176889999999998">
            <text:p>0.017689</text:p>
          </table:table-cell>
          <table:table-cell table:formula="of:=([.B695]-[.G$2])^2" office:value-type="float" office:value="217.946169">
            <text:p>217.94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96]-[.F$2])^2" office:value-type="float" office:value="0.751689000000001">
            <text:p>0.751689</text:p>
          </table:table-cell>
          <table:table-cell table:formula="of:=([.B69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697]-[.F$2])^2" office:value-type="float" office:value="3.485689">
            <text:p>3.485689</text:p>
          </table:table-cell>
          <table:table-cell table:formula="of:=([.B69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98]-[.F$2])^2" office:value-type="float" office:value="0.751689000000001">
            <text:p>0.751689</text:p>
          </table:table-cell>
          <table:table-cell table:formula="of:=([.B69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699]-[.F$2])^2" office:value-type="float" office:value="8.219689">
            <text:p>8.219689</text:p>
          </table:table-cell>
          <table:table-cell table:formula="of:=([.B699]-[.G$2])^2" office:value-type="float" office:value="17.952169">
            <text:p>17.952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00]-[.F$2])^2" office:value-type="float" office:value="0.0176889999999998">
            <text:p>0.017689</text:p>
          </table:table-cell>
          <table:table-cell table:formula="of:=([.B700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01]-[.F$2])^2" office:value-type="float" office:value="0.0176889999999998">
            <text:p>0.017689</text:p>
          </table:table-cell>
          <table:table-cell table:formula="of:=([.B701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702]-[.F$2])^2" office:value-type="float" office:value="9.81568899999999">
            <text:p>9.815689</text:p>
          </table:table-cell>
          <table:table-cell table:formula="of:=([.B70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03]-[.F$2])^2" office:value-type="float" office:value="0.751689000000001">
            <text:p>0.751689</text:p>
          </table:table-cell>
          <table:table-cell table:formula="of:=([.B70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04]-[.F$2])^2" office:value-type="float" office:value="0.751689000000001">
            <text:p>0.751689</text:p>
          </table:table-cell>
          <table:table-cell table:formula="of:=([.B70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05]-[.F$2])^2" office:value-type="float" office:value="0.751689000000001">
            <text:p>0.751689</text:p>
          </table:table-cell>
          <table:table-cell table:formula="of:=([.B70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06]-[.F$2])^2" office:value-type="float" office:value="0.751689000000001">
            <text:p>0.751689</text:p>
          </table:table-cell>
          <table:table-cell table:formula="of:=([.B70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07]-[.F$2])^2" office:value-type="float" office:value="0.0176889999999998">
            <text:p>0.017689</text:p>
          </table:table-cell>
          <table:table-cell table:formula="of:=([.B70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([.A708]-[.F$2])^2" office:value-type="float" office:value="9.81568899999999">
            <text:p>9.815689</text:p>
          </table:table-cell>
          <table:table-cell table:formula="of:=([.B708]-[.G$2])^2" office:value-type="float" office:value="45.738169">
            <text:p>45.738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09]-[.F$2])^2" office:value-type="float" office:value="0.751689000000001">
            <text:p>0.751689</text:p>
          </table:table-cell>
          <table:table-cell table:formula="of:=([.B70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710]-[.F$2])^2" office:value-type="float" office:value="0.0176889999999998">
            <text:p>0.017689</text:p>
          </table:table-cell>
          <table:table-cell table:formula="of:=([.B710]-[.G$2])^2" office:value-type="float" office:value="22.686169">
            <text:p>22.6861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formula="of:=([.A711]-[.F$2])^2" office:value-type="float" office:value="26.347689">
            <text:p>26.347689</text:p>
          </table:table-cell>
          <table:table-cell table:formula="of:=([.B711]-[.G$2])^2" office:value-type="float" office:value="280.998169">
            <text:p>280.998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12]-[.F$2])^2" office:value-type="float" office:value="0.0176889999999998">
            <text:p>0.017689</text:p>
          </table:table-cell>
          <table:table-cell table:formula="of:=([.B71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13]-[.F$2])^2" office:value-type="float" office:value="0.751689000000001">
            <text:p>0.751689</text:p>
          </table:table-cell>
          <table:table-cell table:formula="of:=([.B71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14]-[.F$2])^2" office:value-type="float" office:value="0.751689000000001">
            <text:p>0.751689</text:p>
          </table:table-cell>
          <table:table-cell table:formula="of:=([.B71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15]-[.F$2])^2" office:value-type="float" office:value="0.751689000000001">
            <text:p>0.751689</text:p>
          </table:table-cell>
          <table:table-cell table:formula="of:=([.B71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16]-[.F$2])^2" office:value-type="float" office:value="0.751689000000001">
            <text:p>0.751689</text:p>
          </table:table-cell>
          <table:table-cell table:formula="of:=([.B716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17]-[.F$2])^2" office:value-type="float" office:value="0.751689000000001">
            <text:p>0.751689</text:p>
          </table:table-cell>
          <table:table-cell table:formula="of:=([.B71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718]-[.F$2])^2" office:value-type="float" office:value="3.485689">
            <text:p>3.485689</text:p>
          </table:table-cell>
          <table:table-cell table:formula="of:=([.B718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19]-[.F$2])^2" office:value-type="float" office:value="0.751689000000001">
            <text:p>0.751689</text:p>
          </table:table-cell>
          <table:table-cell table:formula="of:=([.B719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20]-[.F$2])^2" office:value-type="float" office:value="0.751689000000001">
            <text:p>0.751689</text:p>
          </table:table-cell>
          <table:table-cell table:formula="of:=([.B72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721]-[.F$2])^2" office:value-type="float" office:value="0.0176889999999998">
            <text:p>0.017689</text:p>
          </table:table-cell>
          <table:table-cell table:formula="of:=([.B721]-[.G$2])^2" office:value-type="float" office:value="33.212169">
            <text:p>33.21216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table:formula="of:=([.A722]-[.F$2])^2" office:value-type="float" office:value="37.613689">
            <text:p>37.613689</text:p>
          </table:table-cell>
          <table:table-cell table:formula="of:=([.B722]-[.G$2])^2" office:value-type="float" office:value="431.102169">
            <text:p>431.102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23]-[.F$2])^2" office:value-type="float" office:value="0.751689000000001">
            <text:p>0.751689</text:p>
          </table:table-cell>
          <table:table-cell table:formula="of:=([.B72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24]-[.F$2])^2" office:value-type="float" office:value="0.751689000000001">
            <text:p>0.751689</text:p>
          </table:table-cell>
          <table:table-cell table:formula="of:=([.B724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725]-[.F$2])^2" office:value-type="float" office:value="34.421689">
            <text:p>34.421689</text:p>
          </table:table-cell>
          <table:table-cell table:formula="of:=([.B725]-[.G$2])^2" office:value-type="float" office:value="17.952169">
            <text:p>17.952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26]-[.F$2])^2" office:value-type="float" office:value="0.0176889999999998">
            <text:p>0.017689</text:p>
          </table:table-cell>
          <table:table-cell table:formula="of:=([.B72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727]-[.F$2])^2" office:value-type="float" office:value="0.0176889999999998">
            <text:p>0.017689</text:p>
          </table:table-cell>
          <table:table-cell table:formula="of:=([.B727]-[.G$2])^2" office:value-type="float" office:value="33.212169">
            <text:p>33.212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28]-[.F$2])^2" office:value-type="float" office:value="0.751689000000001">
            <text:p>0.751689</text:p>
          </table:table-cell>
          <table:table-cell table:formula="of:=([.B72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29]-[.F$2])^2" office:value-type="float" office:value="0.0176889999999998">
            <text:p>0.017689</text:p>
          </table:table-cell>
          <table:table-cell table:formula="of:=([.B729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30]-[.F$2])^2" office:value-type="float" office:value="0.751689000000001">
            <text:p>0.751689</text:p>
          </table:table-cell>
          <table:table-cell table:formula="of:=([.B73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31]-[.F$2])^2" office:value-type="float" office:value="0.0176889999999998">
            <text:p>0.017689</text:p>
          </table:table-cell>
          <table:table-cell table:formula="of:=([.B731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table:formula="of:=([.A732]-[.F$2])^2" office:value-type="float" office:value="0.0176889999999998">
            <text:p>0.017689</text:p>
          </table:table-cell>
          <table:table-cell table:formula="of:=([.B732]-[.G$2])^2" office:value-type="float" office:value="280.998169">
            <text:p>280.998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33]-[.F$2])^2" office:value-type="float" office:value="0.0176889999999998">
            <text:p>0.017689</text:p>
          </table:table-cell>
          <table:table-cell table:formula="of:=([.B73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34]-[.F$2])^2" office:value-type="float" office:value="0.0176889999999998">
            <text:p>0.017689</text:p>
          </table:table-cell>
          <table:table-cell table:formula="of:=([.B734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35]-[.F$2])^2" office:value-type="float" office:value="0.0176889999999998">
            <text:p>0.017689</text:p>
          </table:table-cell>
          <table:table-cell table:formula="of:=([.B735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736]-[.F$2])^2" office:value-type="float" office:value="0.751689000000001">
            <text:p>0.751689</text:p>
          </table:table-cell>
          <table:table-cell table:formula="of:=([.B736]-[.G$2])^2" office:value-type="float" office:value="3.108169">
            <text:p>3.108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37]-[.F$2])^2" office:value-type="float" office:value="0.751689000000001">
            <text:p>0.751689</text:p>
          </table:table-cell>
          <table:table-cell table:formula="of:=([.B737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38]-[.F$2])^2" office:value-type="float" office:value="0.751689000000001">
            <text:p>0.751689</text:p>
          </table:table-cell>
          <table:table-cell table:formula="of:=([.B738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39]-[.F$2])^2" office:value-type="float" office:value="0.751689000000001">
            <text:p>0.751689</text:p>
          </table:table-cell>
          <table:table-cell table:formula="of:=([.B73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formula="of:=([.A740]-[.F$2])^2" office:value-type="float" office:value="50.879689">
            <text:p>50.879689</text:p>
          </table:table-cell>
          <table:table-cell table:formula="of:=([.B740]-[.G$2])^2" office:value-type="float" office:value="217.946169">
            <text:p>217.94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741]-[.F$2])^2" office:value-type="float" office:value="3.485689">
            <text:p>3.485689</text:p>
          </table:table-cell>
          <table:table-cell table:formula="of:=([.B74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42]-[.F$2])^2" office:value-type="float" office:value="0.751689000000001">
            <text:p>0.751689</text:p>
          </table:table-cell>
          <table:table-cell table:formula="of:=([.B74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43]-[.F$2])^2" office:value-type="float" office:value="0.751689000000001">
            <text:p>0.751689</text:p>
          </table:table-cell>
          <table:table-cell table:formula="of:=([.B74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44]-[.F$2])^2" office:value-type="float" office:value="0.751689000000001">
            <text:p>0.751689</text:p>
          </table:table-cell>
          <table:table-cell table:formula="of:=([.B744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45]-[.F$2])^2" office:value-type="float" office:value="0.751689000000001">
            <text:p>0.751689</text:p>
          </table:table-cell>
          <table:table-cell table:formula="of:=([.B74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46]-[.F$2])^2" office:value-type="float" office:value="0.751689000000001">
            <text:p>0.751689</text:p>
          </table:table-cell>
          <table:table-cell table:formula="of:=([.B74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47]-[.F$2])^2" office:value-type="float" office:value="0.751689000000001">
            <text:p>0.751689</text:p>
          </table:table-cell>
          <table:table-cell table:formula="of:=([.B747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table:formula="of:=([.A748]-[.F$2])^2" office:value-type="float" office:value="791.465689">
            <text:p>791.465689</text:p>
          </table:table-cell>
          <table:table-cell table:formula="of:=([.B74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49]-[.F$2])^2" office:value-type="float" office:value="0.751689000000001">
            <text:p>0.751689</text:p>
          </table:table-cell>
          <table:table-cell table:formula="of:=([.B74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50]-[.F$2])^2" office:value-type="float" office:value="0.751689000000001">
            <text:p>0.751689</text:p>
          </table:table-cell>
          <table:table-cell table:formula="of:=([.B75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51]-[.F$2])^2" office:value-type="float" office:value="0.751689000000001">
            <text:p>0.751689</text:p>
          </table:table-cell>
          <table:table-cell table:formula="of:=([.B751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52]-[.F$2])^2" office:value-type="float" office:value="0.751689000000001">
            <text:p>0.751689</text:p>
          </table:table-cell>
          <table:table-cell table:formula="of:=([.B75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53]-[.F$2])^2" office:value-type="float" office:value="0.751689000000001">
            <text:p>0.751689</text:p>
          </table:table-cell>
          <table:table-cell table:formula="of:=([.B753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54]-[.F$2])^2" office:value-type="float" office:value="0.0176889999999998">
            <text:p>0.017689</text:p>
          </table:table-cell>
          <table:table-cell table:formula="of:=([.B754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55]-[.F$2])^2" office:value-type="float" office:value="0.751689000000001">
            <text:p>0.751689</text:p>
          </table:table-cell>
          <table:table-cell table:formula="of:=([.B75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formula="of:=([.A756]-[.F$2])^2" office:value-type="float" office:value="147.209689">
            <text:p>147.209689</text:p>
          </table:table-cell>
          <table:table-cell table:formula="of:=([.B75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57]-[.F$2])^2" office:value-type="float" office:value="0.751689000000001">
            <text:p>0.751689</text:p>
          </table:table-cell>
          <table:table-cell table:formula="of:=([.B75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58]-[.F$2])^2" office:value-type="float" office:value="0.0176889999999998">
            <text:p>0.017689</text:p>
          </table:table-cell>
          <table:table-cell table:formula="of:=([.B75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59]-[.F$2])^2" office:value-type="float" office:value="0.751689000000001">
            <text:p>0.751689</text:p>
          </table:table-cell>
          <table:table-cell table:formula="of:=([.B759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60]-[.F$2])^2" office:value-type="float" office:value="0.751689000000001">
            <text:p>0.751689</text:p>
          </table:table-cell>
          <table:table-cell table:formula="of:=([.B76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61]-[.F$2])^2" office:value-type="float" office:value="0.0176889999999998">
            <text:p>0.017689</text:p>
          </table:table-cell>
          <table:table-cell table:formula="of:=([.B76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762]-[.F$2])^2" office:value-type="float" office:value="0.751689000000001">
            <text:p>0.751689</text:p>
          </table:table-cell>
          <table:table-cell table:formula="of:=([.B762]-[.G$2])^2" office:value-type="float" office:value="5.004169">
            <text:p>5.004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763]-[.F$2])^2" office:value-type="float" office:value="3.485689">
            <text:p>3.485689</text:p>
          </table:table-cell>
          <table:table-cell table:formula="of:=([.B76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64]-[.F$2])^2" office:value-type="float" office:value="0.0176889999999998">
            <text:p>0.017689</text:p>
          </table:table-cell>
          <table:table-cell table:formula="of:=([.B764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765]-[.F$2])^2" office:value-type="float" office:value="0.0176889999999998">
            <text:p>0.017689</text:p>
          </table:table-cell>
          <table:table-cell table:formula="of:=([.B765]-[.G$2])^2" office:value-type="float" office:value="22.686169">
            <text:p>22.68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66]-[.F$2])^2" office:value-type="float" office:value="0.751689000000001">
            <text:p>0.751689</text:p>
          </table:table-cell>
          <table:table-cell table:formula="of:=([.B766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767]-[.F$2])^2" office:value-type="float" office:value="3.485689">
            <text:p>3.485689</text:p>
          </table:table-cell>
          <table:table-cell table:formula="of:=([.B76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68]-[.F$2])^2" office:value-type="float" office:value="0.751689000000001">
            <text:p>0.751689</text:p>
          </table:table-cell>
          <table:table-cell table:formula="of:=([.B76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769]-[.F$2])^2" office:value-type="float" office:value="3.485689">
            <text:p>3.485689</text:p>
          </table:table-cell>
          <table:table-cell table:formula="of:=([.B76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770]-[.F$2])^2" office:value-type="float" office:value="14.953689">
            <text:p>14.953689</text:p>
          </table:table-cell>
          <table:table-cell table:formula="of:=([.B770]-[.G$2])^2" office:value-type="float" office:value="5.004169">
            <text:p>5.004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771]-[.F$2])^2" office:value-type="float" office:value="3.485689">
            <text:p>3.485689</text:p>
          </table:table-cell>
          <table:table-cell table:formula="of:=([.B77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72]-[.F$2])^2" office:value-type="float" office:value="0.0176889999999998">
            <text:p>0.017689</text:p>
          </table:table-cell>
          <table:table-cell table:formula="of:=([.B772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773]-[.F$2])^2" office:value-type="float" office:value="3.485689">
            <text:p>3.485689</text:p>
          </table:table-cell>
          <table:table-cell table:formula="of:=([.B77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74]-[.F$2])^2" office:value-type="float" office:value="0.751689000000001">
            <text:p>0.751689</text:p>
          </table:table-cell>
          <table:table-cell table:formula="of:=([.B774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75]-[.F$2])^2" office:value-type="float" office:value="0.0176889999999998">
            <text:p>0.017689</text:p>
          </table:table-cell>
          <table:table-cell table:formula="of:=([.B77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76]-[.F$2])^2" office:value-type="float" office:value="0.751689000000001">
            <text:p>0.751689</text:p>
          </table:table-cell>
          <table:table-cell table:formula="of:=([.B77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77]-[.F$2])^2" office:value-type="float" office:value="0.751689000000001">
            <text:p>0.751689</text:p>
          </table:table-cell>
          <table:table-cell table:formula="of:=([.B777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78]-[.F$2])^2" office:value-type="float" office:value="0.751689000000001">
            <text:p>0.751689</text:p>
          </table:table-cell>
          <table:table-cell table:formula="of:=([.B77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79]-[.F$2])^2" office:value-type="float" office:value="0.751689000000001">
            <text:p>0.751689</text:p>
          </table:table-cell>
          <table:table-cell table:formula="of:=([.B77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80]-[.F$2])^2" office:value-type="float" office:value="0.751689000000001">
            <text:p>0.751689</text:p>
          </table:table-cell>
          <table:table-cell table:formula="of:=([.B78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81]-[.F$2])^2" office:value-type="float" office:value="0.0176889999999998">
            <text:p>0.017689</text:p>
          </table:table-cell>
          <table:table-cell table:formula="of:=([.B781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82]-[.F$2])^2" office:value-type="float" office:value="8.219689">
            <text:p>8.219689</text:p>
          </table:table-cell>
          <table:table-cell table:formula="of:=([.B782]-[.G$2])^2" office:value-type="float" office:value="10.478169">
            <text:p>10.4781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783]-[.F$2])^2" office:value-type="float" office:value="1.283689">
            <text:p>1.283689</text:p>
          </table:table-cell>
          <table:table-cell table:formula="of:=([.B783]-[.G$2])^2" office:value-type="float" office:value="14.160169">
            <text:p>14.16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784]-[.F$2])^2" office:value-type="float" office:value="3.485689">
            <text:p>3.485689</text:p>
          </table:table-cell>
          <table:table-cell table:formula="of:=([.B78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85]-[.F$2])^2" office:value-type="float" office:value="0.751689000000001">
            <text:p>0.751689</text:p>
          </table:table-cell>
          <table:table-cell table:formula="of:=([.B785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86]-[.F$2])^2" office:value-type="float" office:value="0.751689000000001">
            <text:p>0.751689</text:p>
          </table:table-cell>
          <table:table-cell table:formula="of:=([.B78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87]-[.F$2])^2" office:value-type="float" office:value="0.0176889999999998">
            <text:p>0.017689</text:p>
          </table:table-cell>
          <table:table-cell table:formula="of:=([.B787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788]-[.F$2])^2" office:value-type="float" office:value="0.751689000000001">
            <text:p>0.751689</text:p>
          </table:table-cell>
          <table:table-cell table:formula="of:=([.B788]-[.G$2])^2" office:value-type="float" office:value="0.582169">
            <text:p>0.582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89]-[.F$2])^2" office:value-type="float" office:value="0.0176889999999998">
            <text:p>0.017689</text:p>
          </table:table-cell>
          <table:table-cell table:formula="of:=([.B789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90]-[.F$2])^2" office:value-type="float" office:value="0.751689000000001">
            <text:p>0.751689</text:p>
          </table:table-cell>
          <table:table-cell table:formula="of:=([.B790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formula="of:=([.A791]-[.F$2])^2" office:value-type="float" office:value="0.751689000000001">
            <text:p>0.751689</text:p>
          </table:table-cell>
          <table:table-cell table:formula="of:=([.B791]-[.G$2])^2" office:value-type="float" office:value="138.368169">
            <text:p>138.368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92]-[.F$2])^2" office:value-type="float" office:value="0.751689000000001">
            <text:p>0.751689</text:p>
          </table:table-cell>
          <table:table-cell table:formula="of:=([.B79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formula="of:=([.A793]-[.F$2])^2" office:value-type="float" office:value="102.677689">
            <text:p>102.677689</text:p>
          </table:table-cell>
          <table:table-cell table:formula="of:=([.B793]-[.G$2])^2" office:value-type="float" office:value="189.420169">
            <text:p>189.42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94]-[.F$2])^2" office:value-type="float" office:value="0.751689000000001">
            <text:p>0.751689</text:p>
          </table:table-cell>
          <table:table-cell table:formula="of:=([.B79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95]-[.F$2])^2" office:value-type="float" office:value="0.751689000000001">
            <text:p>0.751689</text:p>
          </table:table-cell>
          <table:table-cell table:formula="of:=([.B79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96]-[.F$2])^2" office:value-type="float" office:value="0.0176889999999998">
            <text:p>0.017689</text:p>
          </table:table-cell>
          <table:table-cell table:formula="of:=([.B79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797]-[.F$2])^2" office:value-type="float" office:value="4.549689">
            <text:p>4.549689</text:p>
          </table:table-cell>
          <table:table-cell table:formula="of:=([.B797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98]-[.F$2])^2" office:value-type="float" office:value="0.751689000000001">
            <text:p>0.751689</text:p>
          </table:table-cell>
          <table:table-cell table:formula="of:=([.B79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99]-[.F$2])^2" office:value-type="float" office:value="0.751689000000001">
            <text:p>0.751689</text:p>
          </table:table-cell>
          <table:table-cell table:formula="of:=([.B79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00]-[.F$2])^2" office:value-type="float" office:value="0.751689000000001">
            <text:p>0.751689</text:p>
          </table:table-cell>
          <table:table-cell table:formula="of:=([.B80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801]-[.F$2])^2" office:value-type="float" office:value="1.283689">
            <text:p>1.283689</text:p>
          </table:table-cell>
          <table:table-cell table:formula="of:=([.B801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802]-[.F$2])^2" office:value-type="float" office:value="3.485689">
            <text:p>3.485689</text:p>
          </table:table-cell>
          <table:table-cell table:formula="of:=([.B80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03]-[.F$2])^2" office:value-type="float" office:value="0.751689000000001">
            <text:p>0.751689</text:p>
          </table:table-cell>
          <table:table-cell table:formula="of:=([.B80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04]-[.F$2])^2" office:value-type="float" office:value="0.751689000000001">
            <text:p>0.751689</text:p>
          </table:table-cell>
          <table:table-cell table:formula="of:=([.B80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05]-[.F$2])^2" office:value-type="float" office:value="0.0176889999999998">
            <text:p>0.017689</text:p>
          </table:table-cell>
          <table:table-cell table:formula="of:=([.B805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806]-[.F$2])^2" office:value-type="float" office:value="0.751689000000001">
            <text:p>0.751689</text:p>
          </table:table-cell>
          <table:table-cell table:formula="of:=([.B806]-[.G$2])^2" office:value-type="float" office:value="0.582169">
            <text:p>0.582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07]-[.F$2])^2" office:value-type="float" office:value="0.751689000000001">
            <text:p>0.751689</text:p>
          </table:table-cell>
          <table:table-cell table:formula="of:=([.B80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formula="of:=([.A808]-[.F$2])^2" office:value-type="float" office:value="66.145689">
            <text:p>66.145689</text:p>
          </table:table-cell>
          <table:table-cell table:formula="of:=([.B808]-[.G$2])^2" office:value-type="float" office:value="45.738169">
            <text:p>45.738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09]-[.F$2])^2" office:value-type="float" office:value="0.0176889999999998">
            <text:p>0.017689</text:p>
          </table:table-cell>
          <table:table-cell table:formula="of:=([.B80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810]-[.F$2])^2" office:value-type="float" office:value="26.347689">
            <text:p>26.347689</text:p>
          </table:table-cell>
          <table:table-cell table:formula="of:=([.B81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table:formula="of:=([.A811]-[.F$2])^2" office:value-type="float" office:value="147.209689">
            <text:p>147.209689</text:p>
          </table:table-cell>
          <table:table-cell table:formula="of:=([.B811]-[.G$2])^2" office:value-type="float" office:value="14.160169">
            <text:p>14.1601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812]-[.F$2])^2" office:value-type="float" office:value="4.549689">
            <text:p>4.549689</text:p>
          </table:table-cell>
          <table:table-cell table:formula="of:=([.B812]-[.G$2])^2" office:value-type="float" office:value="5.004169">
            <text:p>5.004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813]-[.F$2])^2" office:value-type="float" office:value="3.485689">
            <text:p>3.485689</text:p>
          </table:table-cell>
          <table:table-cell table:formula="of:=([.B81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14]-[.F$2])^2" office:value-type="float" office:value="0.751689000000001">
            <text:p>0.751689</text:p>
          </table:table-cell>
          <table:table-cell table:formula="of:=([.B81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formula="of:=([.A815]-[.F$2])^2" office:value-type="float" office:value="1.283689">
            <text:p>1.283689</text:p>
          </table:table-cell>
          <table:table-cell table:formula="of:=([.B815]-[.G$2])^2" office:value-type="float" office:value="138.368169">
            <text:p>138.3681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table:formula="of:=([.A816]-[.F$2])^2" office:value-type="float" office:value="26.347689">
            <text:p>26.347689</text:p>
          </table:table-cell>
          <table:table-cell table:formula="of:=([.B816]-[.G$2])^2" office:value-type="float" office:value="390.576169">
            <text:p>390.57616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([.A817]-[.F$2])^2" office:value-type="float" office:value="14.953689">
            <text:p>14.953689</text:p>
          </table:table-cell>
          <table:table-cell table:formula="of:=([.B817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18]-[.F$2])^2" office:value-type="float" office:value="0.751689000000001">
            <text:p>0.751689</text:p>
          </table:table-cell>
          <table:table-cell table:formula="of:=([.B81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819]-[.F$2])^2" office:value-type="float" office:value="23.687689">
            <text:p>23.687689</text:p>
          </table:table-cell>
          <table:table-cell table:formula="of:=([.B819]-[.G$2])^2" office:value-type="float" office:value="17.952169">
            <text:p>17.952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20]-[.F$2])^2" office:value-type="float" office:value="0.751689000000001">
            <text:p>0.751689</text:p>
          </table:table-cell>
          <table:table-cell table:formula="of:=([.B82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821]-[.F$2])^2" office:value-type="float" office:value="1.283689">
            <text:p>1.283689</text:p>
          </table:table-cell>
          <table:table-cell table:formula="of:=([.B821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822]-[.F$2])^2" office:value-type="float" office:value="66.145689">
            <text:p>66.145689</text:p>
          </table:table-cell>
          <table:table-cell table:formula="of:=([.B82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23]-[.F$2])^2" office:value-type="float" office:value="0.0176889999999998">
            <text:p>0.017689</text:p>
          </table:table-cell>
          <table:table-cell table:formula="of:=([.B82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24]-[.F$2])^2" office:value-type="float" office:value="0.0176889999999998">
            <text:p>0.017689</text:p>
          </table:table-cell>
          <table:table-cell table:formula="of:=([.B824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25]-[.F$2])^2" office:value-type="float" office:value="0.0176889999999998">
            <text:p>0.017689</text:p>
          </table:table-cell>
          <table:table-cell table:formula="of:=([.B82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26]-[.F$2])^2" office:value-type="float" office:value="0.751689000000001">
            <text:p>0.751689</text:p>
          </table:table-cell>
          <table:table-cell table:formula="of:=([.B82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27]-[.F$2])^2" office:value-type="float" office:value="0.751689000000001">
            <text:p>0.751689</text:p>
          </table:table-cell>
          <table:table-cell table:formula="of:=([.B82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28]-[.F$2])^2" office:value-type="float" office:value="0.751689000000001">
            <text:p>0.751689</text:p>
          </table:table-cell>
          <table:table-cell table:formula="of:=([.B82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829]-[.F$2])^2" office:value-type="float" office:value="0.751689000000001">
            <text:p>0.751689</text:p>
          </table:table-cell>
          <table:table-cell table:formula="of:=([.B829]-[.G$2])^2" office:value-type="float" office:value="0.582169">
            <text:p>0.582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30]-[.F$2])^2" office:value-type="float" office:value="0.0176889999999998">
            <text:p>0.017689</text:p>
          </table:table-cell>
          <table:table-cell table:formula="of:=([.B830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table:formula="of:=([.A831]-[.F$2])^2" office:value-type="float" office:value="66.145689">
            <text:p>66.145689</text:p>
          </table:table-cell>
          <table:table-cell table:formula="of:=([.B831]-[.G$2])^2" office:value-type="float" office:value="3.108169">
            <text:p>3.10816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table:formula="of:=([.A832]-[.F$2])^2" office:value-type="float" office:value="199.741689">
            <text:p>199.741689</text:p>
          </table:table-cell>
          <table:table-cell table:formula="of:=([.B832]-[.G$2])^2" office:value-type="float" office:value="33.212169">
            <text:p>33.212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33]-[.F$2])^2" office:value-type="float" office:value="0.0176889999999998">
            <text:p>0.017689</text:p>
          </table:table-cell>
          <table:table-cell table:formula="of:=([.B83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34]-[.F$2])^2" office:value-type="float" office:value="0.751689000000001">
            <text:p>0.751689</text:p>
          </table:table-cell>
          <table:table-cell table:formula="of:=([.B834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835]-[.F$2])^2" office:value-type="float" office:value="3.485689">
            <text:p>3.485689</text:p>
          </table:table-cell>
          <table:table-cell table:formula="of:=([.B83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36]-[.F$2])^2" office:value-type="float" office:value="0.0176889999999998">
            <text:p>0.017689</text:p>
          </table:table-cell>
          <table:table-cell table:formula="of:=([.B836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837]-[.F$2])^2" office:value-type="float" office:value="0.751689000000001">
            <text:p>0.751689</text:p>
          </table:table-cell>
          <table:table-cell table:formula="of:=([.B837]-[.G$2])^2" office:value-type="float" office:value="0.582169">
            <text:p>0.582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table:formula="of:=([.A838]-[.F$2])^2" office:value-type="float" office:value="0.751689000000001">
            <text:p>0.751689</text:p>
          </table:table-cell>
          <table:table-cell table:formula="of:=([.B838]-[.G$2])^2" office:value-type="float" office:value="217.946169">
            <text:p>217.94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839]-[.F$2])^2" office:value-type="float" office:value="0.0176889999999998">
            <text:p>0.017689</text:p>
          </table:table-cell>
          <table:table-cell table:formula="of:=([.B839]-[.G$2])^2" office:value-type="float" office:value="0.582169">
            <text:p>0.582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40]-[.F$2])^2" office:value-type="float" office:value="3.485689">
            <text:p>3.485689</text:p>
          </table:table-cell>
          <table:table-cell table:formula="of:=([.B840]-[.G$2])^2" office:value-type="float" office:value="10.478169">
            <text:p>10.4781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841]-[.F$2])^2" office:value-type="float" office:value="8.219689">
            <text:p>8.219689</text:p>
          </table:table-cell>
          <table:table-cell table:formula="of:=([.B841]-[.G$2])^2" office:value-type="float" office:value="5.004169">
            <text:p>5.004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([.A842]-[.F$2])^2" office:value-type="float" office:value="0.0176889999999998">
            <text:p>0.017689</text:p>
          </table:table-cell>
          <table:table-cell table:formula="of:=([.B842]-[.G$2])^2" office:value-type="float" office:value="14.160169">
            <text:p>14.16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43]-[.F$2])^2" office:value-type="float" office:value="0.751689000000001">
            <text:p>0.751689</text:p>
          </table:table-cell>
          <table:table-cell table:formula="of:=([.B84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844]-[.F$2])^2" office:value-type="float" office:value="23.687689">
            <text:p>23.687689</text:p>
          </table:table-cell>
          <table:table-cell table:formula="of:=([.B844]-[.G$2])^2" office:value-type="float" office:value="17.952169">
            <text:p>17.952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45]-[.F$2])^2" office:value-type="float" office:value="0.751689000000001">
            <text:p>0.751689</text:p>
          </table:table-cell>
          <table:table-cell table:formula="of:=([.B84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46]-[.F$2])^2" office:value-type="float" office:value="0.0176889999999998">
            <text:p>0.017689</text:p>
          </table:table-cell>
          <table:table-cell table:formula="of:=([.B84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47]-[.F$2])^2" office:value-type="float" office:value="0.0176889999999998">
            <text:p>0.017689</text:p>
          </table:table-cell>
          <table:table-cell table:formula="of:=([.B84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48]-[.F$2])^2" office:value-type="float" office:value="1.283689">
            <text:p>1.283689</text:p>
          </table:table-cell>
          <table:table-cell table:formula="of:=([.B84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49]-[.F$2])^2" office:value-type="float" office:value="0.751689000000001">
            <text:p>0.751689</text:p>
          </table:table-cell>
          <table:table-cell table:formula="of:=([.B849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formula="of:=([.A850]-[.F$2])^2" office:value-type="float" office:value="3.485689">
            <text:p>3.485689</text:p>
          </table:table-cell>
          <table:table-cell table:formula="of:=([.B850]-[.G$2])^2" office:value-type="float" office:value="95.316169">
            <text:p>95.31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51]-[.F$2])^2" office:value-type="float" office:value="0.751689000000001">
            <text:p>0.751689</text:p>
          </table:table-cell>
          <table:table-cell table:formula="of:=([.B851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852]-[.F$2])^2" office:value-type="float" office:value="0.751689000000001">
            <text:p>0.751689</text:p>
          </table:table-cell>
          <table:table-cell table:formula="of:=([.B852]-[.G$2])^2" office:value-type="float" office:value="10.478169">
            <text:p>10.478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853]-[.F$2])^2" office:value-type="float" office:value="0.0176889999999998">
            <text:p>0.017689</text:p>
          </table:table-cell>
          <table:table-cell table:formula="of:=([.B853]-[.G$2])^2" office:value-type="float" office:value="0.582169">
            <text:p>0.582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54]-[.F$2])^2" office:value-type="float" office:value="0.751689000000001">
            <text:p>0.751689</text:p>
          </table:table-cell>
          <table:table-cell table:formula="of:=([.B854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855]-[.F$2])^2" office:value-type="float" office:value="0.0176889999999998">
            <text:p>0.017689</text:p>
          </table:table-cell>
          <table:table-cell table:formula="of:=([.B855]-[.G$2])^2" office:value-type="float" office:value="5.004169">
            <text:p>5.004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56]-[.F$2])^2" office:value-type="float" office:value="0.751689000000001">
            <text:p>0.751689</text:p>
          </table:table-cell>
          <table:table-cell table:formula="of:=([.B85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57]-[.F$2])^2" office:value-type="float" office:value="3.485689">
            <text:p>3.485689</text:p>
          </table:table-cell>
          <table:table-cell table:formula="of:=([.B857]-[.G$2])^2" office:value-type="float" office:value="10.478169">
            <text:p>10.478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58]-[.F$2])^2" office:value-type="float" office:value="3.485689">
            <text:p>3.485689</text:p>
          </table:table-cell>
          <table:table-cell table:formula="of:=([.B858]-[.G$2])^2" office:value-type="float" office:value="10.478169">
            <text:p>10.478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59]-[.F$2])^2" office:value-type="float" office:value="0.751689000000001">
            <text:p>0.751689</text:p>
          </table:table-cell>
          <table:table-cell table:formula="of:=([.B85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60]-[.F$2])^2" office:value-type="float" office:value="0.751689000000001">
            <text:p>0.751689</text:p>
          </table:table-cell>
          <table:table-cell table:formula="of:=([.B86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61]-[.F$2])^2" office:value-type="float" office:value="0.751689000000001">
            <text:p>0.751689</text:p>
          </table:table-cell>
          <table:table-cell table:formula="of:=([.B86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formula="of:=([.A862]-[.F$2])^2" office:value-type="float" office:value="66.145689">
            <text:p>66.145689</text:p>
          </table:table-cell>
          <table:table-cell table:formula="of:=([.B862]-[.G$2])^2" office:value-type="float" office:value="45.738169">
            <text:p>45.738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63]-[.F$2])^2" office:value-type="float" office:value="0.0176889999999998">
            <text:p>0.017689</text:p>
          </table:table-cell>
          <table:table-cell table:formula="of:=([.B863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64]-[.F$2])^2" office:value-type="float" office:value="0.751689000000001">
            <text:p>0.751689</text:p>
          </table:table-cell>
          <table:table-cell table:formula="of:=([.B864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65]-[.F$2])^2" office:value-type="float" office:value="0.0176889999999998">
            <text:p>0.017689</text:p>
          </table:table-cell>
          <table:table-cell table:formula="of:=([.B86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66]-[.F$2])^2" office:value-type="float" office:value="0.0176889999999998">
            <text:p>0.017689</text:p>
          </table:table-cell>
          <table:table-cell table:formula="of:=([.B866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67]-[.F$2])^2" office:value-type="float" office:value="0.751689000000001">
            <text:p>0.751689</text:p>
          </table:table-cell>
          <table:table-cell table:formula="of:=([.B86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68]-[.F$2])^2" office:value-type="float" office:value="0.0176889999999998">
            <text:p>0.017689</text:p>
          </table:table-cell>
          <table:table-cell table:formula="of:=([.B86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69]-[.F$2])^2" office:value-type="float" office:value="0.751689000000001">
            <text:p>0.751689</text:p>
          </table:table-cell>
          <table:table-cell table:formula="of:=([.B869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870]-[.F$2])^2" office:value-type="float" office:value="0.0176889999999998">
            <text:p>0.017689</text:p>
          </table:table-cell>
          <table:table-cell table:formula="of:=([.B870]-[.G$2])^2" office:value-type="float" office:value="5.004169">
            <text:p>5.004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71]-[.F$2])^2" office:value-type="float" office:value="0.751689000000001">
            <text:p>0.751689</text:p>
          </table:table-cell>
          <table:table-cell table:formula="of:=([.B871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72]-[.F$2])^2" office:value-type="float" office:value="0.751689000000001">
            <text:p>0.751689</text:p>
          </table:table-cell>
          <table:table-cell table:formula="of:=([.B87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73]-[.F$2])^2" office:value-type="float" office:value="0.0176889999999998">
            <text:p>0.017689</text:p>
          </table:table-cell>
          <table:table-cell table:formula="of:=([.B87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74]-[.F$2])^2" office:value-type="float" office:value="0.751689000000001">
            <text:p>0.751689</text:p>
          </table:table-cell>
          <table:table-cell table:formula="of:=([.B87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75]-[.F$2])^2" office:value-type="float" office:value="0.751689000000001">
            <text:p>0.751689</text:p>
          </table:table-cell>
          <table:table-cell table:formula="of:=([.B87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76]-[.F$2])^2" office:value-type="float" office:value="0.751689000000001">
            <text:p>0.751689</text:p>
          </table:table-cell>
          <table:table-cell table:formula="of:=([.B87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77]-[.F$2])^2" office:value-type="float" office:value="0.751689000000001">
            <text:p>0.751689</text:p>
          </table:table-cell>
          <table:table-cell table:formula="of:=([.B87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878]-[.F$2])^2" office:value-type="float" office:value="0.751689000000001">
            <text:p>0.751689</text:p>
          </table:table-cell>
          <table:table-cell table:formula="of:=([.B878]-[.G$2])^2" office:value-type="float" office:value="5.004169">
            <text:p>5.004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79]-[.F$2])^2" office:value-type="float" office:value="0.751689000000001">
            <text:p>0.751689</text:p>
          </table:table-cell>
          <table:table-cell table:formula="of:=([.B87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880]-[.F$2])^2" office:value-type="float" office:value="3.485689">
            <text:p>3.485689</text:p>
          </table:table-cell>
          <table:table-cell table:formula="of:=([.B88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881]-[.F$2])^2" office:value-type="float" office:value="1.283689">
            <text:p>1.283689</text:p>
          </table:table-cell>
          <table:table-cell table:formula="of:=([.B881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882]-[.F$2])^2" office:value-type="float" office:value="26.347689">
            <text:p>26.347689</text:p>
          </table:table-cell>
          <table:table-cell table:formula="of:=([.B882]-[.G$2])^2" office:value-type="float" office:value="14.160169">
            <text:p>14.16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83]-[.F$2])^2" office:value-type="float" office:value="0.0176889999999998">
            <text:p>0.017689</text:p>
          </table:table-cell>
          <table:table-cell table:formula="of:=([.B88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84]-[.F$2])^2" office:value-type="float" office:value="0.0176889999999998">
            <text:p>0.017689</text:p>
          </table:table-cell>
          <table:table-cell table:formula="of:=([.B884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([.A885]-[.F$2])^2" office:value-type="float" office:value="102.677689">
            <text:p>102.677689</text:p>
          </table:table-cell>
          <table:table-cell table:formula="of:=([.B885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86]-[.F$2])^2" office:value-type="float" office:value="0.0176889999999998">
            <text:p>0.017689</text:p>
          </table:table-cell>
          <table:table-cell table:formula="of:=([.B886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887]-[.F$2])^2" office:value-type="float" office:value="3.485689">
            <text:p>3.485689</text:p>
          </table:table-cell>
          <table:table-cell table:formula="of:=([.B88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table:formula="of:=([.A888]-[.F$2])^2" office:value-type="float" office:value="366.071689">
            <text:p>366.071689</text:p>
          </table:table-cell>
          <table:table-cell table:formula="of:=([.B888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89]-[.F$2])^2" office:value-type="float" office:value="8.219689">
            <text:p>8.219689</text:p>
          </table:table-cell>
          <table:table-cell table:formula="of:=([.B889]-[.G$2])^2" office:value-type="float" office:value="10.478169">
            <text:p>10.478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890]-[.F$2])^2" office:value-type="float" office:value="0.751689000000001">
            <text:p>0.751689</text:p>
          </table:table-cell>
          <table:table-cell table:formula="of:=([.B890]-[.G$2])^2" office:value-type="float" office:value="5.004169">
            <text:p>5.004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91]-[.F$2])^2" office:value-type="float" office:value="0.751689000000001">
            <text:p>0.751689</text:p>
          </table:table-cell>
          <table:table-cell table:formula="of:=([.B891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table:formula="of:=([.A892]-[.F$2])^2" office:value-type="float" office:value="17.081689">
            <text:p>17.081689</text:p>
          </table:table-cell>
          <table:table-cell table:formula="of:=([.B892]-[.G$2])^2" office:value-type="float" office:value="564.680169">
            <text:p>564.68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93]-[.F$2])^2" office:value-type="float" office:value="0.0176889999999998">
            <text:p>0.017689</text:p>
          </table:table-cell>
          <table:table-cell table:formula="of:=([.B893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94]-[.F$2])^2" office:value-type="float" office:value="0.751689000000001">
            <text:p>0.751689</text:p>
          </table:table-cell>
          <table:table-cell table:formula="of:=([.B89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95]-[.F$2])^2" office:value-type="float" office:value="0.751689000000001">
            <text:p>0.751689</text:p>
          </table:table-cell>
          <table:table-cell table:formula="of:=([.B89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896]-[.F$2])^2" office:value-type="float" office:value="1.283689">
            <text:p>1.283689</text:p>
          </table:table-cell>
          <table:table-cell table:formula="of:=([.B896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97]-[.F$2])^2" office:value-type="float" office:value="0.0176889999999998">
            <text:p>0.017689</text:p>
          </table:table-cell>
          <table:table-cell table:formula="of:=([.B89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([.A898]-[.F$2])^2" office:value-type="float" office:value="17.081689">
            <text:p>17.081689</text:p>
          </table:table-cell>
          <table:table-cell table:formula="of:=([.B898]-[.G$2])^2" office:value-type="float" office:value="60.264169">
            <text:p>60.264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99]-[.F$2])^2" office:value-type="float" office:value="0.751689000000001">
            <text:p>0.751689</text:p>
          </table:table-cell>
          <table:table-cell table:formula="of:=([.B89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table:formula="of:=([.A900]-[.F$2])^2" office:value-type="float" office:value="736.199689">
            <text:p>736.199689</text:p>
          </table:table-cell>
          <table:table-cell table:formula="of:=([.B900]-[.G$2])^2" office:value-type="float" office:value="3.108169">
            <text:p>3.108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01]-[.F$2])^2" office:value-type="float" office:value="0.751689000000001">
            <text:p>0.751689</text:p>
          </table:table-cell>
          <table:table-cell table:formula="of:=([.B901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table:formula="of:=([.A902]-[.F$2])^2" office:value-type="float" office:value="328.805689">
            <text:p>328.805689</text:p>
          </table:table-cell>
          <table:table-cell table:formula="of:=([.B902]-[.G$2])^2" office:value-type="float" office:value="45.738169">
            <text:p>45.738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03]-[.F$2])^2" office:value-type="float" office:value="0.751689000000001">
            <text:p>0.751689</text:p>
          </table:table-cell>
          <table:table-cell table:formula="of:=([.B903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table:formula="of:=([.A904]-[.F$2])^2" office:value-type="float" office:value="37.613689">
            <text:p>37.613689</text:p>
          </table:table-cell>
          <table:table-cell table:formula="of:=([.B904]-[.G$2])^2" office:value-type="float" office:value="280.998169">
            <text:p>280.99816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table:formula="of:=([.A905]-[.F$2])^2" office:value-type="float" office:value="199.741689">
            <text:p>199.741689</text:p>
          </table:table-cell>
          <table:table-cell table:formula="of:=([.B90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06]-[.F$2])^2" office:value-type="float" office:value="0.0176889999999998">
            <text:p>0.017689</text:p>
          </table:table-cell>
          <table:table-cell table:formula="of:=([.B90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07]-[.F$2])^2" office:value-type="float" office:value="0.0176889999999998">
            <text:p>0.017689</text:p>
          </table:table-cell>
          <table:table-cell table:formula="of:=([.B907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08]-[.F$2])^2" office:value-type="float" office:value="0.751689000000001">
            <text:p>0.751689</text:p>
          </table:table-cell>
          <table:table-cell table:formula="of:=([.B90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09]-[.F$2])^2" office:value-type="float" office:value="0.751689000000001">
            <text:p>0.751689</text:p>
          </table:table-cell>
          <table:table-cell table:formula="of:=([.B90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910]-[.F$2])^2" office:value-type="float" office:value="0.751689000000001">
            <text:p>0.751689</text:p>
          </table:table-cell>
          <table:table-cell table:formula="of:=([.B910]-[.G$2])^2" office:value-type="float" office:value="0.582169">
            <text:p>0.582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11]-[.F$2])^2" office:value-type="float" office:value="0.751689000000001">
            <text:p>0.751689</text:p>
          </table:table-cell>
          <table:table-cell table:formula="of:=([.B91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12]-[.F$2])^2" office:value-type="float" office:value="0.751689000000001">
            <text:p>0.751689</text:p>
          </table:table-cell>
          <table:table-cell table:formula="of:=([.B91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13]-[.F$2])^2" office:value-type="float" office:value="0.751689000000001">
            <text:p>0.751689</text:p>
          </table:table-cell>
          <table:table-cell table:formula="of:=([.B91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914]-[.F$2])^2" office:value-type="float" office:value="3.485689">
            <text:p>3.485689</text:p>
          </table:table-cell>
          <table:table-cell table:formula="of:=([.B914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915]-[.F$2])^2" office:value-type="float" office:value="26.347689">
            <text:p>26.347689</text:p>
          </table:table-cell>
          <table:table-cell table:formula="of:=([.B915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16]-[.F$2])^2" office:value-type="float" office:value="0.751689000000001">
            <text:p>0.751689</text:p>
          </table:table-cell>
          <table:table-cell table:formula="of:=([.B91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17]-[.F$2])^2" office:value-type="float" office:value="0.751689000000001">
            <text:p>0.751689</text:p>
          </table:table-cell>
          <table:table-cell table:formula="of:=([.B91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918]-[.F$2])^2" office:value-type="float" office:value="0.751689000000001">
            <text:p>0.751689</text:p>
          </table:table-cell>
          <table:table-cell table:formula="of:=([.B918]-[.G$2])^2" office:value-type="float" office:value="0.582169">
            <text:p>0.582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19]-[.F$2])^2" office:value-type="float" office:value="0.751689000000001">
            <text:p>0.751689</text:p>
          </table:table-cell>
          <table:table-cell table:formula="of:=([.B91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20]-[.F$2])^2" office:value-type="float" office:value="0.0176889999999998">
            <text:p>0.017689</text:p>
          </table:table-cell>
          <table:table-cell table:formula="of:=([.B920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formula="of:=([.A921]-[.F$2])^2" office:value-type="float" office:value="17.081689">
            <text:p>17.081689</text:p>
          </table:table-cell>
          <table:table-cell table:formula="of:=([.B921]-[.G$2])^2" office:value-type="float" office:value="217.946169">
            <text:p>217.94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22]-[.F$2])^2" office:value-type="float" office:value="0.0176889999999998">
            <text:p>0.017689</text:p>
          </table:table-cell>
          <table:table-cell table:formula="of:=([.B92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923]-[.F$2])^2" office:value-type="float" office:value="23.687689">
            <text:p>23.687689</text:p>
          </table:table-cell>
          <table:table-cell table:formula="of:=([.B923]-[.G$2])^2" office:value-type="float" office:value="17.952169">
            <text:p>17.952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24]-[.F$2])^2" office:value-type="float" office:value="0.751689000000001">
            <text:p>0.751689</text:p>
          </table:table-cell>
          <table:table-cell table:formula="of:=([.B92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925]-[.F$2])^2" office:value-type="float" office:value="0.0176889999999998">
            <text:p>0.017689</text:p>
          </table:table-cell>
          <table:table-cell table:formula="of:=([.B925]-[.G$2])^2" office:value-type="float" office:value="0.582169">
            <text:p>0.582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26]-[.F$2])^2" office:value-type="float" office:value="0.751689000000001">
            <text:p>0.751689</text:p>
          </table:table-cell>
          <table:table-cell table:formula="of:=([.B926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27]-[.F$2])^2" office:value-type="float" office:value="0.751689000000001">
            <text:p>0.751689</text:p>
          </table:table-cell>
          <table:table-cell table:formula="of:=([.B92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928]-[.F$2])^2" office:value-type="float" office:value="0.0176889999999998">
            <text:p>0.017689</text:p>
          </table:table-cell>
          <table:table-cell table:formula="of:=([.B928]-[.G$2])^2" office:value-type="float" office:value="33.212169">
            <text:p>33.2121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929]-[.F$2])^2" office:value-type="float" office:value="17.081689">
            <text:p>17.081689</text:p>
          </table:table-cell>
          <table:table-cell table:formula="of:=([.B929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930]-[.F$2])^2" office:value-type="float" office:value="0.0176889999999998">
            <text:p>0.017689</text:p>
          </table:table-cell>
          <table:table-cell table:formula="of:=([.B930]-[.G$2])^2" office:value-type="float" office:value="33.212169">
            <text:p>33.212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31]-[.F$2])^2" office:value-type="float" office:value="0.751689000000001">
            <text:p>0.751689</text:p>
          </table:table-cell>
          <table:table-cell table:formula="of:=([.B93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32]-[.F$2])^2" office:value-type="float" office:value="0.751689000000001">
            <text:p>0.751689</text:p>
          </table:table-cell>
          <table:table-cell table:formula="of:=([.B93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33]-[.F$2])^2" office:value-type="float" office:value="0.751689000000001">
            <text:p>0.751689</text:p>
          </table:table-cell>
          <table:table-cell table:formula="of:=([.B933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34]-[.F$2])^2" office:value-type="float" office:value="0.751689000000001">
            <text:p>0.751689</text:p>
          </table:table-cell>
          <table:table-cell table:formula="of:=([.B93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35]-[.F$2])^2" office:value-type="float" office:value="0.0176889999999998">
            <text:p>0.017689</text:p>
          </table:table-cell>
          <table:table-cell table:formula="of:=([.B93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36]-[.F$2])^2" office:value-type="float" office:value="0.751689000000001">
            <text:p>0.751689</text:p>
          </table:table-cell>
          <table:table-cell table:formula="of:=([.B93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937]-[.F$2])^2" office:value-type="float" office:value="3.485689">
            <text:p>3.485689</text:p>
          </table:table-cell>
          <table:table-cell table:formula="of:=([.B93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938]-[.F$2])^2" office:value-type="float" office:value="4.549689">
            <text:p>4.549689</text:p>
          </table:table-cell>
          <table:table-cell table:formula="of:=([.B938]-[.G$2])^2" office:value-type="float" office:value="17.952169">
            <text:p>17.952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39]-[.F$2])^2" office:value-type="float" office:value="0.0176889999999998">
            <text:p>0.017689</text:p>
          </table:table-cell>
          <table:table-cell table:formula="of:=([.B939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940]-[.F$2])^2" office:value-type="float" office:value="26.347689">
            <text:p>26.347689</text:p>
          </table:table-cell>
          <table:table-cell table:formula="of:=([.B940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41]-[.F$2])^2" office:value-type="float" office:value="0.751689000000001">
            <text:p>0.751689</text:p>
          </table:table-cell>
          <table:table-cell table:formula="of:=([.B941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942]-[.F$2])^2" office:value-type="float" office:value="3.485689">
            <text:p>3.485689</text:p>
          </table:table-cell>
          <table:table-cell table:formula="of:=([.B94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43]-[.F$2])^2" office:value-type="float" office:value="0.751689000000001">
            <text:p>0.751689</text:p>
          </table:table-cell>
          <table:table-cell table:formula="of:=([.B94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([.A944]-[.F$2])^2" office:value-type="float" office:value="50.879689">
            <text:p>50.879689</text:p>
          </table:table-cell>
          <table:table-cell table:formula="of:=([.B944]-[.G$2])^2" office:value-type="float" office:value="60.264169">
            <text:p>60.264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45]-[.F$2])^2" office:value-type="float" office:value="0.0176889999999998">
            <text:p>0.017689</text:p>
          </table:table-cell>
          <table:table-cell table:formula="of:=([.B945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formula="of:=([.A946]-[.F$2])^2" office:value-type="float" office:value="50.879689">
            <text:p>50.879689</text:p>
          </table:table-cell>
          <table:table-cell table:formula="of:=([.B946]-[.G$2])^2" office:value-type="float" office:value="352.050169">
            <text:p>352.05016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table:formula="of:=([.A947]-[.F$2])^2" office:value-type="float" office:value="199.741689">
            <text:p>199.741689</text:p>
          </table:table-cell>
          <table:table-cell table:formula="of:=([.B947]-[.G$2])^2" office:value-type="float" office:value="45.738169">
            <text:p>45.738169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formula="of:=([.A948]-[.F$2])^2" office:value-type="float" office:value="229.007689">
            <text:p>229.007689</text:p>
          </table:table-cell>
          <table:table-cell table:formula="of:=([.B948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49]-[.F$2])^2" office:value-type="float" office:value="0.751689000000001">
            <text:p>0.751689</text:p>
          </table:table-cell>
          <table:table-cell table:formula="of:=([.B949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50]-[.F$2])^2" office:value-type="float" office:value="0.0176889999999998">
            <text:p>0.017689</text:p>
          </table:table-cell>
          <table:table-cell table:formula="of:=([.B95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51]-[.F$2])^2" office:value-type="float" office:value="0.751689000000001">
            <text:p>0.751689</text:p>
          </table:table-cell>
          <table:table-cell table:formula="of:=([.B95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952]-[.F$2])^2" office:value-type="float" office:value="8.219689">
            <text:p>8.219689</text:p>
          </table:table-cell>
          <table:table-cell table:formula="of:=([.B952]-[.G$2])^2" office:value-type="float" office:value="17.952169">
            <text:p>17.95216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953]-[.F$2])^2" office:value-type="float" office:value="23.687689">
            <text:p>23.687689</text:p>
          </table:table-cell>
          <table:table-cell table:formula="of:=([.B953]-[.G$2])^2" office:value-type="float" office:value="17.952169">
            <text:p>17.952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54]-[.F$2])^2" office:value-type="float" office:value="0.751689000000001">
            <text:p>0.751689</text:p>
          </table:table-cell>
          <table:table-cell table:formula="of:=([.B95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955]-[.F$2])^2" office:value-type="float" office:value="3.485689">
            <text:p>3.485689</text:p>
          </table:table-cell>
          <table:table-cell table:formula="of:=([.B95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56]-[.F$2])^2" office:value-type="float" office:value="0.751689000000001">
            <text:p>0.751689</text:p>
          </table:table-cell>
          <table:table-cell table:formula="of:=([.B95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957]-[.F$2])^2" office:value-type="float" office:value="1.283689">
            <text:p>1.283689</text:p>
          </table:table-cell>
          <table:table-cell table:formula="of:=([.B95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958]-[.F$2])^2" office:value-type="float" office:value="8.219689">
            <text:p>8.219689</text:p>
          </table:table-cell>
          <table:table-cell table:formula="of:=([.B958]-[.G$2])^2" office:value-type="float" office:value="17.952169">
            <text:p>17.9521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959]-[.F$2])^2" office:value-type="float" office:value="8.219689">
            <text:p>8.219689</text:p>
          </table:table-cell>
          <table:table-cell table:formula="of:=([.B959]-[.G$2])^2" office:value-type="float" office:value="17.952169">
            <text:p>17.952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60]-[.F$2])^2" office:value-type="float" office:value="0.751689000000001">
            <text:p>0.751689</text:p>
          </table:table-cell>
          <table:table-cell table:formula="of:=([.B960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61]-[.F$2])^2" office:value-type="float" office:value="0.751689000000001">
            <text:p>0.751689</text:p>
          </table:table-cell>
          <table:table-cell table:formula="of:=([.B96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62]-[.F$2])^2" office:value-type="float" office:value="0.0176889999999998">
            <text:p>0.017689</text:p>
          </table:table-cell>
          <table:table-cell table:formula="of:=([.B96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963]-[.F$2])^2" office:value-type="float" office:value="0.751689000000001">
            <text:p>0.751689</text:p>
          </table:table-cell>
          <table:table-cell table:formula="of:=([.B963]-[.G$2])^2" office:value-type="float" office:value="0.582169">
            <text:p>0.582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64]-[.F$2])^2" office:value-type="float" office:value="0.0176889999999998">
            <text:p>0.017689</text:p>
          </table:table-cell>
          <table:table-cell table:formula="of:=([.B96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965]-[.F$2])^2" office:value-type="float" office:value="1.283689">
            <text:p>1.283689</text:p>
          </table:table-cell>
          <table:table-cell table:formula="of:=([.B96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966]-[.F$2])^2" office:value-type="float" office:value="26.347689">
            <text:p>26.347689</text:p>
          </table:table-cell>
          <table:table-cell table:formula="of:=([.B966]-[.G$2])^2" office:value-type="float" office:value="45.738169">
            <text:p>45.7381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967]-[.F$2])^2" office:value-type="float" office:value="66.145689">
            <text:p>66.145689</text:p>
          </table:table-cell>
          <table:table-cell table:formula="of:=([.B96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68]-[.F$2])^2" office:value-type="float" office:value="0.751689000000001">
            <text:p>0.751689</text:p>
          </table:table-cell>
          <table:table-cell table:formula="of:=([.B96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69]-[.F$2])^2" office:value-type="float" office:value="0.751689000000001">
            <text:p>0.751689</text:p>
          </table:table-cell>
          <table:table-cell table:formula="of:=([.B96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70]-[.F$2])^2" office:value-type="float" office:value="0.751689000000001">
            <text:p>0.751689</text:p>
          </table:table-cell>
          <table:table-cell table:formula="of:=([.B970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([.A971]-[.F$2])^2" office:value-type="float" office:value="3.485689">
            <text:p>3.485689</text:p>
          </table:table-cell>
          <table:table-cell table:formula="of:=([.B971]-[.G$2])^2" office:value-type="float" office:value="17.952169">
            <text:p>17.952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72]-[.F$2])^2" office:value-type="float" office:value="0.0176889999999998">
            <text:p>0.017689</text:p>
          </table:table-cell>
          <table:table-cell table:formula="of:=([.B972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973]-[.F$2])^2" office:value-type="float" office:value="3.485689">
            <text:p>3.485689</text:p>
          </table:table-cell>
          <table:table-cell table:formula="of:=([.B97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974]-[.F$2])^2" office:value-type="float" office:value="17.081689">
            <text:p>17.081689</text:p>
          </table:table-cell>
          <table:table-cell table:formula="of:=([.B974]-[.G$2])^2" office:value-type="float" office:value="10.478169">
            <text:p>10.478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75]-[.F$2])^2" office:value-type="float" office:value="0.751689000000001">
            <text:p>0.751689</text:p>
          </table:table-cell>
          <table:table-cell table:formula="of:=([.B97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76]-[.F$2])^2" office:value-type="float" office:value="0.751689000000001">
            <text:p>0.751689</text:p>
          </table:table-cell>
          <table:table-cell table:formula="of:=([.B976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977]-[.F$2])^2" office:value-type="float" office:value="3.485689">
            <text:p>3.485689</text:p>
          </table:table-cell>
          <table:table-cell table:formula="of:=([.B97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78]-[.F$2])^2" office:value-type="float" office:value="0.751689000000001">
            <text:p>0.751689</text:p>
          </table:table-cell>
          <table:table-cell table:formula="of:=([.B978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79]-[.F$2])^2" office:value-type="float" office:value="0.751689000000001">
            <text:p>0.751689</text:p>
          </table:table-cell>
          <table:table-cell table:formula="of:=([.B97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80]-[.F$2])^2" office:value-type="float" office:value="8.219689">
            <text:p>8.219689</text:p>
          </table:table-cell>
          <table:table-cell table:formula="of:=([.B980]-[.G$2])^2" office:value-type="float" office:value="10.478169">
            <text:p>10.47816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formula="of:=([.A981]-[.F$2])^2" office:value-type="float" office:value="37.613689">
            <text:p>37.613689</text:p>
          </table:table-cell>
          <table:table-cell table:formula="of:=([.B981]-[.G$2])^2" office:value-type="float" office:value="10.478169">
            <text:p>10.478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82]-[.F$2])^2" office:value-type="float" office:value="0.751689000000001">
            <text:p>0.751689</text:p>
          </table:table-cell>
          <table:table-cell table:formula="of:=([.B982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83]-[.F$2])^2" office:value-type="float" office:value="0.0176889999999998">
            <text:p>0.017689</text:p>
          </table:table-cell>
          <table:table-cell table:formula="of:=([.B983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84]-[.F$2])^2" office:value-type="float" office:value="0.0176889999999998">
            <text:p>0.017689</text:p>
          </table:table-cell>
          <table:table-cell table:formula="of:=([.B98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85]-[.F$2])^2" office:value-type="float" office:value="0.0176889999999998">
            <text:p>0.017689</text:p>
          </table:table-cell>
          <table:table-cell table:formula="of:=([.B98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([.A986]-[.F$2])^2" office:value-type="float" office:value="3.485689">
            <text:p>3.485689</text:p>
          </table:table-cell>
          <table:table-cell table:formula="of:=([.B986]-[.G$2])^2" office:value-type="float" office:value="17.952169">
            <text:p>17.95216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87]-[.F$2])^2" office:value-type="float" office:value="0.0176889999999998">
            <text:p>0.017689</text:p>
          </table:table-cell>
          <table:table-cell table:formula="of:=([.B98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88]-[.F$2])^2" office:value-type="float" office:value="0.751689000000001">
            <text:p>0.751689</text:p>
          </table:table-cell>
          <table:table-cell table:formula="of:=([.B988]-[.G$2])^2" office:value-type="float" office:value="0.056169">
            <text:p>0.056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989]-[.F$2])^2" office:value-type="float" office:value="3.485689">
            <text:p>3.485689</text:p>
          </table:table-cell>
          <table:table-cell table:formula="of:=([.B98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990]-[.F$2])^2" office:value-type="float" office:value="37.613689">
            <text:p>37.613689</text:p>
          </table:table-cell>
          <table:table-cell table:formula="of:=([.B990]-[.G$2])^2" office:value-type="float" office:value="33.212169">
            <text:p>33.212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91]-[.F$2])^2" office:value-type="float" office:value="0.751689000000001">
            <text:p>0.751689</text:p>
          </table:table-cell>
          <table:table-cell table:formula="of:=([.B991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992]-[.F$2])^2" office:value-type="float" office:value="0.751689000000001">
            <text:p>0.751689</text:p>
          </table:table-cell>
          <table:table-cell table:formula="of:=([.B992]-[.G$2])^2" office:value-type="float" office:value="7.634169">
            <text:p>7.634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993]-[.F$2])^2" office:value-type="float" office:value="3.485689">
            <text:p>3.485689</text:p>
          </table:table-cell>
          <table:table-cell table:formula="of:=([.B993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94]-[.F$2])^2" office:value-type="float" office:value="0.751689000000001">
            <text:p>0.751689</text:p>
          </table:table-cell>
          <table:table-cell table:formula="of:=([.B994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95]-[.F$2])^2" office:value-type="float" office:value="0.751689000000001">
            <text:p>0.751689</text:p>
          </table:table-cell>
          <table:table-cell table:formula="of:=([.B995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96]-[.F$2])^2" office:value-type="float" office:value="0.751689000000001">
            <text:p>0.751689</text:p>
          </table:table-cell>
          <table:table-cell table:formula="of:=([.B996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997]-[.F$2])^2" office:value-type="float" office:value="3.485689">
            <text:p>3.485689</text:p>
          </table:table-cell>
          <table:table-cell table:formula="of:=([.B997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998]-[.F$2])^2" office:value-type="float" office:value="9.81568899999999">
            <text:p>9.815689</text:p>
          </table:table-cell>
          <table:table-cell table:formula="of:=([.B998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([.A999]-[.F$2])^2" office:value-type="float" office:value="102.677689">
            <text:p>102.677689</text:p>
          </table:table-cell>
          <table:table-cell table:formula="of:=([.B999]-[.G$2])^2" office:value-type="float" office:value="1.530169">
            <text:p>1.53016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000]-[.F$2])^2" office:value-type="float" office:value="0.751689000000001">
            <text:p>0.751689</text:p>
          </table:table-cell>
          <table:table-cell table:formula="of:=([.B1000]-[.G$2])^2" office:value-type="float" office:value="1.530169">
            <text:p>1.530169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01/16/2012</text:date>, <text:time>12:5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6T12:55:51</dc:date>
    <meta:document-statistic meta:table-count="1" meta:cell-count="4004" meta:object-count="0"/>
    <meta:generator>LibreOffice/3.4$Linux LibreOffice_project/340m1$Build-1206</meta:generator>
  </office:meta>
</office:document-meta>
</file>